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1.9154in"/>
    </style:style>
    <style:style style:name="co8" style:family="table-column">
      <style:table-column-properties fo:break-before="auto" style:column-width="3.9874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5492in"/>
    </style:style>
    <style:style style:name="co13" style:family="table-column">
      <style:table-column-properties fo:break-before="auto" style:column-width="1.6898in"/>
    </style:style>
    <style:style style:name="co14" style:family="table-column">
      <style:table-column-properties fo:break-before="auto" style:column-width="2.0445in"/>
    </style:style>
    <style:style style:name="co15" style:family="table-column">
      <style:table-column-properties fo:break-before="auto" style:column-width="2.0661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4311in"/>
    </style:style>
    <style:style style:name="co19" style:family="table-column">
      <style:table-column-properties fo:break-before="auto" style:column-width="1.8937in"/>
    </style:style>
    <style:style style:name="co20" style:family="table-column">
      <style:table-column-properties fo:break-before="auto" style:column-width="2.4752in"/>
    </style:style>
    <style:style style:name="co21" style:family="table-column">
      <style:table-column-properties fo:break-before="auto" style:column-width="2.378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85in"/>
    </style:style>
    <style:style style:name="co24" style:family="table-column">
      <style:table-column-properties fo:break-before="auto" style:column-width="0.6992in"/>
    </style:style>
    <style:style style:name="co25" style:family="table-column">
      <style:table-column-properties fo:break-before="auto" style:column-width="1.4138in"/>
    </style:style>
    <style:style style:name="co26" style:family="table-column">
      <style:table-column-properties fo:break-before="auto" style:column-width="1.8189in"/>
    </style:style>
    <style:style style:name="co27" style:family="table-column">
      <style:table-column-properties fo:break-before="auto" style:column-width="1.9583in"/>
    </style:style>
    <style:style style:name="co28" style:family="table-column">
      <style:table-column-properties fo:break-before="auto" style:column-width="2.0752in"/>
    </style:style>
    <style:style style:name="co29" style:family="table-column">
      <style:table-column-properties fo:break-before="auto" style:column-width="1.8291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9283in"/>
    </style:style>
    <style:style style:name="co32" style:family="table-column">
      <style:table-column-properties fo:break-before="auto" style:column-width="1.4201in"/>
    </style:style>
    <style:style style:name="co33" style:family="table-column">
      <style:table-column-properties fo:break-before="auto" style:column-width="0.7744in"/>
    </style:style>
    <style:style style:name="co34" style:family="table-column">
      <style:table-column-properties fo:break-before="auto" style:column-width="1.4744in"/>
    </style:style>
    <style:style style:name="co35" style:family="table-column">
      <style:table-column-properties fo:break-before="auto" style:column-width="1.8402in"/>
    </style:style>
    <style:style style:name="co36" style:family="table-column">
      <style:table-column-properties fo:break-before="auto" style:column-width="1.9693in"/>
    </style:style>
    <style:style style:name="co37" style:family="table-column">
      <style:table-column-properties fo:break-before="auto" style:column-width="0.8071in"/>
    </style:style>
    <style:style style:name="co38" style:family="table-column">
      <style:table-column-properties fo:break-before="auto" style:column-width="0.9252in"/>
    </style:style>
    <style:style style:name="co39" style:family="table-column">
      <style:table-column-properties fo:break-before="auto" style:column-width="0.8929in"/>
    </style:style>
    <style:style style:name="co40" style:family="table-column">
      <style:table-column-properties fo:break-before="auto" style:column-width="1.0008in"/>
    </style:style>
    <style:style style:name="co41" style:family="table-column">
      <style:table-column-properties fo:break-before="auto" style:column-width="1.6252in"/>
    </style:style>
    <style:style style:name="co42" style:family="table-column">
      <style:table-column-properties fo:break-before="auto" style:column-width="2.0126in"/>
    </style:style>
    <style:style style:name="co43" style:family="table-column">
      <style:table-column-properties fo:break-before="auto" style:column-width="2.0346in"/>
    </style:style>
    <style:style style:name="co44" style:family="table-column">
      <style:table-column-properties fo:break-before="auto" style:column-width="0.7425in"/>
    </style:style>
    <style:style style:name="co45" style:family="table-column">
      <style:table-column-properties fo:break-before="auto" style:column-width="0.5917in"/>
    </style:style>
    <style:style style:name="co46" style:family="table-column">
      <style:table-column-properties fo:break-before="auto" style:column-width="0.7311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1.8075in"/>
    </style:style>
    <style:style style:name="co49" style:family="table-column">
      <style:table-column-properties fo:break-before="auto" style:column-width="1.8618in"/>
    </style:style>
    <style:style style:name="co50" style:family="table-column">
      <style:table-column-properties fo:break-before="auto" style:column-width="1.8898in"/>
    </style:style>
    <style:style style:name="co51" style:family="table-column">
      <style:table-column-properties fo:break-before="auto" style:column-width="0.7638in"/>
    </style:style>
    <style:style style:name="co52" style:family="table-column">
      <style:table-column-properties fo:break-before="auto" style:column-width="0.961in"/>
    </style:style>
    <style:style style:name="co53" style:family="table-column">
      <style:table-column-properties fo:break-before="auto" style:column-width="0.678in"/>
    </style:style>
    <style:style style:name="co54" style:family="table-column">
      <style:table-column-properties fo:break-before="auto" style:column-width="0.7098in"/>
    </style:style>
    <style:style style:name="co55" style:family="table-column">
      <style:table-column-properties fo:break-before="auto" style:column-width="1.2264in"/>
    </style:style>
    <style:style style:name="co56" style:family="table-column">
      <style:table-column-properties fo:break-before="auto" style:column-width="1.7583in"/>
    </style:style>
    <style:style style:name="co57" style:family="table-column">
      <style:table-column-properties fo:break-before="auto" style:column-width="2.1091in"/>
    </style:style>
    <style:style style:name="co58" style:family="table-column">
      <style:table-column-properties fo:break-before="auto" style:column-width="2.228in"/>
    </style:style>
    <style:style style:name="co59" style:family="table-column">
      <style:table-column-properties fo:break-before="auto" style:column-width="2.0984in"/>
    </style:style>
    <style:style style:name="co60" style:family="table-column">
      <style:table-column-properties fo:break-before="auto" style:column-width="1.4528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6929in"/>
    </style:style>
    <style:style style:name="co63" style:family="table-column">
      <style:table-column-properties fo:break-before="auto" style:column-width="1.8835in"/>
    </style:style>
    <style:style style:name="co64" style:family="table-column">
      <style:table-column-properties fo:break-before="auto" style:column-width="2.4102in"/>
    </style:style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0.917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1.1811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1.0154in" fo:break-before="auto" style:use-optimal-row-height="true"/>
    </style:style>
    <style:style style:name="ro17" style:family="table-row">
      <style:table-row-properties style:row-height="1.6783in" fo:break-before="auto" style:use-optimal-row-height="true"/>
    </style:style>
    <style:style style:name="ro18" style:family="table-row">
      <style:table-row-properties style:row-height="0.8492in" fo:break-before="auto" style:use-optimal-row-height="true"/>
    </style:style>
    <style:style style:name="ro19" style:family="table-row">
      <style:table-row-properties style:row-height="1.5134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1.3472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1.4091in" fo:break-before="auto" style:use-optimal-row-height="false"/>
    </style:style>
    <style:style style:name="ro24" style:family="table-row">
      <style:table-row-properties style:row-height="0.8492in" fo:break-before="auto" style:use-optimal-row-height="false"/>
    </style:style>
    <style:style style:name="ro25" style:family="table-row">
      <style:table-row-properties style:row-height="1.3055in" fo:break-before="auto" style:use-optimal-row-height="false"/>
    </style:style>
    <style:style style:name="ro26" style:family="table-row">
      <style:table-row-properties style:row-height="1.0154in" fo:break-before="auto" style:use-optimal-row-height="false"/>
    </style:style>
    <style:style style:name="ro27" style:family="table-row">
      <style:table-row-properties style:row-height="0.5181in" fo:break-before="auto" style:use-optimal-row-height="false"/>
    </style:style>
    <style:style style:name="ro28" style:family="table-row">
      <style:table-row-properties style:row-height="1.1811in" fo:break-before="auto" style:use-optimal-row-height="false"/>
    </style:style>
    <style:style style:name="ro29" style:family="table-row">
      <style:table-row-properties style:row-height="0.8598in" fo:break-before="auto" style:use-optimal-row-height="false"/>
    </style:style>
    <style:style style:name="ro30" style:family="table-row">
      <style:table-row-properties style:row-height="0.9118in" fo:break-before="auto" style:use-optimal-row-height="false"/>
    </style:style>
    <style:style style:name="ro31" style:family="table-row">
      <style:table-row-properties style:row-height="1.1602in" fo:break-before="auto" style:use-optimal-row-height="false"/>
    </style:style>
    <style:style style:name="ro32" style:family="table-row">
      <style:table-row-properties style:row-height="0.6839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0571in" fo:break-before="auto" style:use-optimal-row-height="false"/>
    </style:style>
    <style:style style:name="ro35" style:family="table-row">
      <style:table-row-properties style:row-height="0.8083in" fo:break-before="auto" style:use-optimal-row-height="false"/>
    </style:style>
    <style:style style:name="ro36" style:family="table-row">
      <style:table-row-properties style:row-height="1.0047in" fo:break-before="auto" style:use-optimal-row-height="false"/>
    </style:style>
    <style:style style:name="ro37" style:family="table-row">
      <style:table-row-properties style:row-height="1.0984in" fo:break-before="auto" style:use-optimal-row-height="false"/>
    </style:style>
    <style:style style:name="ro38" style:family="table-row">
      <style:table-row-properties style:row-height="0.9429in" fo:break-before="auto" style:use-optimal-row-height="false"/>
    </style:style>
    <style:style style:name="ro39" style:family="table-row">
      <style:table-row-properties style:row-height="0.9736in" fo:break-before="auto" style:use-optimal-row-height="false"/>
    </style:style>
    <style:style style:name="ro40" style:family="table-row">
      <style:table-row-properties style:row-height="0.7772in" fo:break-before="auto" style:use-optimal-row-height="false"/>
    </style:style>
    <style:style style:name="ro41" style:family="table-row">
      <style:table-row-properties style:row-height="0.9535in" fo:break-before="auto" style:use-optimal-row-height="false"/>
    </style:style>
    <style:style style:name="ro42" style:family="table-row">
      <style:table-row-properties style:row-height="0.7457in" fo:break-before="auto" style:use-optimal-row-height="false"/>
    </style:style>
    <style:style style:name="ro43" style:family="table-row">
      <style:table-row-properties style:row-height="3.5028in" fo:break-before="auto" style:use-optimal-row-height="true"/>
    </style:style>
    <style:style style:name="ro44" style:family="table-row">
      <style:table-row-properties style:row-height="0.6937in" fo:break-before="auto" style:use-optimal-row-height="false"/>
    </style:style>
    <style:style style:name="ro45" style:family="table-row">
      <style:table-row-properties style:row-height="2.3425in" fo:break-before="auto" style:use-optimal-row-height="true"/>
    </style:style>
    <style:style style:name="ro46" style:family="table-row">
      <style:table-row-properties style:row-height="0.798in" fo:break-before="auto" style:use-optimal-row-height="false"/>
    </style:style>
    <style:style style:name="ro47" style:family="table-row">
      <style:table-row-properties style:row-height="2.0102in" fo:break-before="auto" style:use-optimal-row-height="true"/>
    </style:style>
    <style:style style:name="ro48" style:family="table-row">
      <style:table-row-properties style:row-height="1.3472in" fo:break-before="auto" style:use-optimal-row-height="false"/>
    </style:style>
    <style:style style:name="ro49" style:family="table-row">
      <style:table-row-properties style:row-height="1.0362in" fo:break-before="auto" style:use-optimal-row-height="false"/>
    </style:style>
    <style:style style:name="ro50" style:family="table-row">
      <style:table-row-properties style:row-height="0.5075in" fo:break-before="auto" style:use-optimal-row-height="false"/>
    </style:style>
    <style:style style:name="ro51" style:family="table-row">
      <style:table-row-properties style:row-height="0.539in" fo:break-before="auto" style:use-optimal-row-height="false"/>
    </style:style>
    <style:style style:name="ro52" style:family="table-row">
      <style:table-row-properties style:row-height="1.0256in" fo:break-before="auto" style:use-optimal-row-height="false"/>
    </style:style>
    <style:style style:name="ro53" style:family="table-row">
      <style:table-row-properties style:row-height="0.7146in" fo:break-before="auto" style:use-optimal-row-height="false"/>
    </style:style>
    <style:style style:name="ro54" style:family="table-row">
      <style:table-row-properties style:row-height="1.2638in" fo:break-before="auto" style:use-optimal-row-height="false"/>
    </style:style>
    <style:style style:name="ro55" style:family="table-row">
      <style:table-row-properties style:row-height="0.6217in" fo:break-before="auto" style:use-optimal-row-height="false"/>
    </style:style>
    <style:style style:name="ro56" style:family="table-row">
      <style:table-row-properties style:row-height="0.3311in" fo:break-before="auto" style:use-optimal-row-height="false"/>
    </style:style>
    <style:style style:name="ro57" style:family="table-row">
      <style:table-row-properties style:row-height="0.8807in" fo:break-before="auto" style:use-optimal-row-height="false"/>
    </style:style>
    <style:style style:name="ro58" style:family="table-row">
      <style:table-row-properties style:row-height="2.1764in" fo:break-before="auto" style:use-optimal-row-height="true"/>
    </style:style>
    <style:style style:name="ro59" style:family="table-row">
      <style:table-row-properties style:row-height="0.9016in" fo:break-before="auto" style:use-optimal-row-height="false"/>
    </style:style>
    <style:style style:name="ro60" style:family="table-row">
      <style:table-row-properties style:row-height="1.0465in" fo:break-before="auto" style:use-optimal-row-height="false"/>
    </style:style>
    <style:style style:name="ro61" style:family="table-row">
      <style:table-row-properties style:row-height="1.6992in" fo:break-before="auto" style:use-optimal-row-height="false"/>
    </style:style>
    <style:style style:name="ro62" style:family="table-row">
      <style:table-row-properties style:row-height="0.6634in" fo:break-before="auto" style:use-optimal-row-height="false"/>
    </style:style>
    <style:style style:name="ro63" style:family="table-row">
      <style:table-row-properties style:row-height="1.3882in" fo:break-before="auto" style:use-optimal-row-height="false"/>
    </style:style>
    <style:style style:name="ro64" style:family="table-row">
      <style:table-row-properties style:row-height="0.5902in" fo:break-before="auto" style:use-optimal-row-height="false"/>
    </style:style>
    <style:style style:name="ro65" style:family="table-row">
      <style:table-row-properties style:row-height="0.922in" fo:break-before="auto" style:use-optimal-row-height="false"/>
    </style:style>
    <style:style style:name="ro66" style:family="table-row">
      <style:table-row-properties style:row-height="0.4453in" fo:break-before="auto" style:use-optimal-row-height="false"/>
    </style:style>
    <style:style style:name="ro67" style:family="table-row">
      <style:table-row-properties style:row-height="1.3783in" fo:break-before="auto" style:use-optimal-row-height="false"/>
    </style:style>
    <style:style style:name="ro68" style:family="table-row">
      <style:table-row-properties style:row-height="0.2484in" fo:break-before="auto" style:use-optimal-row-height="false"/>
    </style:style>
    <style:style style:name="ro69" style:family="table-row">
      <style:table-row-properties style:row-height="0.4866in" fo:break-before="auto" style:use-optimal-row-height="false"/>
    </style:style>
    <style:style style:name="ro70" style:family="table-row">
      <style:table-row-properties style:row-height="0.5492in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Banner_5f_Footer">
      <style:table-properties table:display="true" style:writing-mode="lr-tb"/>
    </style:style>
    <style:style style:name="ta5" style:family="table" style:master-page-name="PageStyle_5f_Search">
      <style:table-properties table:display="true" style:writing-mode="lr-tb"/>
    </style:style>
    <style:style style:name="ta6" style:family="table" style:master-page-name="PageStyle_5f_Edit_5f_Mode">
      <style:table-properties table:display="true" style:writing-mode="lr-tb"/>
    </style:style>
    <style:style style:name="ta7" style:family="table" style:master-page-name="PageStyle_5f_Summary_5f_Repor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order="0.0008in solid #000000"/>
    </style:style>
    <style:style style:name="ce2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6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71" style:family="table-cell" style:parent-style-name="Default">
      <style:table-cell-properties fo:wrap-option="wrap" fo:border="0.0008in solid #000000"/>
      <style:text-properties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7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language-complex="en" style:country-complex="US" style:text-emphasize="none" style:font-relief="none"/>
    </style:style>
    <style:style style:name="ce100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2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ext-properties fo:color="#000000"/>
    </style:style>
    <style:style style:name="ce12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order="0.0008in solid #000000"/>
      <style:text-properties fo:color="#000000"/>
    </style:style>
    <style:style style:name="ce15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ext-properties fo:color="#000000" fo:font-weight="normal" style:font-weight-asian="normal" style:font-weight-complex="normal"/>
    </style:style>
    <style:style style:name="ce15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163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164" style:family="table-cell" style:parent-style-name="Default">
      <style:table-cell-properties fo:background-color="transparent"/>
      <style:text-properties fo:color="#000000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166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fo:background-color="#ffffcc"/>
      <style:text-properties fo:color="#000000"/>
    </style:style>
    <style:style style:name="ce17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7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3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194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1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9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3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1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17" style:family="table-cell" style:parent-style-name="Default">
      <style:table-cell-properties fo:wrap-option="wrap" fo:border="0.0008in solid #000000"/>
      <style:text-properties fo:font-weight="normal"/>
    </style:style>
    <style:style style:name="ce21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20" style:family="table-cell" style:parent-style-name="Default">
      <style:table-cell-properties fo:wrap-option="wrap"/>
    </style:style>
    <style:style style:name="ce221" style:family="table-cell" style:parent-style-name="Default">
      <style:table-cell-properties fo:wrap-option="wrap" style:vertical-align="top"/>
    </style:style>
    <style:style style:name="ce2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ext-properties fo:font-size="10pt" style:font-size-asian="10pt" style:font-size-complex="10pt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style:font-name-asian="Lucida Sans Unicode" style:font-name-complex="Arial1"/>
    </style:style>
    <style:style style:name="T5" style:family="text">
      <style:text-properties fo:font-weight="normal"/>
    </style:style>
    <style:style style:name="T6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7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font-name-asian="Lucida Sans Unicode" style:font-name-complex="Arial1"/>
    </style:style>
    <style:style style:name="T11" style:family="text">
      <style:text-properties fo:font-weight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  <style:style style:name="T33" style:family="text">
      <style:text-properties fo:color="#ffffff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ooc:cell-content-is-in-list(&quot;Yes&quot;;&quot;No&quot;;&quot;Add new&quot;;&quot;Remove&quot;)" table:allow-empty-cell="true" table:display-list="unsorted" table:base-cell-address="Banner_Footer.K7"/>
        <table:content-validation table:name="val2" table:condition="oooc:cell-content-is-in-list(&quot;Yes&quot;;&quot;No&quot;;&quot;Add new&quot;;&quot;Remove&quot;)" table:allow-empty-cell="true" table:display-list="unsorted" table:base-cell-address="Search.K7"/>
        <table:content-validation table:name="val3" table:condition="oooc:cell-content-is-in-list(&quot;Yes&quot;;&quot;No&quot;;&quot;Add new&quot;;&quot;Remove&quot;)" table:allow-empty-cell="true" table:display-list="unsorted" table:base-cell-address="Newsletter.K7"/>
        <table:content-validation table:name="val4" table:condition="oooc:cell-content-is-in-list(&quot;Yes&quot;;&quot;No&quot;;&quot;Add new&quot;;&quot;Remove&quot;)" table:allow-empty-cell="true" table:display-list="unsorted" table:base-cell-address="Categories.K7"/>
      </table:content-validations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9"/>
        <table:table-column table:style-name="co4" table:default-cell-style-name="ce24"/>
        <table:table-column table:style-name="co5" table:default-cell-style-name="ce26"/>
        <table:table-column table:style-name="co6" table:default-cell-style-name="ce27"/>
        <table:table-column table:style-name="co3" table:default-cell-style-name="ce24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0.4406in" table:end-y="0.1724in" draw:z-index="0" draw:name="Graphics 1" draw:style-name="gr1" draw:text-style-name="P1" svg:width="2.7366in" svg:height="1.1445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6" office:value-type="string">
            <text:p>WCM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 3.5</text:p>
          </table:table-cell>
          <table:table-cell table:style-name="ce12"/>
          <table:table-cell table:style-name="ce14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 04-Oct-2010</text:p>
          </table:table-cell>
          <table:table-cell table:style-name="ce13"/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4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Default" office:value-type="string">
            <text:p>Web Content Management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5" office:value-type="string">
            <text:p>WCM</text:p>
          </table:table-cell>
          <table:table-cell table:style-name="ce1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5" table:number-columns-repeated="2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ooc:=SUM([Single_Content_Viewer.C4:Categories.C4])" office:value-type="float" office:value="247">
            <text:p>247</text:p>
          </table:table-cell>
          <table:table-cell table:style-name="Default" table:number-columns-repeated="3"/>
          <table:table-cell table:style-name="ce2"/>
          <table:table-cell table:number-columns-repeated="249"/>
        </table:table-row>
        <table:table-row table:style-name="ro1">
          <table:table-cell table:style-name="ce2"/>
          <table:table-cell table:style-name="ce7"/>
          <table:table-cell table:style-name="ce17" table:number-columns-repeated="3"/>
          <table:table-cell table:style-name="ce2" table:number-columns-repeated="2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 table:number-columns-repeated="5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21"/>
          <table:table-cell table:style-name="ce25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21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0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21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21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22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21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22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22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22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22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27" office:value-type="string">
            <text:p>Minh.Nguyen</text:p>
          </table:table-cell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3"/>
          <table:table-cell table:style-name="ce10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22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7">
          <table:table-cell table:style-name="ce3"/>
          <table:table-cell table:style-name="ce10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22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0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22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8">
          <table:table-cell table:style-name="ce1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23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23" table:number-columns-repeated="2"/>
          <table:table-cell table:number-columns-repeated="248"/>
        </table:table-row>
        <table:table-row table:style-name="ro5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24" office:value-type="string">
            <text:p>Add priorities for cases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24" office:value-type="string">
            <text:p>Update Single Contet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24" office:value-type="string">
            <text:p>Update Categories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24" office:value-type="string">
            <text:p>Update Form Generato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24" office:value-type="string">
            <text:p>Update new ID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24" office:value-type="string">
            <text:p>Update Single Conten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24" office:value-type="string">
            <text:p>Update Content List Viewer sheet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24" office:value-type="string">
            <text:p>Update Related Function</text:p>
          </table:table-cell>
          <table:table-cell table:style-name="ce24" office:value-type="string">
            <text:p>Hanh.Ly</text:p>
          </table:table-cell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ce36"/>
        <table:table-column table:style-name="co8" table:default-cell-style-name="ce62"/>
        <table:table-column table:style-name="co9" table:default-cell-style-name="ce77"/>
        <table:table-column table:style-name="co10" table:default-cell-style-name="ce77"/>
        <table:table-column table:style-name="co3" table:number-columns-repeated="251" table:default-cell-style-name="ce75"/>
        <table:table-row table:style-name="ro11">
          <table:table-cell table:style-name="ce33" office:value-type="string" table:number-columns-spanned="4" table:number-rows-spanned="1">
            <text:p>Web Content Management Check List</text:p>
            <text:p><text:span text:style-name="T3">Based on Product built version:</text:span></text:p>
          </table:table-cell>
          <table:covered-table-cell table:number-columns-repeated="3" table:style-name="ce33"/>
          <table:table-cell table:number-columns-repeated="251"/>
        </table:table-row>
        <table:table-row table:style-name="ro5">
          <table:table-cell table:style-name="ce33" office:value-type="string">
            <text:p>Id</text:p>
          </table:table-cell>
          <table:table-cell table:style-name="ce33" office:value-type="string">
            <text:p>Main cases</text:p>
          </table:table-cell>
          <table:table-cell table:style-name="ce33" office:value-type="string">
            <text:p>Note</text:p>
          </table:table-cell>
          <table:table-cell table:style-name="ce33" office:value-type="string">
            <text:p>Priority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42"/>
          <table:covered-table-cell table:number-columns-repeated="2" table:style-name="ce76"/>
          <table:table-cell table:number-columns-repeated="251"/>
        </table:table-row>
        <table:table-row table:style-name="ro6">
          <table:table-cell table:style-name="ce35" office:value-type="string">
            <text:p>FNC_ECMS_WCM_SCV_01.001</text:p>
          </table:table-cell>
          <table:table-cell table:style-name="ce43" office:value-type="string">
            <text:p>Create new SCV page using existing docum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2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3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4</text:p>
          </table:table-cell>
          <table:table-cell table:style-name="ce44" office:value-type="string">
            <text:p>Filter document/web content/media file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5</text:p>
          </table:table-cell>
          <table:table-cell table:style-name="ce43" office:value-type="string">
            <text:p>Search by name of content to add content for SCV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6</text:p>
          </table:table-cell>
          <table:table-cell table:style-name="ce45" office:value-type="string">
            <text:p>Search by name <text:s/>with blank keywor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7</text:p>
          </table:table-cell>
          <table:table-cell table:style-name="ce46" office:value-type="string">
            <text:p>Search a word or phrase in content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8</text:p>
          </table:table-cell>
          <table:table-cell table:style-name="ce46" office:value-type="string">
            <text:p>Search a word or </text:p>
            <text:p>phrase in content with blank keyword</text:p>
          </table:table-cell>
          <table:table-cell table:style-name="ce76"/>
          <table:table-cell table:style-name="Default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09</text:p>
          </table:table-cell>
          <table:table-cell table:style-name="ce46" office:value-type="string">
            <text:p>Search by date in content in case choose [From] field less than [To] field when select content to add for SCV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0</text:p>
          </table:table-cell>
          <table:table-cell table:style-name="ce46" office:value-type="string">
            <text:p>Search by date in content in case choose [From] field greater than [To] fiel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1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2</text:p>
          </table:table-cell>
          <table:table-cell table:style-name="ce43" office:value-type="string">
            <text:p>Search by date in content in case choose only [To date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3</text:p>
          </table:table-cell>
          <table:table-cell table:style-name="ce43" office:value-type="string">
            <text:p>Search by date in content in case choose only [from] field 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4</text:p>
          </table:table-cell>
          <table:table-cell table:style-name="ce48" office:value-type="string">
            <text:p>Check Search Node <text:s/>type in content when select existed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4">
          <table:table-cell office:value-type="string">
            <text:p>FNC_ECMS_WCM_SCV_01.015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6</text:p>
          </table:table-cell>
          <table:table-cell table:style-name="ce45" office:value-type="string">
            <text:p>Preview web content after do search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1.017</text:p>
          </table:table-cell>
          <table:table-cell table:style-name="ce43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173in" svg:height="0.05in" svg:x="0.2976in" svg:y="0.115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CV_02.001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2</text:p>
          </table:table-cell>
          <table:table-cell table:style-name="ce49" office:value-type="string">
            <text:p>Setting for SCV page when 'Show title' check-box is not checked</text:p>
          </table:table-cell>
          <table:table-cell table:style-name="ce76"/>
          <table:table-cell table:style-name="ce78"/>
          <table:table-cell table:number-columns-repeated="251"/>
        </table:table-row>
        <table:table-row table:style-name="ro6">
          <table:table-cell office:value-type="string">
            <text:p>FNC_ECMS_WCM_SCV_02.003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4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5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6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CV_02.007</text:p>
          </table:table-cell>
          <table:table-cell table:style-name="ce49" office:value-type="string">
            <text:p>Setting for SCV page to print document/web content</text:p>
          </table:table-cell>
          <table:table-cell table:style-name="ce76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CV_03.001</text:p>
          </table:table-cell>
          <table:table-cell table:style-name="ce49" office:value-type="string">
            <text:p>Edit content of SCV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SCV_03.002</text:p>
          </table:table-cell>
          <table:table-cell table:style-name="ce49" office:value-type="string">
            <text:p>Open form to setting page</text:p>
          </table:table-cell>
          <table:table-cell table:style-name="ce76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 table:number-columns-spanned="4" table:number-rows-spanned="1">
            <text:p>Content List viewer: Create, edit and view web content, View document.</text:p>
          </table:table-cell>
          <table:covered-table-cell table:style-name="ce42"/>
          <table:covered-table-cell table:number-columns-repeated="2" table:style-name="ce76"/>
          <table:table-cell table:number-columns-repeated="251"/>
        </table:table-row>
        <table:table-row table:style-name="ro6">
          <table:table-cell office:value-type="string">
            <text:p>FNC_ECMS_WCM_CLV_01.001</text:p>
          </table:table-cell>
          <table:table-cell table:style-name="ce45" office:value-type="string">
            <text:p>Create new CLV page by using folder mode in case the folder is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1.002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2.001</text:p>
          </table:table-cell>
          <table:table-cell table:style-name="ce50" office:value-type="string">
            <text:p>Create new CLV page by select directly contents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2</text:p>
          </table:table-cell>
          <table:table-cell table:style-name="ce50" office:value-type="string">
            <text:p>Delete content after choosing directly document or web content to view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3</text:p>
          </table:table-cell>
          <table:table-cell table:style-name="ce49" office:value-type="string">
            <text:p>Search by name of content when select existing content to create page 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4</text:p>
          </table:table-cell>
          <table:table-cell table:style-name="ce45" office:value-type="string">
            <text:p>Search by name <text:s/>with blank keyword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5</text:p>
          </table:table-cell>
          <table:table-cell table:style-name="ce46" office:value-type="string">
            <text:p>Search a word or phrase in content</text:p>
          </table:table-cell>
          <table:table-cell table:style-name="ce24"/>
          <table:table-cell table:style-name="ce78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6</text:p>
          </table:table-cell>
          <table:table-cell table:style-name="ce47" office:value-type="string">
            <text:p>Search by date in content in case choose [From] field less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7</text:p>
          </table:table-cell>
          <table:table-cell table:style-name="ce47" office:value-type="string">
            <text:p>Search by date in content in case choose [From] field greater than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2.008</text:p>
          </table:table-cell>
          <table:table-cell table:style-name="ce47" office:value-type="string">
            <text:p>Search by date in content in case choose [From] field greater than current by date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09</text:p>
          </table:table-cell>
          <table:table-cell table:style-name="ce43" office:value-type="string">
            <text:p>Search by date in content in case choose only [To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0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1</text:p>
          </table:table-cell>
          <table:table-cell table:style-name="ce48" office:value-type="string">
            <text:p>Search Node <text:s/>type in content when select existed content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2</text:p>
          </table:table-cell>
          <table:table-cell table:style-name="ce45" office:value-type="string">
            <text:p>Search a node using properties when do not select any property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3</text:p>
          </table:table-cell>
          <table:table-cell table:style-name="ce45" office:value-type="string">
            <text:p>Preview web content after do search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2.014</text:p>
          </table:table-cell>
          <table:table-cell table:style-name="ce43" office:value-type="string">
            <text:p>Check select existed document/media to add on Single content viewer</text:p>
          </table:table-cell>
          <table:table-cell table:style-name="ce24"/>
          <table:table-cell table:style-name="ce78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3.001</text:p>
          </table:table-cell>
          <table:table-cell table:style-name="ce51" office:value-type="string">
            <text:p>Check Order by date creat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2</text:p>
          </table:table-cell>
          <table:table-cell table:style-name="ce51" office:value-type="string">
            <text:p>Check Order by date modifi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3</text:p>
          </table:table-cell>
          <table:table-cell table:style-name="ce51" office:value-type="string">
            <text:p>Check Order by dat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4</text:p>
          </table:table-cell>
          <table:table-cell table:style-name="ce52" office:value-type="string">
            <text:p>Check Order by Title published When automatic was chosen defaul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5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6</text:p>
          </table:table-cell>
          <table:table-cell table:style-name="ce51" office:value-type="string">
            <text:p>Check change template to view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7</text:p>
          </table:table-cell>
          <table:table-cell table:style-name="ce51" office:value-type="string">
            <text:p>Test unchecked show imag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8</text:p>
          </table:table-cell>
          <table:table-cell table:style-name="ce51" office:value-type="string">
            <text:p>Test unchecked show summary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09</text:p>
          </table:table-cell>
          <table:table-cell table:style-name="ce51" office:value-type="string">
            <text:p>Test unchecked show header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0</text:p>
          </table:table-cell>
          <table:table-cell table:style-name="ce51" office:value-type="string">
            <text:p>Test unchecked show title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1</text:p>
          </table:table-cell>
          <table:table-cell table:style-name="ce51" office:value-type="string">
            <text:p>Test unchecked show by date created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2</text:p>
          </table:table-cell>
          <table:table-cell table:style-name="ce51" office:value-type="string">
            <text:p>Test unchecked show link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3.013</text:p>
          </table:table-cell>
          <table:table-cell table:style-name="ce51" office:value-type="string">
            <text:p>Test checked show refresh button option on content list viewer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CLV_04.001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2</text:p>
          </table:table-cell>
          <table:table-cell table:style-name="ce50" office:value-type="string">
            <text:p>Check change draft revision to live revision after edit draft revision from content list viewer 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3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4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5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CLV_04.006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7</text:p>
          </table:table-cell>
          <table:table-cell table:style-name="ce45" office:value-type="string">
            <text:p>Test to verify the layout of Pri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8</text:p>
          </table:table-cell>
          <table:table-cell table:style-name="ce45" office:value-type="string">
            <text:p>Print in case did not install printer.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09</text:p>
          </table:table-cell>
          <table:table-cell table:style-name="ce45" office:value-type="string">
            <text:p>Print in case existed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0</text:p>
          </table:table-cell>
          <table:table-cell table:style-name="ce45" office:value-type="string">
            <text:p>Print in case not exist content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1</text:p>
          </table:table-cell>
          <table:table-cell table:style-name="ce45" office:value-type="string">
            <text:p>Open form to configuration for CLV</text:p>
          </table:table-cell>
          <table:table-cell table:style-name="ce24"/>
          <table:table-cell table:style-name="ce79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2</text:p>
          </table:table-cell>
          <table:table-cell table:style-name="ce45" office:value-type="string">
            <text:p>Add new content for CLV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CLV_04.013</text:p>
          </table:table-cell>
          <table:table-cell table:style-name="ce45" office:value-type="string">
            <text:p>Manage content of CLV page</text:p>
          </table:table-cell>
          <table:table-cell table:style-name="ce24"/>
          <table:table-cell table:style-name="ce79" office:value-type="string">
            <text:p>High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Banner and Footer: edit banner, footer and homepage</text:p>
          </table:table-cell>
          <table:covered-table-cell table:number-columns-repeated="3" table:style-name="Default"/>
          <table:table-cell table:number-columns-repeated="251"/>
        </table:table-row>
        <table:table-row table:style-name="ro13">
          <table:table-cell table:style-name="ce38" office:value-type="string">
            <text:p>FNC_ECMS_WCM_BF_01.001</text:p>
          </table:table-cell>
          <table:table-cell table:style-name="ce55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2</text:p>
          </table:table-cell>
          <table:table-cell table:style-name="ce55" office:value-type="string">
            <text:p>Replace existing logo while editing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14">
          <table:table-cell table:style-name="ce39" office:value-type="string">
            <text:p>FNC_ECMS_WCM_BF_01.003</text:p>
          </table:table-cell>
          <table:table-cell table:style-name="ce55" office:value-type="string">
            <text:p>Check adding slogan on bann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4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5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6</text:p>
          </table:table-cell>
          <table:table-cell table:style-name="ce55" office:value-type="string">
            <text:p>Check edit banner by error default.css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1.007</text:p>
          </table:table-cell>
          <table:table-cell table:style-name="ce55" office:value-type="string">
            <text:p>Check edit banner by error java script(js) cod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BF_02.001</text:p>
          </table:table-cell>
          <table:table-cell table:style-name="ce55" office:value-type="string">
            <text:p>Check displaying form to edit footer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2</text:p>
          </table:table-cell>
          <table:table-cell table:style-name="ce55" office:value-type="string">
            <text:p>Check editing footer with image/text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3</text:p>
          </table:table-cell>
          <table:table-cell table:style-name="ce55" office:value-type="string">
            <text:p>Check edit footer with long text.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4</text:p>
          </table:table-cell>
          <table:table-cell table:style-name="ce55" office:value-type="string">
            <text:p>Check edit footer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2.005</text:p>
          </table:table-cell>
          <table:table-cell table:style-name="ce55" office:value-type="string">
            <text:p>Check edit footer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BF_03.001</text:p>
          </table:table-cell>
          <table:table-cell table:style-name="ce55" office:value-type="string">
            <text:p>Check display form to edit content of Home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2</text:p>
          </table:table-cell>
          <table:table-cell table:style-name="ce55" office:value-type="string">
            <text:p>Edit content of Home page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3</text:p>
          </table:table-cell>
          <table:table-cell table:style-name="ce55" office:value-type="string">
            <text:p>Check edit Homepage with invalid CS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BF_03.004</text:p>
          </table:table-cell>
          <table:table-cell table:style-name="ce55" office:value-type="string">
            <text:p>Check edit Homepage with invalid JS</text:p>
          </table:table-cell>
          <table:table-cell table:style-name="ce76"/>
          <table:table-cell table:style-name="ce76" office:value-type="string">
            <text:p>Medium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57" office:value-type="string">
            <text:p>Check restore a draft version by an obsolete version</text:p>
          </table:covered-table-cell>
          <table:covered-table-cell table:number-columns-repeated="2" table:style-name="Default"/>
          <table:table-cell table:number-columns-repeated="251"/>
        </table:table-row>
        <table:table-row table:style-name="ro6">
          <table:table-cell table:style-name="ce35" office:value-type="string">
            <text:p>FNC_ECMS_WCM_SEARCH_01.001</text:p>
          </table:table-cell>
          <table:table-cell table:style-name="ce58" office:value-type="string">
            <text:p>Search in case input no keywords for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2</text:p>
          </table:table-cell>
          <table:table-cell table:style-name="ce59" office:value-type="string">
            <text:p>Search in case search keyword does not match existing value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3</text:p>
          </table:table-cell>
          <table:table-cell table:style-name="ce58" office:value-type="string">
            <text:p>Search in case input keyword matches existing value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4</text:p>
          </table:table-cell>
          <table:table-cell table:style-name="ce58" office:value-type="string">
            <text:p>Search in case searching keyword contains special characters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5</text:p>
          </table:table-cell>
          <table:table-cell table:style-name="ce59" office:value-type="string">
            <text:p>Test Search Result in case admin user do searching</text:p>
          </table:table-cell>
          <table:table-cell table:style-name="ce76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6</text:p>
          </table:table-cell>
          <table:table-cell table:style-name="ce60" office:value-type="string">
            <text:p>Test search result without login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7</text:p>
          </table:table-cell>
          <table:table-cell table:style-name="ce61" office:value-type="string">
            <text:p>Test Search Result in case normal user do searching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8</text:p>
          </table:table-cell>
          <table:table-cell table:style-name="ce61" office:value-type="string">
            <text:p>Test display search result on one page with administrator user</text:p>
          </table:table-cell>
          <table:table-cell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09</text:p>
          </table:table-cell>
          <table:table-cell table:style-name="ce45" office:value-type="string">
            <text:p>Test display search result in case choose one site </text:p>
            <text:p>to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0</text:p>
          </table:table-cell>
          <table:table-cell table:style-name="ce45" office:value-type="string">
            <text:p>Test display search result in case checked only </text:p>
            <text:p>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1</text:p>
          </table:table-cell>
          <table:table-cell table:style-name="ce45" office:value-type="string">
            <text:p>Test display search result in case checked only page</text:p>
            <text:p><text:s/>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2</text:p>
          </table:table-cell>
          <table:table-cell table:style-name="ce45" office:value-type="string">
            <text:p>Test search result in case search by Box search.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3</text:p>
          </table:table-cell>
          <table:table-cell table:style-name="ce45" office:value-type="string">
            <text:p>Test search result in case keyword was typed by A*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4</text:p>
          </table:table-cell>
          <table:table-cell table:style-name="ce45" office:value-type="string">
            <text:p>Test display search result in case unchecked on page</text:p>
            <text:p>and document to search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5</text:p>
          </table:table-cell>
          <table:table-cell table:style-name="ce45" office:value-type="string">
            <text:p>Test view content in Search</text:p>
            <text:p><text:s/>Result in Liv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1.016</text:p>
          </table:table-cell>
          <table:table-cell table:style-name="ce54" office:value-type="string">
            <text:p>Print content of search res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2.004</text:p>
          </table:table-cell>
          <table:table-cell table:style-name="ce63" office:value-type="string">
            <text:p>Check display result when change search page layout template 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39"/>
          <table:table-cell table:style-name="ce80" office:value-type="string">
            <text:p>Medium</text:p>
          </table:table-cell>
          <table:table-cell table:number-columns-repeated="251"/>
        </table:table-row>
        <table:table-row table:style-name="ro5">
          <table:table-cell table:style-name="ce37" office:value-type="string" table:number-columns-spanned="4" table:number-rows-spanned="1">
            <text:p>Others check: Check display something</text:p>
          </table:table-cell>
          <table:covered-table-cell table:number-columns-repeated="3" table:style-name="Default"/>
          <table:table-cell table:number-columns-repeated="251"/>
        </table:table-row>
        <table:table-row table:style-name="ro6">
          <table:table-cell table:style-name="ce38" office:value-type="string">
            <text:p>FNC_ECMS_WCM_MICS_01.001</text:p>
          </table:table-cell>
          <table:table-cell table:style-name="ce64" office:value-type="string">
            <text:p><text:span text:style-name="T4">Display edit mode in case</text:span></text:p>
            <text:p><text:span text:style-name="T4"><text:s/></text:span><text:span text:style-name="T4">click [Edit mode] icon in admin toolbar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MICS_01.001</text:p>
          </table:table-cell>
          <table:table-cell table:style-name="ce42" office:value-type="string">
            <text:p>Display live mod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Newslette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5" office:value-type="string">
            <text:p>FNC_ECMS_WCM_NEWS_01.001</text:p>
          </table:table-cell>
          <table:table-cell table:style-name="ce65" office:value-type="string">
            <text:p>Subscribe <text:s/>a newsletter when put value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2</text:p>
          </table:table-cell>
          <table:table-cell table:style-name="ce65" office:value-type="string">
            <text:p>Subscribe <text:s/>a newsletter when 'User Email' field is bla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3</text:p>
          </table:table-cell>
          <table:table-cell table:style-name="ce65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4</text:p>
          </table:table-cell>
          <table:table-cell table:style-name="ce65" office:value-type="string">
            <text:p>Subscribe <text:s/>a newsletter when do not select an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5</text:p>
          </table:table-cell>
          <table:table-cell table:style-name="ce66" office:value-type="string">
            <text:p>Subscribe a newsletter email when input more than one email address in Your Email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6</text:p>
          </table:table-cell>
          <table:table-cell table:style-name="ce67" office:value-type="string">
            <text:p>Change the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7</text:p>
          </table:table-cell>
          <table:table-cell table:style-name="ce67" office:value-type="string">
            <text:p>Change the subscription from link in the confirmation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8</text:p>
          </table:table-cell>
          <table:table-cell table:style-name="ce67" office:value-type="string">
            <text:p>Not receipt emai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1.009</text:p>
          </table:table-cell>
          <table:table-cell table:style-name="ce68" office:value-type="string">
            <text:p>Subscribe <text:s/>a newsletter email address have special character (!@#$%^&amp;*()&lt;&gt;?|”)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2.001</text:p>
          </table:table-cell>
          <table:table-cell table:style-name="ce67" office:value-type="string">
            <text:p>Check create new category when put value in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2</text:p>
          </table:table-cell>
          <table:table-cell table:style-name="ce67" office:value-type="string">
            <text:p>Check create new category with blank titl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3</text:p>
          </table:table-cell>
          <table:table-cell table:style-name="ce67" office:value-type="string">
            <text:p>Check create new category with blank na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4</text:p>
          </table:table-cell>
          <table:table-cell table:style-name="ce67" office:value-type="string">
            <text:p>Check create new category without permiss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5</text:p>
          </table:table-cell>
          <table:table-cell table:style-name="ce67" office:value-type="string">
            <text:p>Check create new category have space letter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6</text:p>
          </table:table-cell>
          <table:table-cell table:style-name="ce67" office:value-type="string">
            <text:p>Check create new category have space letter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7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8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09</text:p>
          </table:table-cell>
          <table:table-cell table:style-name="ce67" office:value-type="string">
            <text:p>Create new category has the same nam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0</text:p>
          </table:table-cell>
          <table:table-cell table:style-name="ce67" office:value-type="string">
            <text:p>Create new category has the same title with existing categori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1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2</text:p>
          </table:table-cell>
          <table:table-cell table:style-name="ce67" office:value-type="string">
            <text:p>Check when select user as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3</text:p>
          </table:table-cell>
          <table:table-cell table:style-name="ce67" office:value-type="string">
            <text:p>Check when select group to be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4</text:p>
          </table:table-cell>
          <table:table-cell table:style-name="ce67" office:value-type="string">
            <text:p>Check when select multi-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5</text:p>
          </table:table-cell>
          <table:table-cell table:style-name="ce67" office:value-type="string">
            <text:p>Check removing added moderator while adding new categor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6</text:p>
          </table:table-cell>
          <table:table-cell table:style-name="ce67" office:value-type="string">
            <text:p>Edit existing categorie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7</text:p>
          </table:table-cell>
          <table:table-cell table:style-name="ce67" office:value-type="string">
            <text:p>Delete category when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2.018</text:p>
          </table:table-cell>
          <table:table-cell table:style-name="ce67" office:value-type="string">
            <text:p>Delete category when don not accept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3.001</text:p>
          </table:table-cell>
          <table:table-cell table:style-name="ce67" office:value-type="string">
            <text:p>Check create new subscription when put valid data in all required fil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2</text:p>
          </table:table-cell>
          <table:table-cell table:style-name="ce67" office:value-type="string">
            <text:p>Check create new subscription in specify category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3</text:p>
          </table:table-cell>
          <table:table-cell table:style-name="ce67" office:value-type="string">
            <text:p>Check create new subscription didn't choose category, which you wa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4</text:p>
          </table:table-cell>
          <table:table-cell table:style-name="ce67" office:value-type="string">
            <text:p>Check create new subscription with blank nam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5</text:p>
          </table:table-cell>
          <table:table-cell table:style-name="ce67" office:value-type="string">
            <text:p>Check create new subscription with blank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6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7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4</text:p>
          </table:table-cell>
          <table:table-cell table:style-name="ce69" office:value-type="string">
            <text:p>Create new letter in specify subscription when do not update sending parameter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1</text:p>
          </table:table-cell>
          <table:table-cell table:style-name="ce70" office:value-type="string">
            <text:p>Edit an existing letter which has draf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4</text:p>
          </table:table-cell>
          <table:table-cell table:style-name="ce71" office:value-type="string">
            <text:p>Click [Save] button after editing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5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6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7</text:p>
          </table:table-cell>
          <table:table-cell table:style-name="ce71" office:value-type="string">
            <text:p>Edit an existing letter which has Sent statu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5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Form Generator, Fast Content Creator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8" office:value-type="string">
            <text:p>FNC_ECMS_WCM_FORM_01.001</text:p>
          </table:table-cell>
          <table:table-cell office:value-type="string">
            <text:p>Create new node typ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0</text:p>
          </table:table-cell>
          <table:table-cell office:value-type="string">
            <text:p>Remove the component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FORM_02.001</text:p>
          </table:table-cell>
          <table:table-cell office:value-type="string">
            <text:p>Create new configuration for Fast Content Creato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2</text:p>
          </table:table-cell>
          <table:table-cell table:style-name="ce72" office:value-type="string">
            <text:p>Check when change the Location to sav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3</text:p>
          </table:table-cell>
          <table:table-cell table:style-name="ce73" office:value-type="string">
            <text:p>Check when change the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4</text:p>
          </table:table-cell>
          <table:table-cell table:style-name="ce73" office:value-type="string">
            <text:p>Check when change the Custom save field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5</text:p>
          </table:table-cell>
          <table:table-cell office:value-type="string">
            <text:p>Create new configuration when Custom save button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6</text:p>
          </table:table-cell>
          <table:table-cell table:style-name="ce73" office:value-type="string">
            <text:p>Check when change the Custom save mess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7</text:p>
          </table:table-cell>
          <table:table-cell office:value-type="string">
            <text:p>Create new configuration when Custom save message field is blank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8</text:p>
          </table:table-cell>
          <table:table-cell office:value-type="string">
            <text:p>Create new configuration when tick on Redirect check-box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09</text:p>
          </table:table-cell>
          <table:table-cell office:value-type="string">
            <text:p>Create new configuration when tick on Redirect check-box but Redirect path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0</text:p>
          </table:table-cell>
          <table:table-cell table:style-name="ce73" office:value-type="string">
            <text:p>Create new configuration when there is no ac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1</text:p>
          </table:table-cell>
          <table:table-cell office:value-type="string">
            <text:p>Edit action created for documen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FORM_02.012</text:p>
          </table:table-cell>
          <table:table-cell table:style-name="ce74" office:value-type="string">
            <text:p>Create new document after configur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40" office:value-type="string" table:number-columns-spanned="4" table:number-rows-spanned="1">
            <text:p>Category</text:p>
          </table:table-cell>
          <table:covered-table-cell table:style-name="ce42"/>
          <table:covered-table-cell table:number-columns-repeated="2"/>
          <table:table-cell table:number-columns-repeated="251"/>
        </table:table-row>
        <table:table-row table:style-name="ro6">
          <table:table-cell table:style-name="ce38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4</text:p>
          </table:table-cell>
          <table:table-cell table:style-name="ce72" office:value-type="string">
            <text:p>Check the displaying when change the Tre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2</text:p>
          </table:table-cell>
          <table:table-cell table:style-name="ce73" office:value-type="string">
            <text:p>Check the displaying of document/web content when user does no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4</text:p>
          </table:table-cell>
          <table:table-cell table:style-name="ce72" office:value-type="string">
            <text:p>Back to PCLV after viewing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5</text:p>
          </table:table-cell>
          <table:table-cell table:style-name="ce72" office:value-type="string">
            <text:p>Print content of document/web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6</text:p>
          </table:table-cell>
          <table:table-cell table:style-name="ce72" office:value-type="string">
            <text:p>Close form to print conten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7</text:p>
          </table:table-cell>
          <table:table-cell table:style-name="ce72" office:value-type="string">
            <text:p>Download uploaded fil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09</text:p>
          </table:table-cell>
          <table:table-cell table:style-name="ce73" office:value-type="string">
            <text:p>Check when change the head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0</text:p>
          </table:table-cell>
          <table:table-cell table:style-name="ce72" office:value-type="string">
            <text:p>Check when the header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1</text:p>
          </table:table-cell>
          <table:table-cell table:style-name="ce73" office:value-type="string">
            <text:p>Check when change the viewer templ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2</text:p>
          </table:table-cell>
          <table:table-cell table:style-name="ce72" office:value-type="string">
            <text:p>Check when change the taxonomy tre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4</text:p>
          </table:table-cell>
          <table:table-cell table:style-name="ce73" office:value-type="string">
            <text:p>Check when click on RSS button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6">
          <table:table-cell table:style-name="ce38" office:value-type="string">
            <text:p>FNC_ECMS_WCM_CAT_03.001</text:p>
          </table:table-cell>
          <table:table-cell table:style-name="ce72" office:value-type="string">
            <text:p>Check the displaying of private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2</text:p>
          </table:table-cell>
          <table:table-cell table:style-name="ce72" office:value-type="string">
            <text:p>Check the displaying of public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3</text:p>
          </table:table-cell>
          <table:table-cell table:style-name="ce72" office:value-type="string">
            <text:p>View document/web content using tag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6">
          <table:table-cell table:style-name="ce39" office:value-type="string">
            <text:p>FNC_ECMS_WCM_CAT_03.004</text:p>
          </table:table-cell>
          <table:table-cell table:style-name="ce72" office:value-type="string">
            <text:p>View document/web content while user doesn't have permission to view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 table:number-rows-repeated="10">
          <table:table-cell table:style-name="ce41"/>
          <table:table-cell table:style-name="ce75" table:number-columns-repeated="3"/>
          <table:table-cell table:number-columns-repeated="251"/>
        </table:table-row>
        <table:table-row table:style-name="ro9">
          <table:table-cell table:style-name="ce41"/>
          <table:table-cell table:style-name="ce75" table:number-columns-repeated="3"/>
          <table:table-cell table:number-columns-repeated="251"/>
        </table:table-row>
      </table:table>
      <table:table table:name="Single_Content_Viewer" table:style-name="ta3" table:print="false">
        <table:table-column table:style-name="co11" table:default-cell-style-name="ce84"/>
        <table:table-column table:style-name="co11" table:default-cell-style-name="ce39"/>
        <table:table-column table:style-name="co11" table:default-cell-style-name="ce94"/>
        <table:table-column table:style-name="co12" table:default-cell-style-name="ce97"/>
        <table:table-column table:style-name="co13" table:default-cell-style-name="ce98"/>
        <table:table-column table:style-name="co14" table:default-cell-style-name="ce103"/>
        <table:table-column table:style-name="co15" table:default-cell-style-name="ce102"/>
        <table:table-column table:style-name="co16" table:default-cell-style-name="ce102"/>
        <table:table-column table:style-name="co11" table:default-cell-style-name="ce79"/>
        <table:table-column table:style-name="co11" table:default-cell-style-name="ce116"/>
        <table:table-column table:style-name="co11" table:number-columns-repeated="246" table:default-cell-style-name="Default"/>
        <table:table-row table:style-name="ro6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3"/>
          <table:table-cell table:style-name="ce114" office:value-type="string">
            <text:p>Passed</text:p>
          </table:table-cell>
          <table:table-cell table:style-name="ce114" table:formula="oooc:=COUNTIF([.L$7:.L$881];[.$K1])" office:value-type="float" office:value="0">
            <text:p>0</text:p>
          </table:table-cell>
          <table:table-cell table:style-name="ce114" table:formula="oooc:=COUNTIF([.M$7:.M$881];[.$K1])" office:value-type="float" office:value="0">
            <text:p>0</text:p>
          </table:table-cell>
          <table:table-cell table:style-name="ce114" table:formula="oooc:=COUNTIF([.N$7:.N$881];[.$K1])" office:value-type="float" office:value="0">
            <text:p>0</text:p>
          </table:table-cell>
          <table:table-cell table:style-name="ce114" table:formula="oooc:=COUNTIF([.O$7:.O$881];[.$K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881];[.$K2])" office:value-type="float" office:value="0">
            <text:p>0</text:p>
          </table:table-cell>
          <table:table-cell table:style-name="ce114" table:formula="oooc:=COUNTIF([.M$7:.M$881];[.$K2])" office:value-type="float" office:value="0">
            <text:p>0</text:p>
          </table:table-cell>
          <table:table-cell table:style-name="ce114" table:formula="oooc:=COUNTIF([.N$7:.N$881];[.$K2])" office:value-type="float" office:value="0">
            <text:p>0</text:p>
          </table:table-cell>
          <table:table-cell table:style-name="ce114" table:formula="oooc:=COUNTIF([.O$7:.O$881];[.$K2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881];[.$K3])" office:value-type="float" office:value="0">
            <text:p>0</text:p>
          </table:table-cell>
          <table:table-cell table:style-name="ce114" table:formula="oooc:=COUNTIF([.M$7:.M$881];[.$K3])" office:value-type="float" office:value="0">
            <text:p>0</text:p>
          </table:table-cell>
          <table:table-cell table:style-name="ce114" table:formula="oooc:=COUNTIF([.N$7:.N$881];[.$K3])" office:value-type="float" office:value="0">
            <text:p>0</text:p>
          </table:table-cell>
          <table:table-cell table:style-name="ce114" table:formula="oooc:=COUNTIF([.O$7:.O$881];[.$K3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ooc:=MAX([.A7:.A6641])" office:value-type="float" office:value="26" table:number-columns-spanned="3" table:number-rows-spanned="1">
            <text:p>26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881];[.$K4])" office:value-type="float" office:value="0">
            <text:p>0</text:p>
          </table:table-cell>
          <table:table-cell table:style-name="ce114" table:formula="oooc:=COUNTIF([.M$7:.M$881];[.$K4])" office:value-type="float" office:value="0">
            <text:p>0</text:p>
          </table:table-cell>
          <table:table-cell table:style-name="ce114" table:formula="oooc:=COUNTIF([.N$7:.N$881];[.$K4])" office:value-type="float" office:value="0">
            <text:p>0</text:p>
          </table:table-cell>
          <table:table-cell table:style-name="ce114" table:formula="oooc:=COUNTIF([.O$7:.O$881];[.$K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1"/>
          <table:table-cell table:style-name="ce115"/>
          <table:table-cell office:value-type="string">
            <text:p>N/A</text:p>
          </table:table-cell>
          <table:table-cell table:style-name="ce114" table:formula="oooc:=COUNTIF([.L$7:.L$881];[.$K5])" office:value-type="float" office:value="0">
            <text:p>0</text:p>
          </table:table-cell>
          <table:table-cell table:style-name="ce114" table:formula="oooc:=COUNTIF([.M$7:.M$881];[.$K5])" office:value-type="float" office:value="0">
            <text:p>0</text:p>
          </table:table-cell>
          <table:table-cell table:style-name="ce114" table:formula="oooc:=COUNTIF([.N$7:.N$881];[.$K5])" office:value-type="float" office:value="0">
            <text:p>0</text:p>
          </table:table-cell>
          <table:table-cell table:style-name="ce114" table:formula="oooc:=COUNTIF([.O$7:.O$881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246"/>
        </table:table-row>
        <table:table-row table:style-name="ro16">
          <table:table-cell office:value-type="float" office:value="1">
            <text:p>001</text:p>
          </table:table-cell>
          <table:table-cell table:style-name="ce3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existing docum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web content is shown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reate new SCV page using new created document/web content is being in publish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9">Manage Publication</text:span> in action bar</text:p>
            <text:p>- Click on <text:span text:style-name="T9">Publish</text:span></text:p>
          </table:table-cell>
          <table:table-cell office:value-type="string">
            <text:p>Document/web content is publish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3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>- Select path from left pane</text:p>
            <text:p>- Click <text:span text:style-name="T9">Select</text:span> icon correspond to document/web content Add column in right pane</text:p>
            <text:p>- Click <text:span text:style-name="T9">Save </text:span><text:span text:style-name="T8">button</text:span></text:p>
          </table:table-cell>
          <table:table-cell office:value-type="string">
            <text:p>Selected document/web content is shown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4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4: Filter by web content</text:p>
          </table:table-cell>
          <table:table-cell office:value-type="string">
            <text:p>- Select path</text:p>
            <text:p>- Select <text:span text:style-name="T9">Web Contents</text:span> in <text:span text:style-name="T9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5: Filter by document </text:p>
          </table:table-cell>
          <table:table-cell office:value-type="string">
            <text:p>- Select path</text:p>
            <text:p>- Select <text:span text:style-name="T9">Documents</text:span> in <text:span text:style-name="T9">Filter</text:span> list</text:p>
          </table:table-cell>
          <table:table-cell office:value-type="string">
            <text:p>All documents stored in this path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98" office:value-type="string">
            <text:p>Step 6: Filter by media</text:p>
          </table:table-cell>
          <table:table-cell office:value-type="string">
            <text:p>- Select path</text:p>
            <text:p>- Select <text:span text:style-name="T9">Medias</text:span> in <text:span text:style-name="T9">Filter</text:span> list</text:p>
          </table:table-cell>
          <table:table-cell office:value-type="string">
            <text:p>All media files stored in this path are displaye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4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99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9">A word or phrase in context</text:span> field</text:p>
            <text:p>- Leave this field is blank</text:p>
            <text:p>- Click [<text:span text:style-name="T11">Search</text:span>] button</text:p>
          </table:table-cell>
          <table:table-cell office:value-type="string">
            <text:p>An alert message is prompted to request user input keyword </text:p>
          </table:table-cell>
          <table:table-cell table:style-name="ce102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</text:p>
            <text:p>[From] field greater than</text:p>
            <text:p>[To] field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01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8" office:value-type="string">
            <text:p>- Show alert message to inform invalid date and request user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4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00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8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8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5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43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9">Sites Management →</text:span> <text:span text:style-name="T9">Sites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17"/>
          <table:table-cell table:number-columns-repeated="246"/>
        </table:table-row>
        <table:table-row table:style-name="ro16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17"/>
          <table:table-cell table:number-columns-repeated="246"/>
        </table:table-row>
        <table:table-row table:style-name="ro8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04" office:value-type="string">
            <text:p>Step 3: Open form to search</text:p>
          </table:table-cell>
          <table:table-cell table:style-name="ce103" office:value-type="string">
            <text:p><text:span text:style-name="T10">- Select page above</text:span></text:p>
            <text:p><text:span text:style-name="T10">- Select </text:span><text:span text:style-name="T7">Site Editor</text:span><text:span text:style-name="T10"> → </text:span><text:span text:style-name="T7">Edit Page</text:span></text:p>
            <text:p><text:span text:style-name="T6">- Click on </text:span><text:span text:style-name="T7">Edit</text:span><text:span text:style-name="T6"> icon</text:span></text:p>
            <text:p><text:span text:style-name="T10">- Click on icon to select path</text:span></text:p>
            <text:p><text:span text:style-name="T10">- Select </text:span><text:span text:style-name="T7">Content Search Form</text:span><text:span text:style-name="T10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9" office:value-type="string">
            <text:p>Step 5: Select result to add content for SCV page</text:p>
          </table:table-cell>
          <table:table-cell table:style-name="ce79" office:value-type="string">
            <text:p>- Click on [<text:span text:style-name="T11">Add</text:span>] icon of 1 <text:s/>web content/document/media which is listed in Result form</text:p>
          </table:table-cell>
          <table:table-cell table:style-name="ce7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table:style-name="ce3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Setting</text:p>
          </table:table-cell>
          <table:table-cell table:style-name="ce49" office:value-type="string">
            <text:p>Setting for SCV page when 'Show title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office:value-type="string">
            <text:p>FNC_ECMS_WCM_SCV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title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9" office:value-type="string">
            <text:p>Step 3: Setting for SCV page when check on 'Show title check-box'</text:p>
          </table:table-cell>
          <table:table-cell table:style-name="ce79" office:value-type="string">
            <text:p>- Do not tick on '<text:span text:style-name="T9">Show Titl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3">
            <text:p>003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98" office:value-type="string">
            <text:p>Step 3: Setting for SCV page when 'Show date' check-box is checked</text:p>
          </table:table-cell>
          <table:table-cell table:style-name="ce79" office:value-type="string">
            <text:p>-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ooc:=IF(VALUE(MID([.F85];6;FIND(&quot;:&quot;;[.F85];1)-FIND(&quot; &quot;;[.F85];1)-1))&gt;VALUE(MID([.F84];6;FIND(&quot;:&quot;;[.F84];1)-FIND(&quot; &quot;;[.F84];1)-1));[.C84];[.C84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date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4">
            <text:p>004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9" office:value-type="string">
            <text:p>Step 3: Setting for SCV page when check on 'Show date' check-box</text:p>
          </table:table-cell>
          <table:table-cell table:style-name="ce79" office:value-type="string">
            <text:p>- Do not tick on '<text:span text:style-name="T9">Show Date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5">
            <text:p>005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98" office:value-type="string">
            <text:p>Step 3: Setting for SCV page when 'Show option bar' check-box is checked</text:p>
          </table:table-cell>
          <table:table-cell table:style-name="ce79" office:value-type="string">
            <text:p>-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when 'Show option bar' check-box is un-checked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9" office:value-type="string">
            <text:p>Step 3: Setting for SCV page when check on 'Show option bar' check-box</text:p>
          </table:table-cell>
          <table:table-cell table:style-name="ce79" office:value-type="string">
            <text:p>- Do not tick on '<text:span text:style-name="T9">Show Option Bar</text:span>' check-box</text:p>
            <text:p>- Click on <text:span text:style-name="T9">Save</text:span> button</text:p>
            <text:p>- Click on <text:span text:style-name="T9">Close</text:span> button</text:p>
            <text:p>- Click on <text:span text:style-name="T9">Finish</text:span> icon</text:p>
          </table:table-cell>
          <table:table-cell table:style-name="ce7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table:style-name="ce49" office:value-type="string">
            <text:p>Setting for SCV page to print document/web content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05" office:value-type="string">
            <text:p>Step 3: Setting for SCV page to print document/web content</text:p>
          </table:table-cell>
          <table:table-cell table:style-name="ce79" office:value-type="string">
            <text:p>- Choose page to show content of document (this page has include Content Detail portlet)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table:style-name="ce7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SCV_02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9" office:value-type="string">
            <text:p>Step 5: Print document</text:p>
          </table:table-cell>
          <table:table-cell table:style-name="ce79" office:value-type="string">
            <text:p>- View content of page</text:p>
            <text:p>- Click on <text:span text:style-name="T9">Print</text:span></text:p>
          </table:table-cell>
          <table:table-cell table:style-name="ce7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98];6;FIND(&quot;:&quot;;[.F98];1)-FIND(&quot; &quot;;[.F98];1)-1))&gt;VALUE(MID([.F97];6;FIND(&quot;:&quot;;[.F97];1)-FIND(&quot; &quot;;[.F97];1)-1));&quot;&quot;;MAX([.A$7:.A97])+1)" office:value-type="float" office:value="25">
            <text:p>025</text:p>
          </table:table-cell>
          <table:table-cell table:style-name="ce3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45" office:value-type="string">
            <text:p>WCM\Viewers\Single content\Other</text:p>
          </table:table-cell>
          <table:table-cell table:style-name="ce49" office:value-type="string">
            <text:p>Edit content of SCV page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8">
          <table:table-cell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9" office:value-type="string">
            <text:p>Step 3: Edit content of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Edit</text:span> icon</text:p>
            <text:p>- Change content of page</text:p>
            <text:p>- Click <text:span text:style-name="T9">Save as Draft </text:span><text:span text:style-name="T8">button</text:span></text:p>
          </table:table-cell>
          <table:table-cell table:style-name="ce7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6">
          <table:table-cell table:formula="oooc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office:value-type="string">
            <text:p>FNC_ECMS_WCM_SCV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table:style-name="ce49" office:value-type="string">
            <text:p>Open form to setting page</text:p>
          </table:table-cell>
          <table:table-cell table:style-name="ce102" office:value-type="string">
            <text:p>Step 1: Create SC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Detail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9">Site Editor</text:span> → <text:span text:style-name="T9">Edit Page</text:span></text:p>
            <text:p><text:span text:style-name="T8">- Click on </text:span><text:span text:style-name="T9">Edit</text:span><text:span text:style-name="T8"> icon</text:span></text:p>
            <text:p>- Select content for this page</text:p>
            <text:p><text:span text:style-name="T10">- Click on </text:span><text:span text:style-name="T7">Save</text:span><text:span text:style-name="T10"> button</text:span></text:p>
            <text:p><text:span text:style-name="T10">- Click on </text:span><text:span text:style-name="T7">Close</text:span><text:span text:style-name="T10"> button</text:span></text:p>
            <text:p><text:span text:style-name="T10">- Click on </text:span><text:span text:style-name="T7">Finish</text:span><text:span text:style-name="T10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2">
          <table:table-cell table:formula="oooc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7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9" office:value-type="string">
            <text:p>Step 3: Open form to setting page</text:p>
          </table:table-cell>
          <table:table-cell table:style-name="ce79" office:value-type="string">
            <text:p>- Select this page</text:p>
            <text:p>- Change to <text:span text:style-name="T9">Edit</text:span> mode</text:p>
            <text:p>- Click on <text:span text:style-name="T9">Preference </text:span><text:span text:style-name="T8">icon</text:span></text:p>
          </table:table-cell>
          <table:table-cell table:style-name="ce7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9" table:number-rows-repeated="12">
          <table:table-cell table:number-columns-repeated="5"/>
          <table:table-cell table:style-name="ce79" table:number-columns-repeated="3"/>
          <table:table-cell/>
          <table:table-cell table:style-name="Default"/>
          <table:table-cell table:number-columns-repeated="246"/>
        </table:table-row>
        <table:table-row table:style-name="ro9" table:number-rows-repeated="11">
          <table:table-cell table:style-name="Default" table:number-columns-repeated="10"/>
          <table:table-cell table:number-columns-repeated="246"/>
        </table:table-row>
        <table:table-row table:style-name="ro9" table:number-rows-repeated="2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</table:table>
      <table:table table:name="Content_List_Viewer" table:style-name="ta3" table:print="false">
        <table:table-column table:style-name="co11" table:default-cell-style-name="ce84"/>
        <table:table-column table:style-name="co10" table:default-cell-style-name="ce36"/>
        <table:table-column table:style-name="co17" table:default-cell-style-name="ce94"/>
        <table:table-column table:style-name="co18" table:default-cell-style-name="ce102"/>
        <table:table-column table:style-name="co19" table:default-cell-style-name="ce79"/>
        <table:table-column table:style-name="co7" table:default-cell-style-name="ce102"/>
        <table:table-column table:style-name="co20" table:default-cell-style-name="ce102"/>
        <table:table-column table:style-name="co21" table:default-cell-style-name="ce102"/>
        <table:table-column table:style-name="co11" table:default-cell-style-name="ce79"/>
        <table:table-column table:style-name="co11" table:number-columns-repeated="247" table:default-cell-style-name="Default"/>
        <table:table-row table:style-name="ro15">
          <table:table-cell table:style-name="ce8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3"/>
          <table:table-cell table:style-name="ce113"/>
          <table:table-cell table:style-name="ce114" office:value-type="string">
            <text:p>Passed</text:p>
          </table:table-cell>
          <table:table-cell table:style-name="ce114" table:formula="oooc:=COUNTIF([.L$7:.L$1063];[.$K1])" office:value-type="float" office:value="0">
            <text:p>0</text:p>
          </table:table-cell>
          <table:table-cell table:style-name="ce114" table:formula="oooc:=COUNTIF([.M$7:.M$1063];[.$K1])" office:value-type="float" office:value="0">
            <text:p>0</text:p>
          </table:table-cell>
          <table:table-cell table:style-name="ce114" table:formula="oooc:=COUNTIF([.N$7:.N$1063];[.$K1])" office:value-type="float" office:value="0">
            <text:p>0</text:p>
          </table:table-cell>
          <table:table-cell table:style-name="ce114" table:formula="oooc:=COUNTIF([.O$7:.O$1063];[.$K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7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63];[.$K2])" office:value-type="float" office:value="0">
            <text:p>0</text:p>
          </table:table-cell>
          <table:table-cell table:style-name="ce114" table:formula="oooc:=COUNTIF([.M$7:.M$1063];[.$K2])" office:value-type="float" office:value="0">
            <text:p>0</text:p>
          </table:table-cell>
          <table:table-cell table:style-name="ce114" table:formula="oooc:=COUNTIF([.N$7:.N$1063];[.$K2])" office:value-type="float" office:value="0">
            <text:p>0</text:p>
          </table:table-cell>
          <table:table-cell table:style-name="ce114" table:formula="oooc:=COUNTIF([.O$7:.O$1063];[.$K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1"/>
          <table:table-cell table:style-name="ce88" office:value-type="string">
            <text:p>Functions list</text:p>
          </table:table-cell>
          <table:table-cell table:style-name="ce93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63];[.$K3])" office:value-type="float" office:value="0">
            <text:p>0</text:p>
          </table:table-cell>
          <table:table-cell table:style-name="ce114" table:formula="oooc:=COUNTIF([.M$7:.M$1063];[.$K3])" office:value-type="float" office:value="0">
            <text:p>0</text:p>
          </table:table-cell>
          <table:table-cell table:style-name="ce114" table:formula="oooc:=COUNTIF([.N$7:.N$1063];[.$K3])" office:value-type="float" office:value="0">
            <text:p>0</text:p>
          </table:table-cell>
          <table:table-cell table:style-name="ce114" table:formula="oooc:=COUNTIF([.O$7:.O$1063];[.$K3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1"/>
          <table:table-cell table:style-name="ce88" office:value-type="string">
            <text:p>Total Main Cases</text:p>
          </table:table-cell>
          <table:table-cell table:style-name="ce93" table:formula="oooc:=MAX([.A7:.A6823])" office:value-type="float" office:value="42" table:number-columns-spanned="3" table:number-rows-spanned="1">
            <text:p>42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63];[.$K4])" office:value-type="float" office:value="0">
            <text:p>0</text:p>
          </table:table-cell>
          <table:table-cell table:style-name="ce114" table:formula="oooc:=COUNTIF([.M$7:.M$1063];[.$K4])" office:value-type="float" office:value="0">
            <text:p>0</text:p>
          </table:table-cell>
          <table:table-cell table:style-name="ce114" table:formula="oooc:=COUNTIF([.N$7:.N$1063];[.$K4])" office:value-type="float" office:value="0">
            <text:p>0</text:p>
          </table:table-cell>
          <table:table-cell table:style-name="ce114" table:formula="oooc:=COUNTIF([.O$7:.O$1063];[.$K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82"/>
          <table:table-cell table:style-name="ce89"/>
          <table:table-cell table:style-name="ce85"/>
          <table:table-cell table:style-name="ce96"/>
          <table:table-cell table:style-name="ce90" table:number-columns-repeated="4"/>
          <table:table-cell table:style-name="ce111"/>
          <table:table-cell table:style-name="ce115"/>
          <table:table-cell office:value-type="string">
            <text:p>N/A</text:p>
          </table:table-cell>
          <table:table-cell table:style-name="ce114" table:formula="oooc:=COUNTIF([.L$7:.L$1063];[.$K5])" office:value-type="float" office:value="0">
            <text:p>0</text:p>
          </table:table-cell>
          <table:table-cell table:style-name="ce114" table:formula="oooc:=COUNTIF([.M$7:.M$1063];[.$K5])" office:value-type="float" office:value="0">
            <text:p>0</text:p>
          </table:table-cell>
          <table:table-cell table:style-name="ce114" table:formula="oooc:=COUNTIF([.N$7:.N$1063];[.$K5])" office:value-type="float" office:value="0">
            <text:p>0</text:p>
          </table:table-cell>
          <table:table-cell table:style-name="ce114" table:formula="oooc:=COUNTIF([.O$7:.O$1063];[.$K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5" table:number-columns-repeated="246"/>
        </table:table-row>
        <table:table-row table:style-name="ro16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9" office:value-type="string">
            <text:p>Step 3: Choose blank web content folder to view.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9" office:value-type="string">
            <text:p>- List viewer is still empty</text:p>
            <text:p><text:s/>and display message “There is no content to show”.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45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9" office:value-type="string">
            <text:p>- Select <text:s/><text:span text:style-name="T9">By Folder</text:span> option in Mode field</text:p>
            <text:p>- Click <text:span text:style-name="T9">Select folder</text:span> <text:span text:style-name="T11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table:style-name="ce79" office:value-type="string">
            <text:p>Step 4: Select document/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Create new CLV page by select directly contents</text:p>
          </table:table-cell>
          <table:table-cell table:style-name="ce79" office:value-type="string">
            <text:p>Step 5: Add web contents to CLV</text:p>
          </table:table-cell>
          <table:table-cell table:style-name="ce79" office:value-type="string">
            <text:p>- Click [Save] button under List selected content</text:p>
            <text:p>- In CLV management form, click <text:span text:style-name="T9">Save</text:span> button</text:p>
            <text:p>- Click on <text:span text:style-name="T9">Close</text:span> button </text:p>
            <text:p>- Click on <text:span text:style-name="T9">Finish</text:span> icon</text:p>
          </table:table-cell>
          <table:table-cell table:style-name="ce7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0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table:style-name="ce79" office:value-type="string">
            <text:p>Step 4: Select document/web contents which you want to list in CLV</text:p>
          </table:table-cell>
          <table:table-cell table:style-name="ce79" office:value-type="string">
            <text:p>- Select web content folder in any site</text:p>
            <text:p>- Click [<text:span text:style-name="T9">Add</text:span>] icon to select some web contents in this folder</text:p>
            <text:p/>
          </table:table-cell>
          <table:table-cell table:style-name="ce79" office:value-type="string">
            <text:p>The selected web contents are displayed in <text:span text:style-name="T9">List selected </text:span><text:span text:style-name="T9">content</text:span>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02" office:value-type="string">
            <text:p>Delete content after choosing directly document or web content to view</text:p>
          </table:table-cell>
          <table:table-cell table:style-name="ce79" office:value-type="string">
            <text:p>Step 5: Delete some contents </text:p>
          </table:table-cell>
          <table:table-cell table:style-name="ce79" office:value-type="string">
            <text:p>- Click Delete icon near the content</text:p>
            <text:p>- Click <text:span text:style-name="T11">OK</text:span> button</text:p>
          </table:table-cell>
          <table:table-cell table:style-name="ce79" office:value-type="string">
            <text:p>- Content is deleted from List selected content</text:p>
          </table:table-cell>
          <table:table-cell table:style-name="ce102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4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<text:span text:style-name="T9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arch by name of content when select existing content to view </text:p>
          </table:table-cell>
          <table:table-cell table:style-name="ce103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1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office:value-type="string">
            <text:p>Search by name <text:s/>with blank keyword</text:p>
          </table:table-cell>
          <table:table-cell table:style-name="ce103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1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a word or phrase in content</text:p>
          </table:table-cell>
          <table:table-cell table:style-name="ce103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9">A word or phrase in context</text:span> field</text:p>
            <text:p>- Input keyword which you want to find in this field</text:p>
            <text:p>- Click [<text:span text:style-name="T11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5" office:value-type="string">
            <text:p>High</text:p>
          </table:table-cell>
          <table:table-cell table:number-columns-repeated="247"/>
        </table:table-row>
        <table:table-row table:style-name="ro16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9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4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0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9">Search</text:span>] button</text:p>
          </table:table-cell>
          <table:table-cell table:style-name="ce108" office:value-type="string">
            <text:p>- Show alert message to inform invalid date and request user input again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4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20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00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9">Search</text:span>] button</text:p>
          </table:table-cell>
          <table:table-cell table:style-name="ce108" office:value-type="string">
            <text:p>Display “Empty data” in Result form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To date] field when select 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9">Search</text:span>] button</text:p>
          </table:table-cell>
          <table:table-cell table:style-name="ce108" office:value-type="string">
            <text:p>- Display message to inform invalid data and request user input again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by date in content in case choose only [from] field when select existed content to view</text:p>
          </table:table-cell>
          <table:table-cell table:style-name="ce103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9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Search Node type in content when select existed content</text:p>
          </table:table-cell>
          <table:table-cell table:style-name="ce103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9">Add document type</text:span> icon next to textbox</text:p>
            <text:p>- Check any type of document </text:p>
            <text:p>- Click [<text:span text:style-name="T9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Search a node using properties when do not select any property</text:p>
          </table:table-cell>
          <table:table-cell table:style-name="ce103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9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45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103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97" office:value-type="string">
            <text:p>Preview web content after do search</text:p>
          </table:table-cell>
          <table:table-cell table:style-name="ce79" office:value-type="string">
            <text:p>Step 6: View content of</text:p>
            <text:p><text:s/>document or web content after</text:p>
            <text:p><text:s/>do search</text:p>
          </table:table-cell>
          <table:table-cell table:style-name="ce79" office:value-type="string">
            <text:p>- Click on [<text:span text:style-name="T11">Preview</text:span>] icon of some <text:s/>web content which is listed in Result form</text:p>
          </table:table-cell>
          <table:table-cell table:style-name="ce79" office:value-type="string">
            <text:p>- Appear “Result viewers” tab</text:p>
            <text:p>- We can preview content or </text:p>
            <text:p>documen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43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06" office:value-type="string">
            <text:p><text:span text:style-name="T5">- </text:span><text:span text:style-name="T6">Select </text:span><text:span text:style-name="T7">Site Editor → Add New Page</text:span></text:p>
            <text:p><text:span text:style-name="T6">- Drag and drop </text:span><text:span text:style-name="T7">Content List</text:span><text:span text:style-name="T6"> portlet into this page</text:span></text:p>
            <text:p><text:span text:style-name="T8">- Click </text:span><text:span text:style-name="T9">Finish</text:span><text:span text:style-name="T8"> icon</text:span></text:p>
            <text:p><text:span text:style-name="T8"/></text:p>
          </table:table-cell>
          <table:table-cell office:value-type="string">
            <text:p>New CLV page is created successfully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79" office:value-type="string">
            <text:p>Step 3: Show content selector</text:p>
          </table:table-cell>
          <table:table-cell table:style-name="ce79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79" office:value-type="string">
            <text:p>Content selector is shown.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3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103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9">Search</text:span>] button</text:p>
          </table:table-cell>
          <table:table-cell table:style-name="ce108" office:value-type="string">
            <text:p>- Display all contents, which have match keyword on search 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98" office:value-type="string">
            <text:p>Check select existed document/media to add on Content List Viewer</text:p>
          </table:table-cell>
          <table:table-cell table:style-name="ce79" office:value-type="string">
            <text:p>Step 6: Check select existed document/media to add on Content List Viewer</text:p>
          </table:table-cell>
          <table:table-cell table:style-name="ce79" office:value-type="string">
            <text:p>- Click on [<text:span text:style-name="T11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26"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3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Setting</text:p>
          </table:table-cell>
          <table:table-cell table:style-name="ce50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created When automatic was chosen default</text:p>
          </table:table-cell>
          <table:table-cell table:style-name="ce79" office:value-type="string">
            <text:p>Step 3: Choose by date created to order</text:p>
          </table:table-cell>
          <table:table-cell table:style-name="ce79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Order by date modified When automatic was chosen default</text:p>
          </table:table-cell>
          <table:table-cell table:style-name="ce79" office:value-type="string">
            <text:p>Step 3: Choose by date modified to order</text:p>
          </table:table-cell>
          <table:table-cell table:style-name="ce79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Date published When automatic was chosen default</text:p>
          </table:table-cell>
          <table:table-cell table:style-name="ce79" office:value-type="string">
            <text:p>Step 3: Choose by date published to order</text:p>
          </table:table-cell>
          <table:table-cell table:style-name="ce79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02" office:value-type="string">
            <text:p>Check Order by Title published When automatic was chosen default</text:p>
          </table:table-cell>
          <table:table-cell table:style-name="ce79" office:value-type="string">
            <text:p>Step 3: Choose by Title to order</text:p>
          </table:table-cell>
          <table:table-cell table:style-name="ce79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45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</text:span><text:span text:style-name="T12">mode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97" office:value-type="string">
            <text:p>Check view content with chosen automatic to view all web contents and sort by ascendant</text:p>
          </table:table-cell>
          <table:table-cell table:style-name="ce79" office:value-type="string">
            <text:p>Step 3: Using list content </text:p>
            <text:p>viewer to view all web</text:p>
            <text:p>contents</text:p>
          </table:table-cell>
          <table:table-cell table:style-name="ce79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Check change template to view content list viewer </text:p>
          </table:table-cell>
          <table:table-cell table:style-name="ce79" office:value-type="string">
            <text:p>Step 3: Change template</text:p>
          </table:table-cell>
          <table:table-cell table:style-name="ce79" office:value-type="string">
            <text:p>- Select any template in Viewer template field</text:p>
            <text:p>- Click [<text:span text:style-name="T9">Save</text:span>] button</text:p>
          </table:table-cell>
          <table:table-cell table:style-name="ce7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imag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ooc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summary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ooc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ooc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header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Header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ooc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ooc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ooc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title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title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ooc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ooc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ooc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by date created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9">Show by date created</text:span> 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ooc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ooc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ooc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unchecked show link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Unchecked on <text:span text:style-name="T11">Show</text:span> <text:span text:style-name="T11">link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ooc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0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ooc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08" office:value-type="string">
            <text:p><text:span text:style-name="T4">- Content list viewer management form is shown properly</text:span></text:p>
            <text:p><text:span text:style-name="T4">- All properties in this CLV management is belong to the </text:span><text:span text:style-name="T4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ooc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18" office:value-type="string">
            <text:p>Test checked show refresh button option on content list viewer</text:p>
          </table:table-cell>
          <table:table-cell table:style-name="ce79" office:value-type="string">
            <text:p>Step 3: Change option for content list viewer </text:p>
          </table:table-cell>
          <table:table-cell table:style-name="ce79" office:value-type="string">
            <text:p>- Checked on <text:span text:style-name="T11">Show</text:span> <text:span text:style-name="T11">refresh</text:span> <text:span text:style-name="T11">button </text:span>option</text:p>
            <text:p>- Click [<text:span text:style-name="T11">Save</text:span>] button</text:p>
          </table:table-cell>
          <table:table-cell table:style-name="ce7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3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0" office:value-type="string">
            <text:p>WCM\Viewers\List Content\Other</text:p>
          </table:table-cell>
          <table:table-cell table:style-name="ce50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ooc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ooc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Save Draft</text:span>] button</text:p>
          </table:table-cell>
          <table:table-cell table:style-name="ce7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ooc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ooc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1">edit</text:span> <text:span text:style-name="T11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1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9" office:value-type="string">
            <text:p>- Update information for this content</text:p>
            <text:p>- Click [<text:span text:style-name="T9">Fast publish</text:span>] button</text:p>
          </table:table-cell>
          <table:table-cell table:style-name="ce7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- <text:s/>Click [Edit mode] icon in admin toolbar at right corner of screen</text:p>
          </table:table-cell>
          <table:table-cell table:style-name="ce103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4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published contents <text:s/>to content list viewer [<text:a xlink:href="#WCM_04_01_01_003">details</text:a>]</text:p>
          </table:table-cell>
          <table:table-cell table:style-name="ce124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 Draft</text:span>] or [<text:span text:style-name="T9">Fast </text:span><text:span text:style-name="T9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- <text:s/>Click [Edit mode] icon in admin toolbar at right corner of screen</text:p>
          </table:table-cell>
          <table:table-cell table:style-name="ce103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ooc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03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9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ooc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4" office:value-type="string">
            <text:p>Step 2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ooc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04" office:value-type="string">
            <text:p>Step 3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 [<text:a xlink:href="#WCM_04_01_01_003">details</text:a>]</text:p>
          </table:table-cell>
          <table:table-cell table:style-name="ce124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ooc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98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9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ooc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2: Display edit mode.</text:p>
          </table:table-cell>
          <table:table-cell table:style-name="ce103" office:value-type="string">
            <text:p>'- Click [<text:span text:style-name="T9">Edit mode</text:span>] icon in admin toolbar at right corner of screen</text:p>
          </table:table-cell>
          <table:table-cell table:style-name="ce103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6">
          <table:table-cell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ooc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9" office:value-type="string">
            <text:p>Step 3: Add CLV to a page</text:p>
          </table:table-cell>
          <table:table-cell table:style-name="ce122" office:value-type="string">
            <text:p>- In Overview page, select Site Editor/Edit page wizard</text:p>
            <text:p>- Keep current layout</text:p>
            <text:p>- Click [<text:span text:style-name="T9">Next</text:span>] button </text:p>
            <text:p>- Drop a CLV portlet to this page</text:p>
            <text:p>- Click [<text:span text:style-name="T9">Save</text:span>] button</text:p>
          </table:table-cell>
          <table:table-cell table:style-name="ce124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ooc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4: Display web content by content list viewer</text:p>
          </table:table-cell>
          <table:table-cell table:style-name="ce103" office:value-type="string">
            <text:p>- Click edit icon corresponding with this portlet</text:p>
            <text:p>- Click <text:span text:style-name="T9">[</text:span><text:span text:style-name="T11">Select Folder Path</text:span><text:span text:style-name="T9">]</text:span> icon</text:p>
            <text:p>- Add contents which have just been created to content list viewer</text:p>
          </table:table-cell>
          <table:table-cell table:style-name="ce103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ooc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04" office:value-type="string">
            <text:p>Step 5: Edit content from Content list viewer to view</text:p>
          </table:table-cell>
          <table:table-cell table:style-name="ce103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03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Test to verify the layout of </text:p>
            <text:p>Pri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ooc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4" office:value-type="string">
            <text:p>Step 2: Access portlet, where can view content</text:p>
          </table:table-cell>
          <table:table-cell table:style-name="ce103" office:value-type="string">
            <text:p>- Click on home, we can see content on this page</text:p>
          </table:table-cell>
          <table:table-cell table:style-name="ce103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ooc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04" office:value-type="string">
            <text:p>Step 3: Display new explorer to preview print content</text:p>
          </table:table-cell>
          <table:table-cell table:style-name="ce103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3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formula="oooc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ooc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did not install printer.</text:p>
          </table:table-cell>
          <table:table-cell table:style-name="ce79" office:value-type="string">
            <text:p>Step 1: verify the layout of print</text:p>
          </table:table-cell>
          <table:table-cell table:style-name="ce79" office:value-type="string">
            <text:p>- Access WCM program</text:p>
            <text:p>- Click on “<text:span text:style-name="T11">Print</text:span> <text:span text:style-name="T11">this</text:span> <text:span text:style-name="T11">page</text:span> ” on content</text:p>
          </table:table-cell>
          <table:table-cell table:style-name="ce103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ooc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9" office:value-type="string">
            <text:p>Step 2: Print in case did not install printer</text:p>
          </table:table-cell>
          <table:table-cell table:style-name="ce103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7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ooc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existed conte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ooc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4" office:value-type="string">
            <text:p>Step 2: Access portlet, where can view content</text:p>
          </table:table-cell>
          <table:table-cell table:style-name="ce103" office:value-type="string">
            <text:p>- Chose content, which want to print</text:p>
          </table:table-cell>
          <table:table-cell table:style-name="ce103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ooc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04" office:value-type="string">
            <text:p>Step 3: Display new explorer to preview print content</text:p>
          </table:table-cell>
          <table:table-cell table:style-name="ce103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03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ooc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9" office:value-type="string">
            <text:p>Step 4: Print in case existed content</text:p>
          </table:table-cell>
          <table:table-cell table:style-name="ce103" office:value-type="string">
            <text:p>- Click on [<text:span text:style-name="T13">Print</text:span><text:span text:style-name="T12">] button</text:span></text:p>
          </table:table-cell>
          <table:table-cell table:style-name="ce103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ooc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Print in case not exist content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ooc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20" office:value-type="string">
            <text:p>Step 2: Access portlet, where can view content</text:p>
          </table:table-cell>
          <table:table-cell table:style-name="ce123" office:value-type="string">
            <text:p>- Click on home, we can see content on this page</text:p>
          </table:table-cell>
          <table:table-cell table:style-name="ce121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ooc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Open form to configuration for CLV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ooc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20" office:value-type="string">
            <text:p>Step 2: Open form to create configuration</text:p>
          </table:table-cell>
          <table:table-cell table:style-name="ce123" office:value-type="string">
            <text:p>- Create 1 CLV page or go to home page</text:p>
            <text:p>- Change to <text:span text:style-name="T9">Edit</text:span> mode</text:p>
            <text:p>- Click on <text:span text:style-name="T9">Preferences</text:span> icon</text:p>
          </table:table-cell>
          <table:table-cell table:style-name="ce121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formula="oooc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ooc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Add new content for CLV page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ooc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1" office:value-type="string">
            <text:p>Step 2: Open form to create new content</text:p>
          </table:table-cell>
          <table:table-cell table:style-name="ce123" office:value-type="string">
            <text:p>- Create 1 CLV page or go to home page</text:p>
            <text:p>- Change to <text:span text:style-name="T9">Edit</text:span> mode</text:p>
            <text:p>- Click on <text:span text:style-name="T9">Add Content</text:span> icon</text:p>
          </table:table-cell>
          <table:table-cell table:style-name="ce121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ooc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20" office:value-type="string">
            <text:p>Step 3: Create new content</text:p>
          </table:table-cell>
          <table:table-cell table:style-name="ce123" office:value-type="string">
            <text:p>- Fill values in field</text:p>
            <text:p>- Save</text:p>
            <text:p>- Back to CLV page</text:p>
          </table:table-cell>
          <table:table-cell table:style-name="ce121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formula="oooc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ooc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45" office:value-type="string">
            <text:p>Manage content of CLV page</text:p>
          </table:table-cell>
          <table:table-cell table:style-name="ce104" office:value-type="string">
            <text:p>Step 1: Access WCM program</text:p>
          </table:table-cell>
          <table:table-cell table:style-name="ce103" office:value-type="string">
            <text:p>- Access WCM in public</text:p>
          </table:table-cell>
          <table:table-cell table:style-name="ce103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ooc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21" office:value-type="string">
            <text:p>Step 2: Open form to create new content</text:p>
          </table:table-cell>
          <table:table-cell table:style-name="ce123" office:value-type="string">
            <text:p>- Create 1 CLV page or go to home page</text:p>
            <text:p>- Change to <text:span text:style-name="T9">Edit</text:span> mode</text:p>
            <text:p>- Click on <text:span text:style-name="T9">Manage Content</text:span> icon</text:p>
          </table:table-cell>
          <table:table-cell table:style-name="ce121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6"/>
          <table:table-cell table:style-name="ce90" table:number-columns-repeated="252"/>
        </table:table-row>
      </table:table>
      <table:table table:name="Banner_Footer" table:style-name="ta4" table:print="false">
        <table:table-column table:style-name="co22" table:default-cell-style-name="ce84"/>
        <table:table-column table:style-name="co23" table:default-cell-style-name="ce39"/>
        <table:table-column table:style-name="co24" table:default-cell-style-name="ce94"/>
        <table:table-column table:style-name="co25" table:default-cell-style-name="ce135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46"/>
        <table:table-column table:style-name="co3" table:default-cell-style-name="ce149"/>
        <table:table-column table:style-name="co3" table:default-cell-style-name="ce151"/>
        <table:table-column table:style-name="co31" table:default-cell-style-name="ce149"/>
        <table:table-column table:style-name="co3" table:number-columns-repeated="3" table:default-cell-style-name="ce149"/>
        <table:table-column table:style-name="co3" table:default-cell-style-name="ce127"/>
        <table:table-column table:style-name="co3" table:number-columns-repeated="3" table:default-cell-style-name="ce159"/>
        <table:table-column table:style-name="co3" table:number-columns-repeated="36" table:default-cell-style-name="ce127"/>
        <table:table-column table:style-name="co3" table:number-columns-repeated="167" table:default-cell-style-name="ce138"/>
        <table:table-column table:style-name="co3" table:number-columns-repeated="33" table:default-cell-style-name="ce127"/>
        <table:table-column table:style-name="co11" table:default-cell-style-name="ce127"/>
        <table:table-row table:style-name="ro15">
          <table:table-cell table:style-name="ce127"/>
          <table:table-cell table:style-name="ce129" office:value-type="string">
            <text:p>TEST CASES</text:p>
          </table:table-cell>
          <table:table-cell table:style-name="ce129" table:number-columns-repeated="3"/>
          <table:table-cell/>
          <table:table-cell table:style-name="ce134" table:number-columns-repeated="4"/>
          <table:table-cell table:style-name="ce114" office:value-type="string">
            <text:p>Passed</text:p>
          </table:table-cell>
          <table:table-cell table:style-name="ce114" table:formula="oooc:=COUNTIF([.L$7:.L$1008];[.$K1])" office:value-type="float" office:value="0">
            <text:p>0</text:p>
          </table:table-cell>
          <table:table-cell table:style-name="ce114" table:formula="oooc:=COUNTIF([.M$7:.M$1008];[.$K1])" office:value-type="float" office:value="0">
            <text:p>0</text:p>
          </table:table-cell>
          <table:table-cell table:style-name="ce114" table:formula="oooc:=COUNTIF([.N$7:.N$1008];[.$K1])" office:value-type="float" office:value="0">
            <text:p>0</text:p>
          </table:table-cell>
          <table:table-cell table:style-name="ce114" table:formula="oooc:=COUNTIF([.O$7:.O$1008];[.$K1])" office:value-type="float" office:value="0">
            <text:p>0</text:p>
          </table:table-cell>
          <table:table-cell table:style-name="ce134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15">
          <table:table-cell table:style-name="ce127"/>
          <table:table-cell table:style-name="ce130" table:number-columns-repeated="2"/>
          <table:table-cell table:style-name="ce134" table:number-columns-repeated="2"/>
          <table:table-cell/>
          <table:table-cell table:style-name="ce134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08];[.$K2])" office:value-type="float" office:value="0">
            <text:p>0</text:p>
          </table:table-cell>
          <table:table-cell table:style-name="ce114" table:formula="oooc:=COUNTIF([.M$7:.M$1008];[.$K2])" office:value-type="float" office:value="0">
            <text:p>0</text:p>
          </table:table-cell>
          <table:table-cell table:style-name="ce114" table:formula="oooc:=COUNTIF([.N$7:.N$1008];[.$K2])" office:value-type="float" office:value="0">
            <text:p>0</text:p>
          </table:table-cell>
          <table:table-cell table:style-name="ce114" table:formula="oooc:=COUNTIF([.O$7:.O$1008];[.$K2])" office:value-type="float" office:value="0">
            <text:p>0</text:p>
          </table:table-cell>
          <table:table-cell table:style-name="ce134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22">
          <table:table-cell table:style-name="ce127"/>
          <table:table-cell table:style-name="ce131" office:value-type="string">
            <text:p>Functions list</text:p>
          </table:table-cell>
          <table:table-cell table:style-name="ce133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33"/>
          <table:table-cell/>
          <table:table-cell table:style-name="ce138"/>
          <table:table-cell table:style-name="ce141"/>
          <table:table-cell table:style-name="ce144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08];[.$K3])" office:value-type="float" office:value="0">
            <text:p>0</text:p>
          </table:table-cell>
          <table:table-cell table:style-name="ce114" table:formula="oooc:=COUNTIF([.M$7:.M$1008];[.$K3])" office:value-type="float" office:value="0">
            <text:p>0</text:p>
          </table:table-cell>
          <table:table-cell table:style-name="ce114" table:formula="oooc:=COUNTIF([.N$7:.N$1008];[.$K3])" office:value-type="float" office:value="0">
            <text:p>0</text:p>
          </table:table-cell>
          <table:table-cell table:style-name="ce114" table:formula="oooc:=COUNTIF([.O$7:.O$1008];[.$K3])" office:value-type="float" office:value="0">
            <text:p>0</text:p>
          </table:table-cell>
          <table:table-cell table:style-name="ce141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6">
          <table:table-cell table:style-name="ce127"/>
          <table:table-cell table:style-name="ce131" office:value-type="string">
            <text:p>Total Main Cases</text:p>
          </table:table-cell>
          <table:table-cell table:style-name="ce133" table:formula="oooc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33"/>
          <table:table-cell/>
          <table:table-cell table:style-name="ce138"/>
          <table:table-cell table:style-name="ce141"/>
          <table:table-cell table:style-name="ce145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08];[.$K4])" office:value-type="float" office:value="0">
            <text:p>0</text:p>
          </table:table-cell>
          <table:table-cell table:style-name="ce114" table:formula="oooc:=COUNTIF([.M$7:.M$1008];[.$K4])" office:value-type="float" office:value="0">
            <text:p>0</text:p>
          </table:table-cell>
          <table:table-cell table:style-name="ce114" table:formula="oooc:=COUNTIF([.N$7:.N$1008];[.$K4])" office:value-type="float" office:value="0">
            <text:p>0</text:p>
          </table:table-cell>
          <table:table-cell table:style-name="ce114" table:formula="oooc:=COUNTIF([.O$7:.O$1008];[.$K4])" office:value-type="float" office:value="0">
            <text:p>0</text:p>
          </table:table-cell>
          <table:table-cell table:style-name="ce141"/>
          <table:table-cell table:style-name="ce127" table:number-columns-repeated="3"/>
          <table:table-cell table:number-columns-repeated="36"/>
          <table:table-cell table:style-name="ce168" table:number-columns-repeated="167"/>
          <table:table-cell table:number-columns-repeated="34"/>
        </table:table-row>
        <table:table-row table:style-name="ro15">
          <table:table-cell table:style-name="ce127"/>
          <table:table-cell table:style-name="ce132"/>
          <table:table-cell table:style-name="ce127" table:number-columns-repeated="2"/>
          <table:table-cell table:number-columns-repeated="4"/>
          <table:table-cell table:style-name="ce127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08];[.$K5])" office:value-type="float" office:value="0">
            <text:p>0</text:p>
          </table:table-cell>
          <table:table-cell table:style-name="ce114" table:formula="oooc:=COUNTIF([.M$7:.M$1008];[.$K5])" office:value-type="float" office:value="0">
            <text:p>0</text:p>
          </table:table-cell>
          <table:table-cell table:style-name="ce114" table:formula="oooc:=COUNTIF([.N$7:.N$1008];[.$K5])" office:value-type="float" office:value="0">
            <text:p>0</text:p>
          </table:table-cell>
          <table:table-cell table:style-name="ce114" table:formula="oooc:=COUNTIF([.O$7:.O$1008];[.$K5])" office:value-type="float" office:value="0">
            <text:p>0</text:p>
          </table:table-cell>
          <table:table-cell/>
          <table:table-cell table:style-name="ce127" table:number-columns-repeated="3"/>
          <table:table-cell table:number-columns-repeated="36"/>
          <table:table-cell table:style-name="ce127" table:number-columns-repeated="167"/>
          <table:table-cell table:number-columns-repeated="34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8">
          <table:table-cell table:style-name="ce128" office:value-type="float" office:value="1">
            <text:p>001</text:p>
          </table:table-cell>
          <table:table-cell table:style-name="ce38" office:value-type="string">
            <text:p>FNC_ECMS_WCM_BF_01</text:p>
          </table:table-cell>
          <table:table-cell table:style-name="ce128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 form to edit banner</text:p>
          </table:table-cell>
          <table:table-cell table:style-name="ce135" office:value-type="string">
            <text:p>Step 1: Enable edit mode for WCM by admin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</table:table-cell>
          <table:table-cell table:style-name="ce13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47"/>
          <table:table-cell table:content-validation-name="val1"/>
          <table:table-cell table:style-name="ce153"/>
          <table:table-cell table:style-name="ce147" table:number-columns-repeated="3"/>
          <table:table-cell table:style-name="ce156" table:number-columns-repeated="4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12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display form to edit banner</text:p>
          </table:table-cell>
          <table:table-cell table:style-name="ce137" office:value-type="string">
            <text:p>Step 2: Show form to edit banner</text:p>
          </table:table-cell>
          <table:table-cell table:style-name="ce137" office:value-type="string">
            <text:p><text:s/>- Click on <text:span text:style-name="T11">quick</text:span> <text:span text:style-name="T11">edit</text:span> icon on banner</text:p>
          </table:table-cell>
          <table:table-cell table:style-name="ce137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48"/>
          <table:table-cell table:content-validation-name="val1"/>
          <table:table-cell table:style-name="ce153"/>
          <table:table-cell table:style-name="ce148" table:number-columns-repeated="3"/>
          <table:table-cell table:style-name="ce157" table:number-columns-repeated="4"/>
          <table:table-cell table:style-name="ce165" table:number-columns-repeated="36"/>
          <table:table-cell table:style-name="ce170" table:number-columns-repeated="167"/>
          <table:table-cell table:style-name="ce165" table:number-columns-repeated="34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Replace existing logo while editing banner</text:p>
          </table:table-cell>
          <table:table-cell table:style-name="ce135" office:value-type="string">
            <text:p>Step 1: Show form to edit bann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8"/>
          <table:table-cell table:style-name="ce162" table:number-columns-repeated="3"/>
          <table:table-cell table:style-name="ce164" table:number-columns-repeated="36"/>
          <table:table-cell table:style-name="ce169" table:number-columns-repeated="167"/>
          <table:table-cell table:style-name="ce164" table:number-columns-repeated="34"/>
        </table:table-row>
        <table:table-row table:style-name="ro16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Replace existing logo while editing banner</text:p>
          </table:table-cell>
          <table:table-cell table:style-name="ce137" office:value-type="string">
            <text:p>Step 2: Change logo</text:p>
          </table:table-cell>
          <table:table-cell table:style-name="ce139" office:value-type="string">
            <office:annotation draw:style-name="gr3" draw:text-style-name="P3" svg:width="1.3984in" svg:height="0.6819in" svg:x="9.7366in" svg:y="44.4252in" draw:caption-point-x="-9.7366in" draw:caption-point-y="-44.4252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3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Replace existing logo while editing banner</text:p>
          </table:table-cell>
          <table:table-cell table:style-name="ce137" office:value-type="string">
            <text:p>Step 3: Complete changing logo</text:p>
          </table:table-cell>
          <table:table-cell table:style-name="ce137" office:value-type="string">
            <text:p>Click <text:span text:style-name="T9">[Fast Publish]</text:span></text:p>
          </table:table-cell>
          <table:table-cell table:style-name="ce142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8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adding slogan on banner</text:p>
          </table:table-cell>
          <table:table-cell table:style-name="ce135" office:value-type="string">
            <text:p>Step 1: Show form to edit bann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adding slogan on banner</text:p>
          </table:table-cell>
          <table:table-cell table:style-name="ce137" office:value-type="string">
            <text:p>Step 2: Complete editing banner with new slogan</text:p>
          </table:table-cell>
          <table:table-cell table:style-name="ce137" office:value-type="string">
            <text:p>- Add text for slogan in Main content</text:p>
            <text:p>- Click <text:span text:style-name="T9">[Fast Publish]</text:span></text:p>
          </table:table-cell>
          <table:table-cell table:style-name="ce142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5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56" office:value-type="string">
            <text:p>Check edit banner with image larger than designed/allowed size</text:p>
          </table:table-cell>
          <table:table-cell table:style-name="ce135" office:value-type="string">
            <text:p>Step 1: Show form to edit bann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3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office:annotation draw:style-name="gr4" draw:text-style-name="P3" svg:width="1.4886in" svg:height="0.8937in" svg:x="9.5606in" svg:y="102.5307in" draw:caption-point-x="-9.5606in" draw:caption-point-y="-102.5307in">
              <dc:date>2009-11-16T00:00:00</dc:date>
              <text:p text:style-name="P2"><text:span text:style-name="T1">Add step de turn on Edit mode</text:span></text:p>
            </office:annotation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3: Update logo</text:p>
          </table:table-cell>
          <table:table-cell table:style-name="ce137" office:value-type="string">
            <text:p>- Delete existing logo</text:p>
            <text:p>- Click on <text:span text:style-name="T11">insert</text:span> <text:span text:style-name="T11">image</text:span> icon to insert new logo with large size image</text:p>
            <text:p/>
          </table:table-cell>
          <table:table-cell table:style-name="ce142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4: Display image's <text:s/>source code</text:p>
          </table:table-cell>
          <table:table-cell table:style-name="ce137" office:value-type="string">
            <text:p>- Click on <text:span text:style-name="T11">Source </text:span><text:span text:style-name="T5">icon on fck editor</text:span></text:p>
          </table:table-cell>
          <table:table-cell table:style-name="ce142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5: Make large size to suitable with banner</text:p>
          </table:table-cell>
          <table:table-cell table:style-name="ce137" office:value-type="string">
            <text:p>- Change height and weight of image in here </text:p>
          </table:table-cell>
          <table:table-cell table:style-name="ce142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26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with large size image, which not same with design dimension</text:p>
          </table:table-cell>
          <table:table-cell table:style-name="ce137" office:value-type="string">
            <text:p>Step 6: Update slogan</text:p>
          </table:table-cell>
          <table:table-cell table:style-name="ce137" office:value-type="string">
            <text:p>- Delete existing slogan</text:p>
            <text:p>- Type new slogan by write text on main content text area</text:p>
            <text:p>- Click [<text:span text:style-name="T11">Fast</text:span> <text:span text:style-name="T11">publish</text:span>] button</text:p>
          </table:table-cell>
          <table:table-cell table:style-name="ce142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59"/>
          <table:table-cell table:number-columns-repeated="240"/>
        </table:table-row>
        <table:table-row table:style-name="ro16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displaying slogan in banner after edit banner with long text slogan</text:p>
          </table:table-cell>
          <table:table-cell table:style-name="ce135" office:value-type="string">
            <text:p>Step 1: Choose existing site with bann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7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ing slogan in banner after edit banner with long text slogan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18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35" office:value-type="string">
            <text:p>Check displaying slogan in banner after edit banner with long text slogan</text:p>
          </table:table-cell>
          <table:table-cell table:style-name="ce137" office:value-type="string">
            <text:p>Step 3: Update slogan</text:p>
          </table:table-cell>
          <table:table-cell table:style-name="ce137" office:value-type="string">
            <text:p>- Edit current or add new slogan by input long text in Main Content field</text:p>
            <text:p>- Click <text:span text:style-name="T9">[Fast Publish]</text:span></text:p>
            <text:p/>
          </table:table-cell>
          <table:table-cell table:style-name="ce142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16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55" office:value-type="string">
            <office:annotation draw:style-name="gr2" draw:text-style-name="P3" svg:width="1.1197in" svg:height="0.5457in" svg:x="5.7181in" svg:y="157.5366in" draw:caption-point-x="-5.7181in" draw:caption-point-y="-157.5366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35" office:value-type="string">
            <text:p>Step 1: Choose existing site with bann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27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css code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8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css code</text:p>
          </table:table-cell>
          <table:table-cell table:style-name="ce137" office:value-type="string">
            <text:p>Step 3: Change by error css code</text:p>
          </table:table-cell>
          <table:table-cell table:style-name="ce139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43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55" office:value-type="string">
            <text:p>Check edit banner by error java script(js) code</text:p>
          </table:table-cell>
          <table:table-cell table:style-name="ce135" office:value-type="string">
            <text:p>Step 1: Choose existing site with bann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java script(js) code</text:p>
          </table:table-cell>
          <table:table-cell table:style-name="ce137" office:value-type="string">
            <text:p>Step 2: Change information of banner.</text:p>
          </table:table-cell>
          <table:table-cell table:style-name="ce139" office:value-type="string">
            <text:p>- Click on <text:span text:style-name="T11">quick</text:span> <text:span text:style-name="T11">edit</text:span> icon on banner at the middle of screen</text:p>
          </table:table-cell>
          <table:table-cell table:style-name="ce13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8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36" office:value-type="string">
            <text:p>Check edit banner by error default.java script(js) code</text:p>
          </table:table-cell>
          <table:table-cell table:style-name="ce137" office:value-type="string">
            <text:p>Step 3: Change by error java script(js) code</text:p>
          </table:table-cell>
          <table:table-cell table:style-name="ce139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5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3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displaying form to edit footer</text:p>
          </table:table-cell>
          <table:table-cell table:style-name="ce135" office:value-type="string">
            <text:p>Step 1: Enable edit mode for WCM by admin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</table:table-cell>
          <table:table-cell table:style-name="ce13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displaying form to edit footer</text:p>
          </table:table-cell>
          <table:table-cell table:style-name="ce135" office:value-type="string">
            <text:p>Step 2: Show form to edit footer</text:p>
          </table:table-cell>
          <table:table-cell table:style-name="ce140" office:value-type="string">
            <text:p>- Click on quick edit icon on footer at the bottom of screen</text:p>
          </table:table-cell>
          <table:table-cell table:style-name="ce135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8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ing footer with image/text</text:p>
          </table:table-cell>
          <table:table-cell table:style-name="ce135" office:value-type="string">
            <text:p>Step 1: Show form to edit foot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- Click on quick edit icon on footer</text:span></text:p>
          </table:table-cell>
          <table:table-cell table:style-name="ce13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ing footer with image/text</text:p>
          </table:table-cell>
          <table:table-cell table:style-name="ce137" office:value-type="string">
            <text:p>Step 2: Update image</text:p>
          </table:table-cell>
          <table:table-cell table:style-name="ce139" office:value-type="string">
            <office:annotation draw:style-name="gr5" draw:text-style-name="P3" svg:width="1.1197in" svg:height="0.7083in" svg:x="9.7366in" svg:y="328.3791in" draw:caption-point-x="-9.7366in" draw:caption-point-y="-328.37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42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ing footer with image/text</text:p>
          </table:table-cell>
          <table:table-cell table:style-name="ce137" office:value-type="string">
            <text:p>Step 3: Complete editing footer</text:p>
          </table:table-cell>
          <table:table-cell table:style-name="ce137" office:value-type="string">
            <text:p>Click [<text:span text:style-name="T11">Fast</text:span> <text:span text:style-name="T11">publish</text:span>] button</text:p>
          </table:table-cell>
          <table:table-cell table:style-name="ce142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8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long text.</text:p>
          </table:table-cell>
          <table:table-cell table:style-name="ce135" office:value-type="string">
            <text:p>Step 1: Show form to edit footer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- Click on quick edit icon on footer</text:span></text:p>
          </table:table-cell>
          <table:table-cell table:style-name="ce13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7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long text.</text:p>
          </table:table-cell>
          <table:table-cell table:style-name="ce137" office:value-type="string">
            <text:p>Step 2: Update footer with long text</text:p>
          </table:table-cell>
          <table:table-cell table:style-name="ce139" office:value-type="string">
            <text:p>- Edit current or add new text with long content or in different lines</text:p>
            <text:p>- Click [<text:span text:style-name="T9">Fast Publish]</text:span></text:p>
          </table:table-cell>
          <table:table-cell table:style-name="ce139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CSS</text:p>
          </table:table-cell>
          <table:table-cell table:style-name="ce135" office:value-type="string">
            <text:p>Step 1: Choose existing site with foot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2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CSS</text:p>
          </table:table-cell>
          <table:table-cell table:style-name="ce137" office:value-type="string">
            <text:p>Step 2: Change information of footer.</text:p>
          </table:table-cell>
          <table:table-cell table:style-name="ce139" office:value-type="string">
            <text:p>- Click on quick edit icon on footer at the middle of screen</text:p>
          </table:table-cell>
          <table:table-cell table:style-name="ce13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7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CSS</text:p>
          </table:table-cell>
          <table:table-cell table:style-name="ce137" office:value-type="string">
            <text:p>Step 3: Change by error css code</text:p>
          </table:table-cell>
          <table:table-cell table:style-name="ce139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5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16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55" office:value-type="string">
            <text:p>Check edit footer with invalid JS</text:p>
          </table:table-cell>
          <table:table-cell table:style-name="ce135" office:value-type="string">
            <text:p>Step 1: Choose existing site with footer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number-columns-repeated="39"/>
          <table:table-cell table:style-name="ce171" table:number-columns-repeated="167"/>
          <table:table-cell table:style-name="ce174"/>
          <table:table-cell table:number-columns-repeated="33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JS</text:p>
          </table:table-cell>
          <table:table-cell table:style-name="ce137" office:value-type="string">
            <text:p>Step 2: Change information of footer.</text:p>
          </table:table-cell>
          <table:table-cell table:style-name="ce139" office:value-type="string">
            <text:p>- Click on quick edit icon on footer at the middle of screen</text:p>
          </table:table-cell>
          <table:table-cell table:style-name="ce13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35" office:value-type="string">
            <text:p>Check edit footer with invalid JS</text:p>
          </table:table-cell>
          <table:table-cell table:style-name="ce137" office:value-type="string">
            <text:p>Step 3: Change by error java script(js) code</text:p>
          </table:table-cell>
          <table:table-cell table:style-name="ce139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5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3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display form to edit content of Homepage</text:p>
          </table:table-cell>
          <table:table-cell table:style-name="ce135" office:value-type="string">
            <text:p>Step 1: Enable edit mode for WCM by admin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</table:table-cell>
          <table:table-cell table:style-name="ce13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display form to edit Homepage</text:p>
          </table:table-cell>
          <table:table-cell table:style-name="ce135" office:value-type="string">
            <text:p>Step 2: Show form to edit footer</text:p>
          </table:table-cell>
          <table:table-cell table:style-name="ce135" office:value-type="string">
            <text:p>- Click on quick edit icon in the top right of page's content</text:p>
          </table:table-cell>
          <table:table-cell table:style-name="ce13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0"/>
          <table:table-cell table:number-columns-repeated="39"/>
          <table:table-cell table:style-name="ce132" table:number-columns-repeated="167"/>
          <table:table-cell table:number-columns-repeated="34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Edit content of Home page</text:p>
          </table:table-cell>
          <table:table-cell table:style-name="ce135" office:value-type="string">
            <text:p>Step 1: Show form to edit Home page</text:p>
          </table:table-cell>
          <table:table-cell table:style-name="ce135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</text:span><text:span text:style-name="T21">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3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style-name="ce158" table:number-columns-repeated="3"/>
          <table:table-cell table:style-name="ce164" table:number-columns-repeated="36"/>
          <table:table-cell table:style-name="ce172" table:number-columns-repeated="167"/>
          <table:table-cell table:style-name="ce164" table:number-columns-repeated="34"/>
        </table:table-row>
        <table:table-row table:style-name="ro29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Edit content of Home page</text:p>
          </table:table-cell>
          <table:table-cell table:style-name="ce137" office:value-type="string">
            <text:p>Step 2: Change information of Homepage.</text:p>
          </table:table-cell>
          <table:table-cell table:style-name="ce139" office:value-type="string">
            <text:p>- Change content of Home page in Main Content field</text:p>
            <text:p>- Click [<text:span text:style-name="T9">Fast Publish</text:span>]</text:p>
          </table:table-cell>
          <table:table-cell table:style-name="ce139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161"/>
          <table:table-cell table:style-name="ce158" table:number-columns-repeated="3"/>
          <table:table-cell table:style-name="ce164" table:number-columns-repeated="36"/>
          <table:table-cell table:style-name="ce172" table:number-columns-repeated="167"/>
          <table:table-cell table:style-name="ce164" table:number-columns-repeated="34"/>
        </table:table-row>
        <table:table-row table:style-name="ro8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CSS</text:p>
          </table:table-cell>
          <table:table-cell table:style-name="ce135" office:value-type="string">
            <text:p>Step 1: Choose existing site with Homepage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2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CSS</text:p>
          </table:table-cell>
          <table:table-cell table:style-name="ce137" office:value-type="string">
            <text:p>Step 2: Change information of Homepage.</text:p>
          </table:table-cell>
          <table:table-cell table:style-name="ce139" office:value-type="string">
            <text:p>- Click on quick edit icon on Homepage at the middle of screen</text:p>
          </table:table-cell>
          <table:table-cell table:style-name="ce13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CSS</text:p>
          </table:table-cell>
          <table:table-cell table:style-name="ce137" office:value-type="string">
            <text:p>Step 3: Change by error css code</text:p>
          </table:table-cell>
          <table:table-cell table:style-name="ce139" office:value-type="string">
            <text:p>- Choose <text:span text:style-name="T11">Advanced</text:span> tab</text:p>
            <text:p>- Choose CSS textarea</text:p>
            <text:p>- Change Css code by error code </text:p>
          </table:table-cell>
          <table:table-cell table:style-name="ce135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8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55" office:value-type="string">
            <text:p>Check edit Homepage with invalid JS</text:p>
          </table:table-cell>
          <table:table-cell table:style-name="ce135" office:value-type="string">
            <text:p>Step 1: Choose existing site with Homepage not blank content.</text:p>
          </table:table-cell>
          <table:table-cell table:style-name="ce135" office:value-type="string">
            <text:p>- Login by administrator or upper user</text:p>
          </table:table-cell>
          <table:table-cell table:style-name="ce13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2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JS</text:p>
          </table:table-cell>
          <table:table-cell table:style-name="ce137" office:value-type="string">
            <text:p>Step 2: Change information of Homepage.</text:p>
          </table:table-cell>
          <table:table-cell table:style-name="ce139" office:value-type="string">
            <text:p>- Click on quick edit icon on Homepage at the middle of screen</text:p>
          </table:table-cell>
          <table:table-cell table:style-name="ce13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35" office:value-type="string">
            <text:p>Check edit Homepage with invalid JS</text:p>
          </table:table-cell>
          <table:table-cell table:style-name="ce137" office:value-type="string">
            <text:p>Step 3: Change by error java script(js) code</text:p>
          </table:table-cell>
          <table:table-cell table:style-name="ce139" office:value-type="string">
            <text:p>- Choose <text:span text:style-name="T11">Advanced</text:span> tab</text:p>
            <text:p>- Choose java script(js) textarea</text:p>
            <text:p>- Change java script(js) code by error code </text:p>
          </table:table-cell>
          <table:table-cell table:style-name="ce135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150"/>
          <table:table-cell table:content-validation-name="val1"/>
          <table:table-cell table:style-name="ce154"/>
          <table:table-cell table:style-name="ce150" table:number-columns-repeated="7"/>
          <table:table-cell table:number-columns-repeated="237"/>
        </table:table-row>
        <table:table-row table:style-name="ro9" table:number-rows-repeated="12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237"/>
        </table:table-row>
        <table:table-row table:style-name="ro9" table:number-rows-repeated="2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36"/>
          <table:table-cell table:style-name="ce173" table:number-columns-repeated="167"/>
          <table:table-cell table:number-columns-repeated="34"/>
        </table:table-row>
        <table:table-row table:style-name="ro9" table:number-rows-repeated="10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36"/>
          <table:table-cell table:style-name="ce127" table:number-columns-repeated="167"/>
          <table:table-cell table:number-columns-repeated="34"/>
        </table:table-row>
        <table:table-row table:style-name="ro9">
          <table:table-cell table:style-name="ce127" table:number-columns-repeated="4"/>
          <table:table-cell table:number-columns-repeated="4"/>
          <table:table-cell table:style-name="ce127" table:number-columns-repeated="2"/>
          <table:table-cell table:style-name="ce152"/>
          <table:table-cell table:style-name="ce155"/>
          <table:table-cell table:style-name="ce127" table:number-columns-repeated="3"/>
          <table:table-cell/>
          <table:table-cell table:style-name="ce127" table:number-columns-repeated="3"/>
          <table:table-cell table:number-columns-repeated="36"/>
          <table:table-cell table:style-name="ce127" table:number-columns-repeated="167"/>
          <table:table-cell table:number-columns-repeated="34"/>
        </table:table-row>
      </table:table>
      <table:table table:name="Search" table:style-name="ta5" table:print="false">
        <table:table-column table:style-name="co24" table:default-cell-style-name="ce84"/>
        <table:table-column table:style-name="co32" table:default-cell-style-name="ce36"/>
        <table:table-column table:style-name="co33" table:default-cell-style-name="ce94"/>
        <table:table-column table:style-name="co34" table:default-cell-style-name="ce102"/>
        <table:table-column table:style-name="co35" table:default-cell-style-name="ce97"/>
        <table:table-column table:style-name="co35" table:default-cell-style-name="ce104"/>
        <table:table-column table:style-name="co36" table:default-cell-style-name="ce102"/>
        <table:table-column table:style-name="co27" table:default-cell-style-name="ce102"/>
        <table:table-column table:style-name="co37" table:default-cell-style-name="ce102"/>
        <table:table-column table:style-name="co3" table:default-cell-style-name="ce102"/>
        <table:table-column table:style-name="co3" table:default-cell-style-name="ce189"/>
        <table:table-column table:style-name="co3" table:number-columns-repeated="4" table:default-cell-style-name="ce102"/>
        <table:table-column table:style-name="co3" table:number-columns-repeated="3" table:default-cell-style-name="ce116"/>
        <table:table-column table:style-name="co3" table:number-columns-repeated="238" table:default-cell-style-name="Default"/>
        <table:table-row table:style-name="ro15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12];[.$K1])" office:value-type="float" office:value="0">
            <text:p>0</text:p>
          </table:table-cell>
          <table:table-cell table:style-name="ce114" table:formula="oooc:=COUNTIF([.M$7:.M$1012];[.$K1])" office:value-type="float" office:value="0">
            <text:p>0</text:p>
          </table:table-cell>
          <table:table-cell table:style-name="ce114" table:formula="oooc:=COUNTIF([.N$7:.N$1012];[.$K1])" office:value-type="float" office:value="0">
            <text:p>0</text:p>
          </table:table-cell>
          <table:table-cell table:style-name="ce114" table:formula="oooc:=COUNTIF([.O$7:.O$1012];[.$K1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2];[.$K2])" office:value-type="float" office:value="0">
            <text:p>0</text:p>
          </table:table-cell>
          <table:table-cell table:style-name="ce114" table:formula="oooc:=COUNTIF([.M$7:.M$1012];[.$K2])" office:value-type="float" office:value="0">
            <text:p>0</text:p>
          </table:table-cell>
          <table:table-cell table:style-name="ce114" table:formula="oooc:=COUNTIF([.N$7:.N$1012];[.$K2])" office:value-type="float" office:value="0">
            <text:p>0</text:p>
          </table:table-cell>
          <table:table-cell table:style-name="ce114" table:formula="oooc:=COUNTIF([.O$7:.O$1012];[.$K2])" office:value-type="float" office:value="0">
            <text:p>0</text:p>
          </table:table-cell>
          <table:table-cell table:style-name="ce95"/>
          <table:table-cell table:style-name="Default" table:number-columns-repeated="2"/>
          <table:table-cell table:number-columns-repeated="28"/>
          <table:table-cell table:style-name="ce113" table:number-columns-repeated="208"/>
          <table:table-cell table:number-columns-repeated="2"/>
        </table:table-row>
        <table:table-row table:style-name="ro22">
          <table:table-cell table:style-name="ce85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02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2];[.$K3])" office:value-type="float" office:value="0">
            <text:p>0</text:p>
          </table:table-cell>
          <table:table-cell table:style-name="ce114" table:formula="oooc:=COUNTIF([.M$7:.M$1012];[.$K3])" office:value-type="float" office:value="0">
            <text:p>0</text:p>
          </table:table-cell>
          <table:table-cell table:style-name="ce114" table:formula="oooc:=COUNTIF([.N$7:.N$1012];[.$K3])" office:value-type="float" office:value="0">
            <text:p>0</text:p>
          </table:table-cell>
          <table:table-cell table:style-name="ce114" table:formula="oooc:=COUNTIF([.O$7:.O$1012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number-columns-repeated="2"/>
          <table:table-cell table:style-name="ce193"/>
          <table:table-cell table:style-name="ce194" table:number-columns-repeated="6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85"/>
          <table:table-cell table:style-name="ce176" office:value-type="string">
            <text:p>Total Main Cases</text:p>
          </table:table-cell>
          <table:table-cell table:style-name="ce93" table:formula="oooc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12];[.$K4])" office:value-type="float" office:value="0">
            <text:p>0</text:p>
          </table:table-cell>
          <table:table-cell table:style-name="ce114" table:formula="oooc:=COUNTIF([.M$7:.M$1012];[.$K4])" office:value-type="float" office:value="0">
            <text:p>0</text:p>
          </table:table-cell>
          <table:table-cell table:style-name="ce114" table:formula="oooc:=COUNTIF([.N$7:.N$1012];[.$K4])" office:value-type="float" office:value="0">
            <text:p>0</text:p>
          </table:table-cell>
          <table:table-cell table:style-name="ce114" table:formula="oooc:=COUNTIF([.O$7:.O$1012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number-columns-repeated="2"/>
          <table:table-cell table:style-name="ce193" table:number-columns-repeated="7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12];[.$K5])" office:value-type="float" office:value="0">
            <text:p>0</text:p>
          </table:table-cell>
          <table:table-cell table:style-name="ce114" table:formula="oooc:=COUNTIF([.M$7:.M$1012];[.$K5])" office:value-type="float" office:value="0">
            <text:p>0</text:p>
          </table:table-cell>
          <table:table-cell table:style-name="ce114" table:formula="oooc:=COUNTIF([.N$7:.N$1012];[.$K5])" office:value-type="float" office:value="0">
            <text:p>0</text:p>
          </table:table-cell>
          <table:table-cell table:style-name="ce114" table:formula="oooc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175" office:value-type="float" office:value="1">
            <text:p>001</text:p>
          </table:table-cell>
          <table:table-cell table:style-name="ce35" office:value-type="string">
            <text:p>FNC_ECMS_WCM_SEARCH_01</text:p>
          </table:table-cell>
          <table:table-cell table:style-name="ce177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no keywords for searching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no keywords for searching</text:p>
          </table:table-cell>
          <table:table-cell table:style-name="ce98" office:value-type="string">
            <text:p>Step 3: Do search</text:p>
          </table:table-cell>
          <table:table-cell table:style-name="ce98" office:value-type="string">
            <text:p>- Leave search textbox is blank</text:p>
            <text:p>- Click [<text:span text:style-name="T11">Search</text:span>] button or press <text:span text:style-name="T11">Enter</text:span> on keyboard</text:p>
          </table:table-cell>
          <table:table-cell table:style-name="ce103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1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49" office:value-type="string">
            <text:p>Search in case search keyword does not match existing values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7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0" office:value-type="string">
            <text:p>Search in case search keyword does not match existing values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7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0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18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180" office:value-type="string">
            <text:p>Search in case search keyword does not match existing values</text:p>
          </table:table-cell>
          <table:table-cell table:style-name="ce103" office:value-type="string">
            <text:p>Step 4: Search by does not match keywords</text:p>
          </table:table-cell>
          <table:table-cell table:style-name="ce103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03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6" table:number-columns-repeated="208"/>
          <table:table-cell table:style-name="ce195"/>
          <table:table-cell/>
        </table:table-row>
        <table:table-row table:style-name="ro12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input keyword matches existing valu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1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keyword matches existing value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6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04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04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67" office:value-type="string">
            <text:p>Search in case searching keyword contains special characters like: #,$,%, &amp;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7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39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04" office:value-type="string">
            <text:p>- Type special character on text box search</text:p>
          </table:table-cell>
          <table:table-cell table:style-name="ce98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1"/>
          <table:table-cell table:number-columns-repeated="30"/>
          <table:table-cell table:style-name="ce35" table:number-columns-repeated="208"/>
          <table:table-cell table:number-columns-repeated="2"/>
        </table:table-row>
        <table:table-row table:style-name="ro32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in case admin user do searching</text:p>
          </table:table-cell>
          <table:table-cell table:style-name="ce102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admin user do searching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32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17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7"/>
          <table:table-cell table:style-name="ce192" table:number-columns-repeated="2"/>
          <table:table-cell table:style-name="ce195" table:number-columns-repeated="28"/>
          <table:table-cell table:style-name="ce197" table:number-columns-repeated="208"/>
          <table:table-cell table:style-name="ce195"/>
          <table:table-cell/>
        </table:table-row>
        <table:table-row table:style-name="ro6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49" office:value-type="string">
            <text:p>Test search result without login</text:p>
          </table:table-cell>
          <table:table-cell table:style-name="ce102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 table:number-columns-repeated="3"/>
          <table:table-cell table:style-name="ce195" table:number-columns-repeated="237"/>
          <table:table-cell/>
        </table:table-row>
        <table:table-row table:style-name="ro33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 table:number-columns-repeated="3"/>
          <table:table-cell table:style-name="ce195" table:number-columns-repeated="237"/>
          <table:table-cell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180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92" table:number-columns-repeated="3"/>
          <table:table-cell table:style-name="ce195" table:number-columns-repeated="237"/>
          <table:table-cell/>
        </table:table-row>
        <table:table-row table:style-name="ro34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1" office:value-type="string">
            <text:p>Test Search Result in case normal user do searching</text:p>
          </table:table-cell>
          <table:table-cell table:style-name="ce102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5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2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182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1" office:value-type="string">
            <text:p>Test display search result in case checked page and document to d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6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6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182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04" office:value-type="string">
            <text:p>- Wait some minutes to display search results</text:p>
          </table:table-cell>
          <table:table-cell table:style-name="ce104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 </text:p>
            <text:p>in case choose one site </text:p>
            <text:p>to search.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04" office:value-type="string">
            <text:p>- Type data on text box to search.</text:p>
            <text:p>- Checked on Page or Document</text:p>
            <text:p>- Choose one site in site combobox.</text:p>
            <text:p>- Click [<text:span text:style-name="T11">Search</text:span>] button or press <text:span text:style-name="T11">Enter </text:span><text:span text:style-name="T5">on</text:span><text:span text:style-name="T11"> </text:span><text:span text:style-name="T5">keyboard</text:span></text:p>
          </table:table-cell>
          <table:table-cell table:style-name="ce104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</text:p>
            <text:p>document 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9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04" office:value-type="string">
            <text:p>- Type data on text box to search.</text:p>
            <text:p>- Checked <text:span text:style-name="T11">Document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checked only page <text:s/>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7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04" office:value-type="string">
            <text:p>- Type data on text box to search.</text:p>
            <text:p>- Check Page</text:p>
            <text:p>- Choose “all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search by Box search.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7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9" office:value-type="string">
            <text:p>Step 4: Type keyword suitable</text:p>
            <text:p><text:s/>with site</text:p>
            <text:p/>
          </table:table-cell>
          <table:table-cell table:style-name="ce79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2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45" office:value-type="string">
            <text:p>Test search result in case </text:p>
            <text:p>keyword was typed by A*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04" office:value-type="string">
            <text:p>- Type data on text box as A* to search.</text:p>
            <text:p>- Checked <text:span text:style-name="T11">Page</text:span></text:p>
            <text:p>- Choose “<text:span text:style-name="T11">all</text:span>” <text:s/>in site combobox.</text:p>
            <text:p>- Click [<text:span text:style-name="T11">Search</text:span>] button or press <text:span text:style-name="T11">Enter </text:span><text:span text:style-name="T5">on keyboard</text:span></text:p>
          </table:table-cell>
          <table:table-cell table:style-name="ce104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2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45" office:value-type="string">
            <text:p>Test display search result</text:p>
            <text:p><text:s/>in case unchecked on page and document to search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32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32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79" office:value-type="string">
            <text:p>Step 3: Unchecked on page</text:p>
            <text:p>and document to search</text:p>
          </table:table-cell>
          <table:table-cell table:style-name="ce79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7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4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45" office:value-type="string">
            <text:p>Test view content in Search <text:s/>Result in Live mod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7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table:style-name="ce98" office:value-type="string">
            <text:p>Step 2: Create data to search</text:p>
          </table:table-cell>
          <table:table-cell table:style-name="ce98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98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9"/>
          <table:table-cell table:number-columns-repeated="240"/>
        </table:table-row>
        <table:table-row table:style-name="ro1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6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02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98" office:value-type="string">
            <text:p>- Click link of search result </text:p>
          </table:table-cell>
          <table:table-cell table:style-name="ce18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0" office:value-type="string">
            <text:p>Print content of search result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6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98" office:value-type="string">
            <text:p>- Open search portlet</text:p>
            <text:p>- Do search</text:p>
          </table:table-cell>
          <table:table-cell table:style-name="ce188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6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98" office:value-type="string">
            <text:p>- Click link of search result</text:p>
          </table:table-cell>
          <table:table-cell table:style-name="ce18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6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02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98" office:value-type="string">
            <text:p>Click on <text:span text:style-name="T9">Print</text:span> icon</text:p>
          </table:table-cell>
          <table:table-cell table:style-name="ce188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02"/>
          <table:table-cell table:style-name="ce117" table:number-columns-repeated="2"/>
          <table:table-cell table:style-name="ce195" table:number-columns-repeated="238"/>
        </table:table-row>
        <table:table-row table:style-name="ro1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3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178" office:value-type="string">
            <text:p>WCM\Search\Setting</text:p>
          </table:table-cell>
          <table:table-cell table:style-name="ce62" office:value-type="string">
            <text:p>Check display form to setting</text:p>
            <text:p><text:s/>search result pag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number-columns-repeated="238"/>
        </table:table-row>
        <table:table-row table:style-name="ro7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03" office:value-type="string">
            <text:p>- Choose or input data in Search text box in the right corner of tool bar</text:p>
            <text:p>- Click enter</text:p>
          </table:table-cell>
          <table:table-cell table:style-name="ce103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number-columns-repeated="238"/>
        </table:table-row>
        <table:table-row table:style-name="ro43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78" office:value-type="string">
            <text:p>WCM\Search\Setting</text:p>
          </table:table-cell>
          <table:table-cell table:style-name="ce183" office:value-type="string">
            <text:p>Check display form to setting</text:p>
            <text:p><text:s/>search result page</text:p>
          </table:table-cell>
          <table:table-cell table:style-name="ce178" office:value-type="string">
            <text:p>Step 3: Display form to setting </text:p>
            <text:p>search page</text:p>
          </table:table-cell>
          <table:table-cell table:style-name="ce178" office:value-type="string">
            <text:p>- Open Edit mode</text:p>
            <text:p>- Choose search portlet on </text:p>
            <text:p><text:span text:style-name="T2">navigation</text:span> bar</text:p>
            <text:p>- Click [<text:span text:style-name="T9">Quick</text:span> <text:span text:style-name="T11">Edit</text:span><text:span text:style-name="T9">]</text:span> icon corresponding </text:p>
            <text:p>with search portlet</text:p>
          </table:table-cell>
          <table:table-cell table:style-name="ce178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178"/>
          <table:table-cell table:content-validation-name="val2"/>
          <table:table-cell table:style-name="ce178" table:number-columns-repeated="7"/>
          <table:table-cell table:number-columns-repeated="238"/>
        </table:table-row>
        <table:table-row table:style-name="ro1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4" office:value-type="string">
            <text:p>Check display when choose</text:p>
            <text:p>box search is page mode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- <text:s/>Click [Edit mode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Choose search portlet on </text:p>
            <text:p>navigation bar</text:p>
            <text:p>- Click [<text:span text:style-name="T9">Quick Edit]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79" office:value-type="string">
            <text:p>Step 4: Choose box <text:s/>search for</text:p>
            <text:p><text:s/>page mode</text:p>
          </table:table-cell>
          <table:table-cell table:style-name="ce179" office:value-type="string">
            <text:p>- Choose box page search from</text:p>
            <text:p>page node</text:p>
            <text:p>- Click [<text:span text:style-name="T11">Save</text:span>] button</text:p>
          </table:table-cell>
          <table:table-cell table:style-name="ce17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44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when choose</text:p>
            <text:p>box search is page mode</text:p>
          </table:table-cell>
          <table:table-cell table:style-name="ce179" office:value-type="string">
            <text:p>Step 5: Check form after </text:p>
            <text:p>choosing box search </text:p>
          </table:table-cell>
          <table:table-cell table:style-name="ce179" office:value-type="string">
            <text:p>- Choose search portlet on </text:p>
            <text:p>navigation bar</text:p>
          </table:table-cell>
          <table:table-cell table:style-name="ce179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4" office:value-type="string">
            <text:p>Check display result when </text:p>
            <text:p>change item per page default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Click [<text:span text:style-name="T9">Edit mode</text:span>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ooc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Choose search portlet on </text:p>
            <text:p>navigation bar</text:p>
            <text:p>- Click <text:span text:style-name="T11">Quick</text:span> <text:span text:style-name="T11">Edit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79" office:value-type="string">
            <text:p>Step 4: Change item per page </text:p>
            <text:p>for result search page</text:p>
          </table:table-cell>
          <table:table-cell table:style-name="ce179" office:value-type="string">
            <text:p>- Choose item per page from 5</text:p>
            <text:p>items to 10 items</text:p>
            <text:p>- Click [<text:span text:style-name="T11">Save</text:span>] button</text:p>
          </table:table-cell>
          <table:table-cell table:style-name="ce17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9">
          <table:table-cell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179" office:value-type="string">
            <text:p>WCM\Search\Setting</text:p>
          </table:table-cell>
          <table:table-cell table:style-name="ce185" office:value-type="string">
            <text:p>Check display result when </text:p>
            <text:p>change item per page default</text:p>
          </table:table-cell>
          <table:table-cell table:style-name="ce179" office:value-type="string">
            <text:p>Step 5: Check display search </text:p>
            <text:p>result page after changing</text:p>
          </table:table-cell>
          <table:table-cell table:style-name="ce179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179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ooc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6" office:value-type="string">
            <text:p>Check display result when change search page layout template 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98" office:value-type="string">
            <text:p>- <text:s/>Click [<text:span text:style-name="T11">Edit mode</text:span>] icon in admin toolbar at right corner of screen</text:p>
          </table:table-cell>
          <table:table-cell table:style-name="ce98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79" office:value-type="string">
            <text:p>Step 3: Display form to setting </text:p>
            <text:p>search page</text:p>
          </table:table-cell>
          <table:table-cell table:style-name="ce179" office:value-type="string">
            <text:p>- Choose search portlet on </text:p>
            <text:p>navigation bar</text:p>
            <text:p>- Click <text:span text:style-name="T11">Quick Edit</text:span> icon corresponding </text:p>
            <text:p>with search portlet</text:p>
          </table:table-cell>
          <table:table-cell table:style-name="ce17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7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79" office:value-type="string">
            <text:p>Step 4: Change search page</text:p>
            <text:p>layout template</text:p>
          </table:table-cell>
          <table:table-cell table:style-name="ce179" office:value-type="string">
            <text:p>- Choose </text:p>
            <text:p>UIResultpagelayoutdefault.gtmpl</text:p>
            <text:p>on page layout template</text:p>
          </table:table-cell>
          <table:table-cell table:style-name="ce179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ooc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79" office:value-type="string">
            <text:p>WCM\Search\Setting</text:p>
          </table:table-cell>
          <table:table-cell table:style-name="ce187" office:value-type="string">
            <text:p>Check display result when change search page layout template </text:p>
          </table:table-cell>
          <table:table-cell table:style-name="ce179" office:value-type="string">
            <text:p>Step 5: Check display search </text:p>
            <text:p>result page after changing</text:p>
          </table:table-cell>
          <table:table-cell table:style-name="ce179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179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3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179" office:value-type="string">
            <text:p>WCM\Search\Textbox</text:p>
          </table:table-cell>
          <table:table-cell table:style-name="ce184" office:value-type="string">
            <text:p>Check search on textbox by normal user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6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98" office:value-type="string">
            <text:p>- Choose search portlet on navigation bar</text:p>
          </table:table-cell>
          <table:table-cell table:style-name="ce98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6">
          <table:table-cell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04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04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2">
          <table:table-cell table:formula="oooc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179" office:value-type="string">
            <text:p>WCM\Search\Textbox</text:p>
          </table:table-cell>
          <table:table-cell table:style-name="ce184" office:value-type="string">
            <text:p>Check search on textbox by administrator</text:p>
          </table:table-cell>
          <table:table-cell table:style-name="ce102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16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administrator</text:p>
          </table:table-cell>
          <table:table-cell table:style-name="ce179" office:value-type="string">
            <text:p>Step 2: Do search </text:p>
          </table:table-cell>
          <table:table-cell table:style-name="ce179" office:value-type="string">
            <text:p>- Type keyword same with</text:p>
            <text:p>content on database</text:p>
            <text:p>- Click on <text:span text:style-name="T11">Search</text:span> icon or press</text:p>
            <text:p><text:span text:style-name="T11">Enter</text:span> on keyboard</text:p>
          </table:table-cell>
          <table:table-cell table:style-name="ce179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45">
          <table:table-cell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9" office:value-type="string">
            <text:p>WCM\Search\Textbox</text:p>
          </table:table-cell>
          <table:table-cell table:style-name="ce185" office:value-type="string">
            <text:p>Check search on textbox by </text:p>
            <text:p>administrator</text:p>
          </table:table-cell>
          <table:table-cell table:style-name="ce179" office:value-type="string">
            <text:p>Step 3: Check display search</text:p>
            <text:p>result</text:p>
          </table:table-cell>
          <table:table-cell table:style-name="ce179" office:value-type="string">
            <text:p>- See on search result page</text:p>
          </table:table-cell>
          <table:table-cell table:style-name="ce179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179"/>
          <table:table-cell table:content-validation-name="val2"/>
          <table:table-cell table:style-name="ce179" table:number-columns-repeated="7"/>
          <table:table-cell table:style-name="ce195" table:number-columns-repeated="238"/>
        </table:table-row>
        <table:table-row table:style-name="ro9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0"/>
          <table:table-cell table:style-name="ce90" table:number-columns-repeated="245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0" table:number-columns-repeated="7"/>
          <table:table-cell table:style-name="ce190"/>
          <table:table-cell table:style-name="ce90" table:number-columns-repeated="245"/>
        </table:table-row>
      </table:table>
      <table:table table:name="Other_Actions" table:style-name="ta6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ce204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3" table:number-columns-repeated="247" table:default-cell-style-name="Default"/>
        <table:table-row table:style-name="ro15">
          <table:table-cell/>
          <table:table-cell table:style-name="ce199" office:value-type="string" table:number-columns-spanned="4" table:number-rows-spanned="1">
            <text:p>TEST CASES</text:p>
          </table:table-cell>
          <table:covered-table-cell table:number-columns-repeated="3" table:style-name="ce199"/>
          <table:table-cell/>
          <table:table-cell table:style-name="ce134" table:number-columns-repeated="4"/>
          <table:table-cell table:style-name="ce114" office:value-type="string">
            <text:p>Passed</text:p>
          </table:table-cell>
          <table:table-cell table:style-name="ce114" table:formula="oooc:=COUNTIF([.L$7:.L$1008];[.$K1])" office:value-type="float" office:value="0">
            <text:p>0</text:p>
          </table:table-cell>
          <table:table-cell table:style-name="ce114" table:formula="oooc:=COUNTIF([.M$7:.M$1008];[.$K1])" office:value-type="float" office:value="0">
            <text:p>0</text:p>
          </table:table-cell>
          <table:table-cell table:style-name="ce114" table:formula="oooc:=COUNTIF([.N$7:.N$1008];[.$K1])" office:value-type="float" office:value="0">
            <text:p>0</text:p>
          </table:table-cell>
          <table:table-cell table:style-name="ce114" table:formula="oooc:=COUNTIF([.O$7:.O$1008];[.$K1])" office:value-type="float" office:value="0">
            <text:p>0</text:p>
          </table:table-cell>
          <table:table-cell table:style-name="ce134"/>
          <table:table-cell table:style-name="ce210" table:number-columns-repeated="205"/>
          <table:table-cell table:number-columns-repeated="35"/>
        </table:table-row>
        <table:table-row table:style-name="ro15">
          <table:table-cell/>
          <table:table-cell table:style-name="ce200"/>
          <table:table-cell table:style-name="ce130"/>
          <table:table-cell table:style-name="ce134" table:number-columns-repeated="2"/>
          <table:table-cell/>
          <table:table-cell table:style-name="ce134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08];[.$K2])" office:value-type="float" office:value="0">
            <text:p>0</text:p>
          </table:table-cell>
          <table:table-cell table:style-name="ce114" table:formula="oooc:=COUNTIF([.M$7:.M$1008];[.$K2])" office:value-type="float" office:value="0">
            <text:p>0</text:p>
          </table:table-cell>
          <table:table-cell table:style-name="ce114" table:formula="oooc:=COUNTIF([.N$7:.N$1008];[.$K2])" office:value-type="float" office:value="0">
            <text:p>0</text:p>
          </table:table-cell>
          <table:table-cell table:style-name="ce114" table:formula="oooc:=COUNTIF([.O$7:.O$1008];[.$K2])" office:value-type="float" office:value="0">
            <text:p>0</text:p>
          </table:table-cell>
          <table:table-cell table:style-name="ce134"/>
          <table:table-cell table:style-name="ce210" table:number-columns-repeated="205"/>
          <table:table-cell table:number-columns-repeated="35"/>
        </table:table-row>
        <table:table-row table:style-name="ro22">
          <table:table-cell/>
          <table:table-cell table:style-name="ce201" office:value-type="string">
            <text:p>Functions list</text:p>
          </table:table-cell>
          <table:table-cell table:style-name="ce203" office:value-type="string" table:number-columns-spanned="3" table:number-rows-spanned="1">
            <text:p>Check something on program</text:p>
          </table:table-cell>
          <table:covered-table-cell table:number-columns-repeated="2" table:style-name="ce203"/>
          <table:table-cell/>
          <table:table-cell table:style-name="ce75"/>
          <table:table-cell table:style-name="ce141"/>
          <table:table-cell table:style-name="ce144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08];[.$K3])" office:value-type="float" office:value="0">
            <text:p>0</text:p>
          </table:table-cell>
          <table:table-cell table:style-name="ce114" table:formula="oooc:=COUNTIF([.M$7:.M$1008];[.$K3])" office:value-type="float" office:value="0">
            <text:p>0</text:p>
          </table:table-cell>
          <table:table-cell table:style-name="ce114" table:formula="oooc:=COUNTIF([.N$7:.N$1008];[.$K3])" office:value-type="float" office:value="0">
            <text:p>0</text:p>
          </table:table-cell>
          <table:table-cell table:style-name="ce114" table:formula="oooc:=COUNTIF([.O$7:.O$1008];[.$K3])" office:value-type="float" office:value="0">
            <text:p>0</text:p>
          </table:table-cell>
          <table:table-cell table:style-name="ce141"/>
          <table:table-cell table:style-name="ce210" table:number-columns-repeated="205"/>
          <table:table-cell table:number-columns-repeated="35"/>
        </table:table-row>
        <table:table-row table:style-name="ro6">
          <table:table-cell/>
          <table:table-cell table:style-name="ce201" office:value-type="string">
            <text:p>Total Main Cases</text:p>
          </table:table-cell>
          <table:table-cell table:style-name="ce93" table:formula="oooc:=MAX([.A7:.A999])" office:value-type="float" office:value="2" table:number-columns-spanned="3" table:number-rows-spanned="1">
            <text:p>2</text:p>
          </table:table-cell>
          <table:covered-table-cell table:number-columns-repeated="2" table:style-name="ce93"/>
          <table:table-cell/>
          <table:table-cell table:style-name="ce75"/>
          <table:table-cell table:style-name="ce141"/>
          <table:table-cell table:style-name="ce145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08];[.$K4])" office:value-type="float" office:value="0">
            <text:p>0</text:p>
          </table:table-cell>
          <table:table-cell table:style-name="ce114" table:formula="oooc:=COUNTIF([.M$7:.M$1008];[.$K4])" office:value-type="float" office:value="0">
            <text:p>0</text:p>
          </table:table-cell>
          <table:table-cell table:style-name="ce114" table:formula="oooc:=COUNTIF([.N$7:.N$1008];[.$K4])" office:value-type="float" office:value="0">
            <text:p>0</text:p>
          </table:table-cell>
          <table:table-cell table:style-name="ce114" table:formula="oooc:=COUNTIF([.O$7:.O$1008];[.$K4])" office:value-type="float" office:value="0">
            <text:p>0</text:p>
          </table:table-cell>
          <table:table-cell table:style-name="ce141"/>
          <table:table-cell table:style-name="ce210" table:number-columns-repeated="205"/>
          <table:table-cell table:number-columns-repeated="35"/>
        </table:table-row>
        <table:table-row table:style-name="ro15">
          <table:table-cell/>
          <table:table-cell table:style-name="ce202"/>
          <table:table-cell table:number-columns-repeated="7"/>
          <table:table-cell table:style-name="ce115"/>
          <table:table-cell office:value-type="string">
            <text:p>N/A</text:p>
          </table:table-cell>
          <table:table-cell table:style-name="ce114" table:formula="oooc:=COUNTIF([.L$7:.L$1008];[.$K5])" office:value-type="float" office:value="0">
            <text:p>0</text:p>
          </table:table-cell>
          <table:table-cell table:style-name="ce114" table:formula="oooc:=COUNTIF([.M$7:.M$1008];[.$K5])" office:value-type="float" office:value="0">
            <text:p>0</text:p>
          </table:table-cell>
          <table:table-cell table:style-name="ce114" table:formula="oooc:=COUNTIF([.N$7:.N$1008];[.$K5])" office:value-type="float" office:value="0">
            <text:p>0</text:p>
          </table:table-cell>
          <table:table-cell table:style-name="ce114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198" office:value-type="float" office:value="1">
            <text:p>001</text:p>
          </table:table-cell>
          <table:table-cell table:style-name="ce35" office:value-type="string">
            <text:p>FNC_ECMS_WCM_MICS_01.001</text:p>
          </table:table-cell>
          <table:table-cell table:style-name="ce205" office:value-type="float" office:value="1">
            <text:p>001</text:p>
          </table:table-cell>
          <table:table-cell table:style-name="ce206" office:value-type="string">
            <text:p>WCM\Site Admin Toolbar\Edit Mode</text:p>
          </table:table-cell>
          <table:table-cell table:style-name="ce42" office:value-type="string">
            <text:p>Display edit mode </text:p>
          </table:table-cell>
          <table:table-cell table:style-name="ce207" office:value-type="string">
            <text:p>Step 1: Access WCM program</text:p>
          </table:table-cell>
          <table:table-cell table:style-name="ce208" office:value-type="string">
            <text:p>- Login with user is advanced user</text:p>
          </table:table-cell>
          <table:table-cell table:style-name="ce208" office:value-type="string">
            <text:p>- Login successfully</text:p>
          </table:table-cell>
          <table:table-cell table:style-name="ce78" office:value-type="string">
            <text:p>High</text:p>
          </table:table-cell>
          <table:table-cell table:style-name="ce209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12">
          <table:table-cell table:style-name="ce8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MICS_01.001</text:p>
          </table:table-cell>
          <table:table-cell table:style-name="ce9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6" office:value-type="string">
            <text:p>WCM\Site Admin Toolbar\Edit Mode</text:p>
          </table:table-cell>
          <table:table-cell table:style-name="ce206" office:value-type="string">
            <text:p>Display edit mode </text:p>
            <text:p><text:s/></text:p>
          </table:table-cell>
          <table:table-cell table:style-name="ce207" office:value-type="string">
            <text:p>Step 2: Display edit mode</text:p>
          </table:table-cell>
          <table:table-cell table:style-name="ce208" office:value-type="string">
            <text:p>- Select <text:span text:style-name="T9">Edit</text:span> mode <text:span text:style-name="T21">at the top right corner</text:span></text:p>
          </table:table-cell>
          <table:table-cell table:style-name="ce208" office:value-type="string">
            <text:p>- Display edit mode, which display <text:s/>all quick edit icons</text:p>
          </table:table-cell>
          <table:table-cell table:style-name="ce78" office:value-type="string">
            <text:p>High</text:p>
          </table:table-cell>
          <table:table-cell table:style-name="ce209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46">
          <table:table-cell table:style-name="ce84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36" office:value-type="string">
            <text:p>FNC_ECMS_WCM_MICS_01.001</text:p>
          </table:table-cell>
          <table:table-cell table:style-name="ce9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6" office:value-type="string">
            <text:p>WCM\Site Admin Toolbar\Edit Mode</text:p>
          </table:table-cell>
          <table:table-cell table:style-name="ce42" office:value-type="string">
            <text:p>Display live mode </text:p>
          </table:table-cell>
          <table:table-cell table:style-name="ce207" office:value-type="string">
            <text:p>Step 1: Access WCM program</text:p>
          </table:table-cell>
          <table:table-cell table:style-name="ce208" office:value-type="string">
            <text:p>- Login with user is advanced user</text:p>
          </table:table-cell>
          <table:table-cell table:style-name="ce208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78" office:value-type="string">
            <text:p>High</text:p>
          </table:table-cell>
          <table:table-cell table:style-name="ce209" table:number-columns-repeated="6"/>
          <table:table-cell table:style-name="ce76" table:number-columns-repeated="3"/>
          <table:table-cell table:style-name="ce75" table:number-columns-repeated="203"/>
          <table:table-cell table:number-columns-repeated="35"/>
        </table:table-row>
        <table:table-row table:style-name="ro46">
          <table:table-cell table:style-name="ce8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MICS_01.001</text:p>
          </table:table-cell>
          <table:table-cell table:style-name="ce9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6" office:value-type="string">
            <text:p>WCM\Site Admin Toolbar\Edit Mode</text:p>
          </table:table-cell>
          <table:table-cell table:style-name="ce206" office:value-type="string">
            <text:p>Display live mode </text:p>
          </table:table-cell>
          <table:table-cell table:style-name="ce207" office:value-type="string">
            <text:p>Step 2: Display live mode</text:p>
          </table:table-cell>
          <table:table-cell table:style-name="ce208" office:value-type="string">
            <text:p>- Select <text:span text:style-name="T9">Publish</text:span> mode <text:span text:style-name="T21">at the top right corner</text:span></text:p>
          </table:table-cell>
          <table:table-cell table:style-name="ce208" office:value-type="string">
            <text:p>- Display publish mode, no quick edit icon</text:p>
          </table:table-cell>
          <table:table-cell table:style-name="ce78" office:value-type="string">
            <text:p>High</text:p>
          </table:table-cell>
          <table:table-cell table:number-columns-repeated="247"/>
        </table:table-row>
        <table:table-row table:style-name="ro46" table:number-rows-repeated="10">
          <table:table-cell table:number-columns-repeated="256"/>
        </table:table-row>
        <table:table-row table:style-name="ro46">
          <table:table-cell table:number-columns-repeated="256"/>
        </table:table-row>
      </table:table>
      <table:table table:name="Newsletter" table:style-name="ta3" table:print="false">
        <office:forms form:automatic-focus="false" form:apply-design-mode="false"/>
        <table:table-column table:style-name="co45" table:default-cell-style-name="ce84"/>
        <table:table-column table:style-name="co34" table:default-cell-style-name="ce39"/>
        <table:table-column table:style-name="co46" table:default-cell-style-name="ce94"/>
        <table:table-column table:style-name="co47" table:default-cell-style-name="ce102"/>
        <table:table-column table:style-name="co48" table:default-cell-style-name="ce178"/>
        <table:table-column table:style-name="co35" table:default-cell-style-name="ce178"/>
        <table:table-column table:style-name="co49" table:default-cell-style-name="ce178"/>
        <table:table-column table:style-name="co50" table:default-cell-style-name="ce178"/>
        <table:table-column table:style-name="co44" table:default-cell-style-name="ce178"/>
        <table:table-column table:style-name="co51" table:default-cell-style-name="ce90"/>
        <table:table-column table:style-name="co11" table:default-cell-style-name="ce90"/>
        <table:table-column table:style-name="co52" table:default-cell-style-name="ce90"/>
        <table:table-column table:style-name="co11" table:number-columns-repeated="244" table:default-cell-style-name="ce90"/>
        <table:table-row table:style-name="ro15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10];[.$K1])" office:value-type="float" office:value="0">
            <text:p>0</text:p>
          </table:table-cell>
          <table:table-cell table:style-name="ce114" table:formula="oooc:=COUNTIF([.M$7:.M$1010];[.$K1])" office:value-type="float" office:value="0">
            <text:p>0</text:p>
          </table:table-cell>
          <table:table-cell table:style-name="ce114" table:formula="oooc:=COUNTIF([.N$7:.N$1010];[.$K1])" office:value-type="float" office:value="0">
            <text:p>0</text:p>
          </table:table-cell>
          <table:table-cell table:style-name="ce114" table:formula="oooc:=COUNTIF([.O$7:.O$1010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0];[.$K2])" office:value-type="float" office:value="0">
            <text:p>0</text:p>
          </table:table-cell>
          <table:table-cell table:style-name="ce114" table:formula="oooc:=COUNTIF([.M$7:.M$1010];[.$K2])" office:value-type="float" office:value="0">
            <text:p>0</text:p>
          </table:table-cell>
          <table:table-cell table:style-name="ce114" table:formula="oooc:=COUNTIF([.N$7:.N$1010];[.$K2])" office:value-type="float" office:value="0">
            <text:p>0</text:p>
          </table:table-cell>
          <table:table-cell table:style-name="ce114" table:formula="oooc:=COUNTIF([.O$7:.O$1010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22">
          <table:table-cell table:style-name="ce85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0];[.$K3])" office:value-type="float" office:value="0">
            <text:p>0</text:p>
          </table:table-cell>
          <table:table-cell table:style-name="ce114" table:formula="oooc:=COUNTIF([.M$7:.M$1010];[.$K3])" office:value-type="float" office:value="0">
            <text:p>0</text:p>
          </table:table-cell>
          <table:table-cell table:style-name="ce114" table:formula="oooc:=COUNTIF([.N$7:.N$1010];[.$K3])" office:value-type="float" office:value="0">
            <text:p>0</text:p>
          </table:table-cell>
          <table:table-cell table:style-name="ce114" table:formula="oooc:=COUNTIF([.O$7:.O$1010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style-name="Default" table:number-columns-repeated="2"/>
          <table:table-cell table:style-name="ce193"/>
          <table:table-cell table:style-name="ce194" table:number-columns-repeated="6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176" office:value-type="string">
            <text:p>Total Main Cases</text:p>
          </table:table-cell>
          <table:table-cell table:style-name="ce93" table:formula="oooc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10];[.$K4])" office:value-type="float" office:value="0">
            <text:p>0</text:p>
          </table:table-cell>
          <table:table-cell table:style-name="ce114" table:formula="oooc:=COUNTIF([.M$7:.M$1010];[.$K4])" office:value-type="float" office:value="0">
            <text:p>0</text:p>
          </table:table-cell>
          <table:table-cell table:style-name="ce114" table:formula="oooc:=COUNTIF([.N$7:.N$1010];[.$K4])" office:value-type="float" office:value="0">
            <text:p>0</text:p>
          </table:table-cell>
          <table:table-cell table:style-name="ce114" table:formula="oooc:=COUNTIF([.O$7:.O$1010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style-name="Default" table:number-columns-repeated="2"/>
          <table:table-cell table:style-name="ce193" table:number-columns-repeated="7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10];[.$K5])" office:value-type="float" office:value="0">
            <text:p>0</text:p>
          </table:table-cell>
          <table:table-cell table:style-name="ce114" table:formula="oooc:=COUNTIF([.M$7:.M$1010];[.$K5])" office:value-type="float" office:value="0">
            <text:p>0</text:p>
          </table:table-cell>
          <table:table-cell table:style-name="ce114" table:formula="oooc:=COUNTIF([.N$7:.N$1010];[.$K5])" office:value-type="float" office:value="0">
            <text:p>0</text:p>
          </table:table-cell>
          <table:table-cell table:style-name="ce114" table:formula="oooc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211" office:value-type="float" office:value="1">
            <text:p>001</text:p>
          </table:table-cell>
          <table:table-cell table:style-name="ce35" office:value-type="string">
            <text:p>FNC_ECMS_WCM_NEWS_01</text:p>
          </table:table-cell>
          <table:table-cell table:style-name="ce213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put value in all required filed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put value in all required filed</text:p>
          </table:table-cell>
          <table:table-cell table:style-name="ce98" office:value-type="string">
            <text:p>Step 2: Put your email</text:p>
          </table:table-cell>
          <table:table-cell table:style-name="ce98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98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put value in all required filed</text:p>
          </table:table-cell>
          <table:table-cell table:style-name="ce98" office:value-type="string">
            <text:p>Step 3: Select subscription</text:p>
          </table:table-cell>
          <table:table-cell table:style-name="ce103" office:value-type="string">
            <text:p>Tick on check-box of at least one subscription in each category </text:p>
          </table:table-cell>
          <table:table-cell table:style-name="ce103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put value in all required filed</text:p>
          </table:table-cell>
          <table:table-cell table:style-name="ce98" office:value-type="string">
            <text:p>Step 4: Subscribe a newsletter</text:p>
          </table:table-cell>
          <table:table-cell table:style-name="ce98" office:value-type="string">
            <text:p>Click on <text:span text:style-name="T11">Subscribe</text:span> button</text:p>
          </table:table-cell>
          <table:table-cell table:style-name="ce103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6" office:value-type="string">
            <text:p>FNC_ECMS_WCM_NEWS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'Your Email' field is blank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'Your Email' field is blank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98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36" office:value-type="string">
            <text:p>FNC_ECMS_WCM_NEWS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is not right format (abc@def.com)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email address is not right format (abc@def.com)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98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36" office:value-type="string">
            <text:p>FNC_ECMS_WCM_NEWS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when do not select any category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do not select any category</text:p>
          </table:table-cell>
          <table:table-cell table:style-name="ce98" office:value-type="string">
            <text:p>Step 2: Put your email</text:p>
          </table:table-cell>
          <table:table-cell table:style-name="ce98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98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do not select any category</text:p>
          </table:table-cell>
          <table:table-cell table:style-name="ce98" office:value-type="string">
            <text:p>Step 3: Select category</text:p>
          </table:table-cell>
          <table:table-cell table:style-name="ce103" office:value-type="string">
            <text:p>Do not tick on check-box of any subscription which you want to receipt in 'Your status' column</text:p>
          </table:table-cell>
          <table:table-cell table:style-name="ce103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<text:s/>a newsletter when do not select any category</text:p>
          </table:table-cell>
          <table:table-cell table:style-name="ce98" office:value-type="string">
            <text:p>Step 4: Subscribe a newsletter</text:p>
          </table:table-cell>
          <table:table-cell table:style-name="ce98" office:value-type="string">
            <text:p>Click on Subscribe button</text:p>
          </table:table-cell>
          <table:table-cell table:style-name="ce103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36" office:value-type="string">
            <text:p>FNC_ECMS_WCM_NEWS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a newsletter email when input more than one email address in Your Email field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15" office:value-type="string">
            <text:p>Subscribe a newsletter email when input more than one email address in Your Email field</text:p>
          </table:table-cell>
          <table:table-cell table:style-name="ce98" office:value-type="string">
            <text:p>Step 2: Put more than one email address</text:p>
          </table:table-cell>
          <table:table-cell table:style-name="ce98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03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36" office:value-type="string">
            <text:p>FNC_ECMS_WCM_NEWS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directly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39" office:value-type="string">
            <text:p>Change the subscription directly</text:p>
          </table:table-cell>
          <table:table-cell table:style-name="ce103" office:value-type="string">
            <text:p>Step 2: Change the subscription</text:p>
          </table:table-cell>
          <table:table-cell table:style-name="ce103" office:value-type="string">
            <text:p>- Check\uncheck on subscriptions you want</text:p>
            <text:p>- Click on Change your subscriptions button</text:p>
          </table:table-cell>
          <table:table-cell table:style-name="ce103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NEWS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67" office:value-type="string">
            <text:p>Change the subscription from link in the confirmation letter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39" office:value-type="string">
            <text:p>Change the subscription from link in the confirmation letter</text:p>
          </table:table-cell>
          <table:table-cell table:style-name="ce103" office:value-type="string">
            <text:p>Step 2: Change the subscription </text:p>
          </table:table-cell>
          <table:table-cell table:style-name="ce103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03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36" office:value-type="string">
            <text:p>FNC_ECMS_WCM_NEWS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67" office:value-type="string">
            <text:p>No receipt email</text:p>
          </table:table-cell>
          <table:table-cell table:style-name="ce98" office:value-type="string">
            <text:p>Step 1: Subscribe a newsletter</text:p>
          </table:table-cell>
          <table:table-cell table:style-name="ce218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03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39" office:value-type="string">
            <text:p>No receipt email</text:p>
          </table:table-cell>
          <table:table-cell table:style-name="ce98" office:value-type="string">
            <text:p>Step 2: No receipt email</text:p>
          </table:table-cell>
          <table:table-cell table:style-name="ce98" office:value-type="string">
            <text:p>Click on Forget this email button near 'Your Email' field</text:p>
          </table:table-cell>
          <table:table-cell table:style-name="ce103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NEWS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65" office:value-type="string">
            <text:p>Subscribe <text:s/>a newsletter email address have special character (!@#$%^&amp;*()&lt;&gt;?|”) 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</text:span><text:span text:style-name="T11"> </text:span><text:span text:style-name="T5">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NEWS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16" office:value-type="string">
            <text:p>Subscribe <text:s/>a newsletter email address have special character (!@#$%^&amp;*()&lt;&gt;?|”) </text:p>
          </table:table-cell>
          <table:table-cell table:style-name="ce98" office:value-type="string">
            <text:p>Step 2: Subscribe newsletter without put email address</text:p>
          </table:table-cell>
          <table:table-cell table:style-name="ce98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98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3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14" office:value-type="string">
            <text:p>WCM\Newsletter\Management\Category</text:p>
          </table:table-cell>
          <table:table-cell table:style-name="ce67" office:value-type="string">
            <text:p>Check create new category when put value in required field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hen put value in required field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<text:span text:style-name="T11">New</text:span> <text:span text:style-name="T11">Category</text:span>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hen put value in required fields</text:p>
          </table:table-cell>
          <table:table-cell table:style-name="ce102" office:value-type="string">
            <text:p>Step 3: Create new category with correct title and name</text:p>
          </table:table-cell>
          <table:table-cell table:style-name="ce102" office:value-type="string">
            <text:p>- Put value in 'Category Name' field</text:p>
            <text:p>- Put value in 'Category Title' field</text:p>
            <text:p>- Choose Moderator</text:p>
            <text:p>- Click [<text:span text:style-name="T11">Save</text:span>] button</text:p>
          </table:table-cell>
          <table:table-cell table:style-name="ce102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36" office:value-type="string">
            <text:p>FNC_ECMS_WCM_NEWS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title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title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title</text:p>
          </table:table-cell>
          <table:table-cell table:style-name="ce103" office:value-type="string">
            <text:p>Step 3: Create new category with blank title</text:p>
          </table:table-cell>
          <table:table-cell table:style-name="ce103" office:value-type="string">
            <text:p>- Leave Title field is blank</text:p>
            <text:p>- Click [<text:span text:style-name="T11">Save</text:span>] button</text:p>
          </table:table-cell>
          <table:table-cell table:style-name="ce103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NEWS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 blank name 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name 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 blank name </text:p>
          </table:table-cell>
          <table:table-cell table:style-name="ce103" office:value-type="string">
            <text:p>Step 3: Create new category with blank name</text:p>
          </table:table-cell>
          <table:table-cell table:style-name="ce103" office:value-type="string">
            <text:p>- Leave <text:span text:style-name="T9">Name</text:span> field is blank</text:p>
            <text:p>- Click [<text:span text:style-name="T11">Save</text:span>] button</text:p>
          </table:table-cell>
          <table:table-cell table:style-name="ce103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36" office:value-type="string">
            <text:p>FNC_ECMS_WCM_NEWS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without permission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out permission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without permission</text:p>
          </table:table-cell>
          <table:table-cell table:style-name="ce103" office:value-type="string">
            <text:p>Step 3: Create new category without permission</text:p>
          </table:table-cell>
          <table:table-cell table:style-name="ce103" office:value-type="string">
            <text:p>- Fill data on name and title field</text:p>
            <text:p>- Not choose any moderator for this category</text:p>
            <text:p>- Click [<text:span text:style-name="T11">Save</text:span>] button</text:p>
          </table:table-cell>
          <table:table-cell table:style-name="ce103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36" office:value-type="string">
            <text:p>FNC_ECMS_WCM_NEWS_02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nam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on nam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on name field</text:p>
          </table:table-cell>
          <table:table-cell table:style-name="ce103" office:value-type="string">
            <text:p>Step 3: Create new category have space on name field</text:p>
          </table:table-cell>
          <table:table-cell table:style-name="ce103" office:value-type="string">
            <text:p>- Input on name field with text contain space letter</text:p>
            <text:p>- Click [<text:span text:style-name="T11">Save</text:span>] button</text:p>
          </table:table-cell>
          <table:table-cell table:style-name="ce103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6" office:value-type="string">
            <text:p>FNC_ECMS_WCM_NEWS_02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ace letter on titl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letter on titl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ace letter on title field</text:p>
          </table:table-cell>
          <table:table-cell table:style-name="ce98" office:value-type="string">
            <text:p>Step 3: Create new category have space letter on titl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1">Save</text:span>] button</text:p>
          </table:table-cell>
          <table:table-cell table:style-name="ce103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36" office:value-type="string">
            <text:p>FNC_ECMS_WCM_NEWS_02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name field</text:p>
          </table:table-cell>
          <table:table-cell table:style-name="ce98" office:value-type="string">
            <text:p>Step 3: Create new category have special character on nam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1">Save</text:span>] button</text:p>
          </table:table-cell>
          <table:table-cell table:style-name="ce103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36" office:value-type="string">
            <text:p>FNC_ECMS_WCM_NEWS_02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heck create new category have special character (!@#$%^&amp;*()&lt;&gt;?|”) on title field</text:p>
          </table:table-cell>
          <table:table-cell table:style-name="ce98" office:value-type="string">
            <text:p>Step 3: Create new category have space letter on title field</text:p>
          </table:table-cell>
          <table:table-cell table:style-name="ce98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1">Save</text:span>] button</text:p>
          </table:table-cell>
          <table:table-cell table:style-name="ce103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36" office:value-type="string">
            <text:p>FNC_ECMS_WCM_NEWS_02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name with existing categorie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name with existing categorie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name with existing categories</text:p>
          </table:table-cell>
          <table:table-cell table:style-name="ce98" office:value-type="string">
            <text:p>Step 3: Create new category has the same name with existing categories</text:p>
          </table:table-cell>
          <table:table-cell table:style-name="ce98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1">Save</text:span>] button</text:p>
          </table:table-cell>
          <table:table-cell table:style-name="ce103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NEWS_02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reate new category has the same title with existing categories</text:p>
          </table:table-cell>
          <table:table-cell table:style-name="ce98" office:value-type="string">
            <text:p>Step 1: Show newsletter management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title with existing categories</text:p>
          </table:table-cell>
          <table:table-cell table:style-name="ce98" office:value-type="string">
            <text:p>Step 2: Show add new category form</text:p>
          </table:table-cell>
          <table:table-cell table:style-name="ce98" office:value-type="string">
            <text:p>- Click New Category on newsletter management form</text:p>
          </table:table-cell>
          <table:table-cell table:style-name="ce103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Create new category has the same title with existing categories</text:p>
          </table:table-cell>
          <table:table-cell table:style-name="ce98" office:value-type="string">
            <text:p>Step 3: Create new category has the same name with existing categories</text:p>
          </table:table-cell>
          <table:table-cell table:style-name="ce98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1">Save</text:span>] button</text:p>
          </table:table-cell>
          <table:table-cell table:style-name="ce103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36" office:value-type="string">
            <text:p>FNC_ECMS_WCM_NEWS_02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filtering user list when select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2: Show select user form</text:p>
          </table:table-cell>
          <table:table-cell table:style-name="ce103" office:value-type="string">
            <text:p>Click Select user icon in Moderator field</text:p>
          </table:table-cell>
          <table:table-cell table:style-name="ce103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3: Check filter user by input group directly</text:p>
          </table:table-cell>
          <table:table-cell table:style-name="ce98" office:value-type="string">
            <text:p>Input group name or group path into Group field &amp; hit Enter</text:p>
          </table:table-cell>
          <table:table-cell table:style-name="ce103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4: Check filter user by using search group icon</text:p>
          </table:table-cell>
          <table:table-cell table:style-name="ce98" office:value-type="string">
            <text:p>- Click Search group icon in Select User form</text:p>
            <text:p>- Select specific group in Select group form</text:p>
          </table:table-cell>
          <table:table-cell table:style-name="ce103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98" office:value-type="string">
            <text:p>Step 5: Check filter by Username/LastName/FirstName/Email</text:p>
          </table:table-cell>
          <table:table-cell table:style-name="ce98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03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36" office:value-type="string">
            <text:p>FNC_ECMS_WCM_NEWS_02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user as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98" office:value-type="string">
            <text:p>Step 2: Show form to choose user to assign moderator right</text:p>
          </table:table-cell>
          <table:table-cell table:style-name="ce98" office:value-type="string">
            <text:p>Click <text:span text:style-name="T9">Select use</text:span>r icon in Moderator field</text:p>
          </table:table-cell>
          <table:table-cell table:style-name="ce103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98" office:value-type="string">
            <text:p>Step 3: Check select user</text:p>
          </table:table-cell>
          <table:table-cell table:style-name="ce98" office:value-type="string">
            <text:p>Filter user then click icon for corresponding user in Action column</text:p>
          </table:table-cell>
          <table:table-cell table:style-name="ce103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36" office:value-type="string">
            <text:p>FNC_ECMS_WCM_NEWS_02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group to be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98" office:value-type="string">
            <text:p>Step 2: Show form to choose user to assign moderator right</text:p>
          </table:table-cell>
          <table:table-cell table:style-name="ce98" office:value-type="string">
            <text:p>Click <text:span text:style-name="T9">Select group</text:span> icon in Moderator field</text:p>
          </table:table-cell>
          <table:table-cell table:style-name="ce103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98" office:value-type="string">
            <text:p>Step 3: Check select user</text:p>
          </table:table-cell>
          <table:table-cell table:style-name="ce98" office:value-type="string">
            <text:p>Filter user then click icon for corresponding user in Action column</text:p>
          </table:table-cell>
          <table:table-cell table:style-name="ce103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36" office:value-type="string">
            <text:p>FNC_ECMS_WCM_NEWS_02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when select multi-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98" office:value-type="string">
            <text:p>Step 2: Select multi moderators</text:p>
          </table:table-cell>
          <table:table-cell table:style-name="ce98" office:value-type="string">
            <text:p>- Select different users, group for moderator field</text:p>
          </table:table-cell>
          <table:table-cell table:style-name="ce103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36" office:value-type="string">
            <text:p>FNC_ECMS_WCM_NEWS_02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Check removing added moderator while adding new category</text:p>
          </table:table-cell>
          <table:table-cell table:style-name="ce98" office:value-type="string">
            <text:p>Step 1: Show add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03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2: Check Delete icon when there's no moderator yet</text:p>
          </table:table-cell>
          <table:table-cell table:style-name="ce103" office:value-type="string">
            <text:p>In add new category form: click Delete icon when there's no one for Moderator field</text:p>
          </table:table-cell>
          <table:table-cell table:style-name="ce103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3: Add moderator</text:p>
          </table:table-cell>
          <table:table-cell table:style-name="ce103" office:value-type="string">
            <text:p>Select user/group for Moderator field</text:p>
          </table:table-cell>
          <table:table-cell table:style-name="ce103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4: Show form to delete moderator</text:p>
          </table:table-cell>
          <table:table-cell table:style-name="ce98" office:value-type="string">
            <text:p>Click Delete icon in Moderator field</text:p>
          </table:table-cell>
          <table:table-cell table:style-name="ce103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98" office:value-type="string">
            <text:p>Step 5: Check Delete moderator</text:p>
          </table:table-cell>
          <table:table-cell table:style-name="ce98" office:value-type="string">
            <text:p>Check the check box of user/group in Remove moderator form then click Remove button</text:p>
          </table:table-cell>
          <table:table-cell table:style-name="ce103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36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Edit existing categorie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Edit existing categories</text:p>
          </table:table-cell>
          <table:table-cell table:style-name="ce104" office:value-type="string">
            <text:p>Step 2: Display menu to edit category</text:p>
          </table:table-cell>
          <table:table-cell table:style-name="ce103" office:value-type="string">
            <text:p>- Click on <text:span text:style-name="T11">Administration</text:span> button on the right corner of table and select 'Edit Category'</text:p>
          </table:table-cell>
          <table:table-cell table:style-name="ce98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Edit existing categories</text:p>
          </table:table-cell>
          <table:table-cell table:style-name="ce104" office:value-type="string">
            <text:p>Step 3: Edit category</text:p>
          </table:table-cell>
          <table:table-cell table:style-name="ce103" office:value-type="string">
            <text:p>- Change properties of category you want to edit</text:p>
            <text:p>- Click <text:span text:style-name="T11">Save</text:span> button</text:p>
          </table:table-cell>
          <table:table-cell table:style-name="ce98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36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accept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39" office:value-type="string">
            <text:p>Delete category when accept confirm message</text:p>
          </table:table-cell>
          <table:table-cell table:style-name="ce104" office:value-type="string">
            <text:p>Step 2: Delete category</text:p>
          </table:table-cell>
          <table:table-cell table:style-name="ce103" office:value-type="string">
            <text:p>- Click on <text:span text:style-name="T11">Administration</text:span> button on the right corner of table and select 'Delete Category'</text:p>
            <text:p>- Click OK on confirm message </text:p>
          </table:table-cell>
          <table:table-cell table:style-name="ce98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36" office:value-type="string">
            <text:p>FNC_ECMS_WCM_NEWS_02</text:p>
          </table:table-cell>
          <table:table-cell table:formula="oooc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67" office:value-type="string">
            <text:p>Delete category when do not accept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98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NEWS_02</text:p>
          </table:table-cell>
          <table:table-cell table:formula="oooc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04" office:value-type="string">
            <text:p>Step 2: Delete category</text:p>
          </table:table-cell>
          <table:table-cell table:style-name="ce103" office:value-type="string">
            <text:p>- Click on <text:span text:style-name="T11">Administration</text:span> button on the right corner of table and select 'Delete Category'</text:p>
            <text:p>- Click Cancel on confirm message </text:p>
          </table:table-cell>
          <table:table-cell table:style-name="ce98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3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hen put valid data in all required field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NEWS_03</text:p>
          </table:table-cell>
          <table:table-cell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hen put valid data in all required file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ooc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hen put valid data in all required filed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in specify categor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1">- </text:span><text:span text:style-name="T5">Select one category</text:span></text:p>
          </table:table-cell>
          <table:table-cell table:style-name="ce98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ooc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in specify category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ooc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in specify category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didn't choose category, which you want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didn't choose category, which you want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8">
          <table:table-cell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ooc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didn't choose category, which you want</text:p>
          </table:table-cell>
          <table:table-cell table:style-name="ce102" office:value-type="string">
            <text:p>Step 3: Create new subscription but do not choose category</text:p>
          </table:table-cell>
          <table:table-cell table:style-name="ce102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1">Save</text:span>] button</text:p>
          </table:table-cell>
          <table:table-cell table:style-name="ce102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ooc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nam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ooc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nam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9">
          <table:table-cell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ooc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name field</text:p>
          </table:table-cell>
          <table:table-cell table:style-name="ce104" office:value-type="string">
            <text:p>Step 3: Create new subscription with blank name field</text:p>
          </table:table-cell>
          <table:table-cell table:style-name="ce102" office:value-type="string">
            <text:p>- Leave the name field of subscription is blank</text:p>
            <text:p>- Input valid data in other fields</text:p>
            <text:p>- Click [<text:span text:style-name="T11">Save</text:span>] button</text:p>
          </table:table-cell>
          <table:table-cell table:style-name="ce98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ooc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with blank titl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ooc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titl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with blank title field</text:p>
          </table:table-cell>
          <table:table-cell table:style-name="ce104" office:value-type="string">
            <text:p>Step 3: Create new subscription with blank title field</text:p>
          </table:table-cell>
          <table:table-cell table:style-name="ce102" office:value-type="string">
            <text:p>- Leave the title field of subscription is blank</text:p>
            <text:p>- Click [<text:span text:style-name="T11">Save</text:span>] button</text:p>
          </table:table-cell>
          <table:table-cell table:style-name="ce98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ooc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nam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ooc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nam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ooc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name field</text:p>
          </table:table-cell>
          <table:table-cell table:style-name="ce104" office:value-type="string">
            <text:p>Step 3: Create new subscription contain special character(!@#$%^&amp;*()&lt;&gt;?|”) on name field</text:p>
          </table:table-cell>
          <table:table-cell table:style-name="ce102" office:value-type="string">
            <text:p>- Input name subscription field contain special characters</text:p>
            <text:p>- Click [<text:span text:style-name="T11">Save</text:span>] button</text:p>
          </table:table-cell>
          <table:table-cell table:style-name="ce98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ooc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67" office:value-type="string">
            <text:p>Check create new subscription contain special character (!@#$%^&amp;*()&lt;&gt;?|”) on title field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ooc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title field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ooc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39" office:value-type="string">
            <text:p>Check create new subscription contain special character (!@#$%^&amp;*()&lt;&gt;?|”) on title field</text:p>
          </table:table-cell>
          <table:table-cell table:style-name="ce104" office:value-type="string">
            <text:p>Step 3: Create new subscription contain special character(!@#$%^&amp;*()&lt;&gt;?|”) on title field</text:p>
          </table:table-cell>
          <table:table-cell table:style-name="ce102" office:value-type="string">
            <text:p>- Input title subscription field contain special characters</text:p>
            <text:p>- Click [<text:span text:style-name="T11">Save</text:span>] button</text:p>
          </table:table-cell>
          <table:table-cell table:style-name="ce98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ooc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has the same name with existing subscription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ooc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has the same name with existing subscriptions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ooc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has the same name with existing subscriptions</text:p>
          </table:table-cell>
          <table:table-cell table:style-name="ce102" office:value-type="string">
            <text:p>Step 3: Create new subscription with correct title</text:p>
          </table:table-cell>
          <table:table-cell table:style-name="ce102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1">Save</text:span>] button</text:p>
          </table:table-cell>
          <table:table-cell table:style-name="ce102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ooc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blank redacto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ooc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blank redactor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ooc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ooc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blank redactor</text:p>
          </table:table-cell>
          <table:table-cell table:style-name="ce102" office:value-type="string">
            <text:p>Step 3: Create new subscription with blank redactor</text:p>
          </table:table-cell>
          <table:table-cell table:style-name="ce102" office:value-type="string">
            <text:p>- Select a category</text:p>
            <text:p>- Input title and name value on subscription title field and name field - Leave redactor </text:p>
            <text:p>- Click [<text:span text:style-name="T11">Save</text:span>] button</text:p>
          </table:table-cell>
          <table:table-cell table:style-name="ce102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ooc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reate new subscription with multiple redactor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1">
          <table:table-cell table:formula="oooc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ooc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multiple redactors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ooc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reate new subscription with multiple redactors</text:p>
          </table:table-cell>
          <table:table-cell table:style-name="ce102" office:value-type="string">
            <text:p>Step 3: Create new subscription with multiple redactor</text:p>
          </table:table-cell>
          <table:table-cell table:style-name="ce102" office:value-type="string">
            <text:p>- Select a category</text:p>
            <text:p>- Input valid data in Name and Title fields</text:p>
            <text:p>- Click [<text:span text:style-name="T11">Select User</text:span>] or [<text:span text:style-name="T11">Select Member</text:span>] icon to select a user or a group.</text:p>
            <text:p>- Click icons above again to select other user or group </text:p>
            <text:p>- Click [<text:span text:style-name="T11">Save</text:span>] button </text:p>
          </table:table-cell>
          <table:table-cell table:style-name="ce102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ooc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ooc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 in a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ooc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ooc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9">
          <table:table-cell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ooc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2">
          <table:table-cell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ooc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 in a subscription</text:p>
          </table:table-cell>
          <table:table-cell table:style-name="ce98" office:value-type="string">
            <text:p>Step 5: Delete a redactor</text:p>
          </table:table-cell>
          <table:table-cell table:style-name="ce98" office:value-type="string">
            <text:p>- Click [<text:span text:style-name="T11">Delete Redactor</text:span>] icon next to Redactor field</text:p>
            <text:p>- Check a user/group in Remove Redactor form</text:p>
            <text:p>- Click [<text:span text:style-name="T11">Remove</text:span>] button</text:p>
          </table:table-cell>
          <table:table-cell table:style-name="ce103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3">
          <table:table-cell table:formula="oooc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ooc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all redactors in a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ooc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ooc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ooc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4">
          <table:table-cell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ooc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all redactors in a subscription</text:p>
          </table:table-cell>
          <table:table-cell table:style-name="ce98" office:value-type="string">
            <text:p>Step 5: Delete all redactors</text:p>
          </table:table-cell>
          <table:table-cell table:style-name="ce98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Save</text:span>] button</text:p>
            <text:p/>
          </table:table-cell>
          <table:table-cell table:style-name="ce103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ooc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remove redactors in subscription without checking users in Remove Redactor form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ooc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ooc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6">
          <table:table-cell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ooc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7">
          <table:table-cell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remove redactors in subscription without checking users in Remove Redactor form</text:p>
          </table:table-cell>
          <table:table-cell table:style-name="ce98" office:value-type="string">
            <text:p>Step 5: Delete all redactors</text:p>
          </table:table-cell>
          <table:table-cell table:style-name="ce98" office:value-type="string">
            <text:p>- Click [<text:span text:style-name="T11">Delete Redactor</text:span>] icon next to Redactor field</text:p>
            <text:p>- Don't check any user/group in Remove Redactor form</text:p>
            <text:p>- Click [<text:span text:style-name="T11">Remove</text:span>] button</text:p>
            <text:p/>
            <text:p/>
          </table:table-cell>
          <table:table-cell table:style-name="ce103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ooc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when cancel removing redactor in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ooc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2: Display create new subscription form</text:p>
          </table:table-cell>
          <table:table-cell table:style-name="ce98" office:value-type="string">
            <text:p>- Click <text:span text:style-name="T11">New</text:span> <text:span text:style-name="T11">Subscription</text:span> on newsletter management form</text:p>
          </table:table-cell>
          <table:table-cell table:style-name="ce103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ooc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3: Create new subscription </text:p>
          </table:table-cell>
          <table:table-cell table:style-name="ce98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1">Save</text:span>] button</text:p>
          </table:table-cell>
          <table:table-cell table:style-name="ce103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ooc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4: Show edit form of a subscription</text:p>
          </table:table-cell>
          <table:table-cell table:style-name="ce98" office:value-type="string">
            <text:p>- Select the category which contains this subscription</text:p>
            <text:p>- Check this <text:span text:style-name="T2">Subscription</text:span></text:p>
            <text:p>- [<text:span text:style-name="T11">Administration</text:span>] button then click [<text:span text:style-name="T11">Edit</text:span>]</text:p>
            <text:p/>
          </table:table-cell>
          <table:table-cell table:style-name="ce103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ooc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when cancel removing redactor in subscription</text:p>
          </table:table-cell>
          <table:table-cell table:style-name="ce98" office:value-type="string">
            <text:p>Step 5: Cancel removing redactors</text:p>
          </table:table-cell>
          <table:table-cell table:style-name="ce98" office:value-type="string">
            <text:p>- Click [<text:span text:style-name="T11">Delete Redactor</text:span>] icon next to Redactor field</text:p>
            <text:p>- Check all users/groups in Remove Redactor form</text:p>
            <text:p>- Click [<text:span text:style-name="T11">Remove</text:span>] button</text:p>
            <text:p>- In <text:span text:style-name="T2">Subscription</text:span> form, click [<text:span text:style-name="T11">Cancel</text:span>] button</text:p>
            <text:p/>
          </table:table-cell>
          <table:table-cell table:style-name="ce103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Check open an existing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ooc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98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ooc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View a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- Click <text:span text:style-name="T11">Newsletter</text:span> on navigation bar</text:p>
            <text:p>- Choose <text:span text:style-name="T11">Newsletter</text:span> <text:span text:style-name="T11">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ooc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ooc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98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ooc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ooc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Edit existing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ooc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OK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ooc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98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ooc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of category when click Cancel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9">
          <table:table-cell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ooc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98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ooc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62" office:value-type="string">
            <text:p>Delete subscription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ooc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183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98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3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14" office:value-type="string">
            <text:p>WCM\Newsletter\Management New Letter</text:p>
          </table:table-cell>
          <table:table-cell table:style-name="ce62" office:value-type="string">
            <text:p>Create new letter when put valid value in all required field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ooc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ooc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ooc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1">Update sending parameters</text:span>] button</text:p>
            <text:p>- Put the content of this letter</text:p>
            <text:p>- Click [<text:span text:style-name="T11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ooc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send date field is blank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1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reate new letter in specify subscription when do not update sending parameter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ooc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1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<text:s/>chosen time is equal or less than current tim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ooc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ooc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Send a new letter when chosen time is greater than current tim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ooc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7">
          <table:table-cell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ooc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1">Update sending parameters</text:span>] button</text:p>
            <text:p>- Put the content of this letter</text:p>
            <text:p>- Click [<text:span text:style-name="T11">Send</text:span><text:span text:style-name="T5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annot receive a letter if user has not confirmed yet</text:p>
          </table:table-cell>
          <table:table-cell table:style-name="ce102" office:value-type="string">
            <text:p>Step 1: Open form to Subscribe a newsletter</text:p>
          </table:table-cell>
          <table:table-cell table:style-name="ce102" office:value-type="string">
            <text:p>- Log in Acme</text:p>
            <text:p>- Select <text:span text:style-name="T11">Newsletters </text:span><text:span text:style-name="T5">page in navigation bar</text:span></text:p>
          </table:table-cell>
          <table:table-cell table:style-name="ce102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ooc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table:style-name="ce98" office:value-type="string">
            <text:p>Step 2: Subscribe newsletter </text:p>
          </table:table-cell>
          <table:table-cell table:style-name="ce98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98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ooc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table:style-name="ce98" office:value-type="string">
            <text:p>Step 3: Not confirm the letter</text:p>
          </table:table-cell>
          <table:table-cell table:style-name="ce98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98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ooc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1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0">
          <table:table-cell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ooc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1">New letter</text:span>] action in the action bar</text:p>
            <text:p>- Select the same subscription to a selected one in step 2</text:p>
            <text:p>- Input valid date</text:p>
            <text:p>- Click [<text:span text:style-name="T11">Update sending parameters</text:span>] button</text:p>
            <text:p>- Put the content of this letter</text:p>
            <text:p>- Click [<text:span text:style-name="T11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ooc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1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ooc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View an existing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ooc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ooc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ooc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Edit an existing letter which has draft statu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ooc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ooc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1">Update sending parameters]</text:span> button</text:p>
            <text:p>- Update content for this <text:span text:style-name="T2">letter</text:span> </text:p>
            <text:p>- Click [<text:span text:style-name="T11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ooc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sent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ooc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ooc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ooc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hange letter status from draft to awaiting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ooc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7">
          <table:table-cell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ooc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ooc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ave] button after editing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ooc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ooc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1">Update sending parameters]</text:span> button</text:p>
            <text:p>- Update content of this letter</text:p>
            <text:p>- Click [<text:span text:style-name="T11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ooc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less than or equal the current time in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ooc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ooc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ooc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Click [Send] button after editing time greater than the current time in an awaiting 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ooc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ooc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1">Update sending parameters]</text:span> button</text:p>
            <text:p>- Update content of this letter</text:p>
            <text:p>- Click [<text:span text:style-name="T11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ooc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71" office:value-type="string">
            <text:p>Edit an existing letter which has Sent status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ooc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17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24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OK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ooc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ooc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when click Cancel on confirm messag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ooc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ooc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Delete a letter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ooc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ooc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ooc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62" office:value-type="string">
            <text:p>Convert a letter as template but do not select any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ooc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183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3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Ban public user in Newslett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ooc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ooc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ooc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ban public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8">
          <table:table-cell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Delete public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et the role administration for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ooc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Unset the role administration for user</text:p>
          </table:table-cell>
          <table:table-cell table:style-name="ce104" office:value-type="string">
            <text:p>Step 1: Display manage category form</text:p>
          </table:table-cell>
          <table:table-cell table:style-name="ce103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03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ooc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">
          <table:table-cell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ooc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2">
          <table:table-cell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ooc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ooc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ooc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1">Select user</text:span>] icon next to Moderator box</text:p>
            <text:p>- Select a user to be Moderator of this category</text:p>
            <text:p>- Click [<text:span text:style-name="T11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ooc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1">
          <table:table-cell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ooc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2">
          <table:table-cell table:formula="oooc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ooc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ooc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9">
          <table:table-cell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ooc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1">Select user</text:span>] icon next to Redactor box</text:p>
            <text:p>- Select a user to be Redactor of this subscription</text:p>
            <text:p>- Click [<text:span text:style-name="T11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ooc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4">
          <table:table-cell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ooc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8">
          <table:table-cell table:formula="oooc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ooc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ooc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ooc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ooc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ooc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ooc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ooc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6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ooc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183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18">
          <table:table-cell table:style-name="ce212"/>
          <table:table-cell table:style-name="ce178"/>
          <table:table-cell table:style-name="ce212"/>
          <table:table-cell table:style-name="ce178"/>
          <table:table-cell table:number-columns-repeated="252"/>
        </table:table-row>
        <table:table-row table:style-name="ro9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9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Form_Generator" table:style-name="ta3" table:print="false">
        <table:table-column table:style-name="co53" table:default-cell-style-name="ce212"/>
        <table:table-column table:style-name="co9" table:default-cell-style-name="ce178"/>
        <table:table-column table:style-name="co54" table:default-cell-style-name="ce212"/>
        <table:table-column table:style-name="co55" table:default-cell-style-name="ce178"/>
        <table:table-column table:style-name="co56" table:default-cell-style-name="ce178"/>
        <table:table-column table:style-name="co57" table:default-cell-style-name="ce178"/>
        <table:table-column table:style-name="co58" table:default-cell-style-name="ce178"/>
        <table:table-column table:style-name="co59" table:default-cell-style-name="ce178"/>
        <table:table-column table:style-name="co38" table:default-cell-style-name="ce178"/>
        <table:table-column table:style-name="co11" table:number-columns-repeated="247" table:default-cell-style-name="ce90"/>
        <table:table-row table:style-name="ro15">
          <table:table-cell table:style-name="ce85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19];[.$K1])" office:value-type="float" office:value="0">
            <text:p>0</text:p>
          </table:table-cell>
          <table:table-cell table:style-name="ce114" table:formula="oooc:=COUNTIF([.M$7:.M$1019];[.$K1])" office:value-type="float" office:value="0">
            <text:p>0</text:p>
          </table:table-cell>
          <table:table-cell table:style-name="ce114" table:formula="oooc:=COUNTIF([.N$7:.N$1019];[.$K1])" office:value-type="float" office:value="0">
            <text:p>0</text:p>
          </table:table-cell>
          <table:table-cell table:style-name="ce114" table:formula="oooc:=COUNTIF([.O$7:.O$1019];[.$K1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95"/>
          <table:table-cell table:style-name="Default" table:number-columns-repeated="30"/>
          <table:table-cell table:style-name="ce113" table:number-columns-repeated="208"/>
          <table:table-cell table:style-name="Default" table:number-columns-repeated="2"/>
        </table:table-row>
        <table:table-row table:style-name="ro22">
          <table:table-cell table:style-name="ce85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Create new node type and dialog</text:p>
          </table:table-cell>
          <table:covered-table-cell table:number-columns-repeated="2" table:style-name="ce111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style-name="Default" table:number-columns-repeated="2"/>
          <table:table-cell table:style-name="ce193"/>
          <table:table-cell table:style-name="ce194" table:number-columns-repeated="6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176" office:value-type="string">
            <text:p>Total Main Cases</text:p>
          </table:table-cell>
          <table:table-cell table:style-name="ce93" table:formula="oooc:=MAX([.A7:.A6475])" office:value-type="float" office:value="24" table:number-columns-spanned="3" table:number-rows-spanned="1">
            <text:p>2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style-name="Default" table:number-columns-repeated="2"/>
          <table:table-cell table:style-name="ce193" table:number-columns-repeated="7"/>
          <table:table-cell table:style-name="Default" table:number-columns-repeated="15"/>
          <table:table-cell table:style-name="ce113" table:number-columns-repeated="208"/>
          <table:table-cell table:style-name="Default" table:number-columns-repeated="2"/>
        </table:table-row>
        <table:table-row table:style-name="ro15">
          <table:table-cell table:style-name="ce85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table:style-name="Default" office:value-type="string">
            <text:p>N/A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2">
          <table:table-cell table:style-name="ce211" office:value-type="float" office:value="1">
            <text:p>001</text:p>
          </table:table-cell>
          <table:table-cell table:style-name="ce35" office:value-type="string">
            <text:p>FNC_ECMS_WCM_FORM_01</text:p>
          </table:table-cell>
          <table:table-cell table:style-name="ce213" office:value-type="float" office:value="1">
            <text:p>001</text:p>
          </table:table-cell>
          <table:table-cell table:style-name="ce214" office:value-type="string">
            <text:p>WCM\Form Generator</text:p>
          </table:table-cell>
          <table:table-cell table:style-name="ce6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office:value-type="string">
            <text:p>WCM\Form Generator</text:p>
          </table:table-cell>
          <table:table-cell table:style-name="ce219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2" office:value-type="string">
            <text:p>WCM\Form Generator</text:p>
          </table:table-cell>
          <table:table-cell table:style-name="ce219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Leave the name field is blank</text:p>
            <text:p>- Click <text:span text:style-name="T9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some special characters in Name field</text:p>
            <text:p>- Click <text:span text:style-name="T9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the name for new node type has the same name with existing node types</text:p>
            <text:p>- Click <text:span text:style-name="T9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9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hoose Select box item</text:p>
            <text:p>- Click <text:span text:style-name="T11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Put values in fields</text:p>
            <text:p>- Select <text:span text:style-name="T9">Form builder</text:span> tab and choose some components</text:p>
            <text:p>- Return <text:span text:style-name="T9">General</text:span> tab to click <text:span text:style-name="T9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84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on <text:span text:style-name="T9">Move up</text:span> or <text:span text:style-name="T9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2">
          <table:table-cell table:style-name="ce8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8">
          <table:table-cell table:style-name="ce8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1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4">
          <table:table-cell table:style-name="ce8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9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6">
          <table:table-cell table:style-name="ce84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9">Form Builder</text:span> portlet</text:p>
            <text:p>- Click on item you want to add for dialog of this node type</text:p>
            <text:p>- Click <text:span text:style-name="T9">Delete</text:span> icon on component you want </text:p>
            <text:p>- Click <text:span text:style-name="T9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6">
          <table:table-cell table:style-name="ce84" table:formula="oooc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5">
          <table:table-cell table:style-name="ce84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1">Groups-&gt; Sites Administration</text:span></text:p>
            <text:p>- Select <text:span text:style-name="T11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02" office:value-type="string">
            <text:p>WCM\Form Generator</text:p>
          </table:table-cell>
          <table:table-cell table:style-name="ce6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FORM_01</text:p>
          </table:table-cell>
          <table:table-cell table:style-name="ce94" table:formula="oooc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02" office:value-type="string">
            <text:p>WCM\Form Generator</text:p>
          </table:table-cell>
          <table:table-cell table:style-name="ce183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1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ooc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35" office:value-type="string">
            <text:p>FNC_ECMS_WCM_FORM_02</text:p>
          </table:table-cell>
          <table:table-cell table:style-name="ce94" office:value-type="float" office:value="1">
            <text:p>001</text:p>
          </table:table-cell>
          <table:table-cell table:style-name="ce214" office:value-type="string">
            <text:p>WCM\FCC portlet</text:p>
          </table:table-cell>
          <table:table-cell table:style-name="ce62" office:value-type="string">
            <text:p>Create new configuration for Fast Content Creator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FORM_02</text:p>
          </table:table-cell>
          <table:table-cell table:style-name="ce9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4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<text:span text:style-name="T9">Custom save button</text:span> field</text:p>
            <text:p>- Put value in <text:span text:style-name="T9">Custom save message</text:span> field</text:p>
            <text:p>- Tick or untick on <text:span text:style-name="T9">Redirect</text:span> check-box and put value in <text:span text:style-name="T9">Redirect Path</text:span>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84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4: Eidt action for document</text:p>
          </table:table-cell>
          <table:table-cell office:value-type="string">
            <text:p>- Go to Site Explorer, add action for folder (set in target path)</text:p>
            <text:p>- In form to configuration for FCC, click on <text:span text:style-name="T9">Edit</text:span> icon</text:p>
            <text:p>- Change properties</text:p>
            <text:p>- Click <text:span text:style-name="T9">Save</text:span>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for Fast Content Creator</text:p>
          </table:table-cell>
          <table:table-cell office:value-type="string">
            <text:p>Step 5: Save configuration and open form to create new document</text:p>
          </table:table-cell>
          <table:table-cell office:value-type="string">
            <text:p>- Click <text:span text:style-name="T9">Save</text:span> button in configuration form</text:p>
            <text:p>- Switch to view mode</text:p>
          </table:table-cell>
          <table:table-cell office:value-type="string">
            <text:p>Fast Content Creator is configu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ooc:=IF(VALUE(MID([.F42];6;FIND(&quot;:&quot;;[.F42];1)-FIND(&quot; &quot;;[.F42];1)-1))&gt;VALUE(MID([.F41];6;FIND(&quot;:&quot;;[.F41];1)-FIND(&quot; &quot;;[.F41];1)-1));&quot;&quot;;MAX([.A$7:.A41])+1)" office:value-type="float" office:value="14">
            <text:p>014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</text:p>
            <text:p>- Select another path</text:p>
            <text:p>- Click <text:span text:style-name="T9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9">Template</text:span> for document</text:p>
            <text:p>- Click <text:span text:style-name="T9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46];6;FIND(&quot;:&quot;;[.F46];1)-FIND(&quot; &quot;;[.F46];1)-1))&gt;VALUE(MID([.F45];6;FIND(&quot;:&quot;;[.F45];1)-FIND(&quot; &quot;;[.F45];1)-1));&quot;&quot;;MAX([.A$7:.A45])+1)" office:value-type="float" office:value="16">
            <text:p>016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button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48];6;FIND(&quot;:&quot;;[.F48];1)-FIND(&quot; &quot;;[.F48];1)-1))&gt;VALUE(MID([.F47];6;FIND(&quot;:&quot;;[.F47];1)-FIND(&quot; &quot;;[.F47];1)-1));&quot;&quot;;MAX([.A$7:.A47])+1)" office:value-type="float" office:value="17">
            <text:p>017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8];6;FIND(&quot;:&quot;;[.F48];1)-FIND(&quot; &quot;;[.F48];1)-1))&gt;VALUE(MID([.F47];6;FIND(&quot;:&quot;;[.F47];1)-FIND(&quot; &quot;;[.F47];1)-1));[.C47];[.C47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49];6;FIND(&quot;:&quot;;[.F49];1)-FIND(&quot; &quot;;[.F49];1)-1))&gt;VALUE(MID([.F48];6;FIND(&quot;:&quot;;[.F48];1)-FIND(&quot; &quot;;[.F48];1)-1));[.C48];[.C48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button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1];6;FIND(&quot;:&quot;;[.F51];1)-FIND(&quot; &quot;;[.F51];1)-1))&gt;VALUE(MID([.F50];6;FIND(&quot;:&quot;;[.F50];1)-FIND(&quot; &quot;;[.F50];1)-1));&quot;&quot;;MAX([.A$7:.A50])+1)" office:value-type="float" office:value="18">
            <text:p>018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1];6;FIND(&quot;:&quot;;[.F51];1)-FIND(&quot; &quot;;[.F51];1)-1))&gt;VALUE(MID([.F50];6;FIND(&quot;:&quot;;[.F50];1)-FIND(&quot; &quot;;[.F50];1)-1));[.C50];[.C50]+1)" office:value-type="float" office:value="6">
            <text:p>006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2];6;FIND(&quot;:&quot;;[.F52];1)-FIND(&quot; &quot;;[.F52];1)-1))&gt;VALUE(MID([.F51];6;FIND(&quot;:&quot;;[.F51];1)-FIND(&quot; &quot;;[.F51];1)-1));[.C51];[.C51]+1)" office:value-type="float" office:value="6">
            <text:p>006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9">Custom Save message</text:span></text:p>
            <text:p>- Click <text:span text:style-name="T9">Save</text:span></text:p>
          </table:table-cell>
          <table:table-cell office:value-type="string">
            <text:p><text:span text:style-name="T9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4];6;FIND(&quot;:&quot;;[.F54];1)-FIND(&quot; &quot;;[.F54];1)-1))&gt;VALUE(MID([.F53];6;FIND(&quot;:&quot;;[.F53];1)-FIND(&quot; &quot;;[.F53];1)-1));[.C53];[.C53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8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5];6;FIND(&quot;:&quot;;[.F55];1)-FIND(&quot; &quot;;[.F55];1)-1))&gt;VALUE(MID([.F54];6;FIND(&quot;:&quot;;[.F54];1)-FIND(&quot; &quot;;[.F54];1)-1));[.C54];[.C54]+1)" office:value-type="float" office:value="7">
            <text:p>007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9">Custom save message</text:span> field is blank</text:p>
            <text:p>- Click <text:span text:style-name="T9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6];6;FIND(&quot;:&quot;;[.F56];1)-FIND(&quot; &quot;;[.F56];1)-1))&gt;VALUE(MID([.F55];6;FIND(&quot;:&quot;;[.F55];1)-FIND(&quot; &quot;;[.F55];1)-1));&quot;&quot;;MAX([.A$7:.A55])+1)" office:value-type="float" office:value="20">
            <text:p>020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7];6;FIND(&quot;:&quot;;[.F57];1)-FIND(&quot; &quot;;[.F57];1)-1))&gt;VALUE(MID([.F56];6;FIND(&quot;:&quot;;[.F56];1)-FIND(&quot; &quot;;[.F56];1)-1));[.C56];[.C56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4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8];6;FIND(&quot;:&quot;;[.F58];1)-FIND(&quot; &quot;;[.F58];1)-1))&gt;VALUE(MID([.F57];6;FIND(&quot;:&quot;;[.F57];1)-FIND(&quot; &quot;;[.F57];1)-1));[.C57];[.C57]+1)" office:value-type="float" office:value="8">
            <text:p>008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9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59];6;FIND(&quot;:&quot;;[.F59];1)-FIND(&quot; &quot;;[.F59];1)-1))&gt;VALUE(MID([.F58];6;FIND(&quot;:&quot;;[.F58];1)-FIND(&quot; &quot;;[.F58];1)-1));&quot;&quot;;MAX([.A$7:.A58])+1)" office:value-type="float" office:value="21">
            <text:p>021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0];6;FIND(&quot;:&quot;;[.F60];1)-FIND(&quot; &quot;;[.F60];1)-1))&gt;VALUE(MID([.F59];6;FIND(&quot;:&quot;;[.F59];1)-FIND(&quot; &quot;;[.F59];1)-1));[.C59];[.C59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8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72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84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7">
          <table:table-cell table:style-name="ce84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4];6;FIND(&quot;:&quot;;[.F64];1)-FIND(&quot; &quot;;[.F64];1)-1))&gt;VALUE(MID([.F63];6;FIND(&quot;:&quot;;[.F63];1)-FIND(&quot; &quot;;[.F63];1)-1));[.C63];[.C63]+1)" office:value-type="float" office:value="10">
            <text:p>010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9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4" table:formula="oooc:=IF(VALUE(MID([.F65];6;FIND(&quot;:&quot;;[.F65];1)-FIND(&quot; &quot;;[.F65];1)-1))&gt;VALUE(MID([.F64];6;FIND(&quot;:&quot;;[.F64];1)-FIND(&quot; &quot;;[.F64];1)-1));&quot;&quot;;MAX([.A$7:.A64])+1)" office:value-type="float" office:value="23">
            <text:p>023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Edit action created for document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9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84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r untick on Redirect check-box and put value in Redirect Path field</text:p>
          </table:table-cell>
          <table:table-cell office:value-type="string">
            <text:p>Fields are inputed valu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84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8];6;FIND(&quot;:&quot;;[.F68];1)-FIND(&quot; &quot;;[.F68];1)-1))&gt;VALUE(MID([.F67];6;FIND(&quot;:&quot;;[.F67];1)-FIND(&quot; &quot;;[.F67];1)-1));[.C67];[.C67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4: Add action for document</text:p>
          </table:table-cell>
          <table:table-cell office:value-type="string">
            <text:p>- Click Add button to open form to add action for document</text:p>
            <text:p>- Select action type and put value in fields</text:p>
            <text:p>- Click Save button</text:p>
          </table:table-cell>
          <table:table-cell office:value-type="string">
            <text:p>Action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69];6;FIND(&quot;:&quot;;[.F69];1)-FIND(&quot; &quot;;[.F69];1)-1))&gt;VALUE(MID([.F68];6;FIND(&quot;:&quot;;[.F68];1)-FIND(&quot; &quot;;[.F68];1)-1));[.C68];[.C68]+1)" office:value-type="float" office:value="11">
            <text:p>011</text:p>
          </table:table-cell>
          <table:table-cell table:style-name="ce102" office:value-type="string">
            <text:p>WCM\FCC portlet</text:p>
          </table:table-cell>
          <table:table-cell table:style-name="ce183" office:value-type="string">
            <text:p>Edit action created for document</text:p>
          </table:table-cell>
          <table:table-cell office:value-type="string">
            <text:p>Step 5: Edit action added for document</text:p>
          </table:table-cell>
          <table:table-cell office:value-type="string">
            <text:p>- Click Edit icon corresponding with action you want to edit</text:p>
            <text:p>- Chang properties you want</text:p>
            <text:p>- Click Save button</text:p>
          </table:table-cell>
          <table:table-cell office:value-type="string">
            <text:p>Action is edi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84" table:formula="oooc:=IF(VALUE(MID([.F70];6;FIND(&quot;:&quot;;[.F70];1)-FIND(&quot; &quot;;[.F70];1)-1))&gt;VALUE(MID([.F69];6;FIND(&quot;:&quot;;[.F69];1)-FIND(&quot; &quot;;[.F69];1)-1));&quot;&quot;;MAX([.A$7:.A69])+1)" office:value-type="float" office:value="24">
            <text:p>024</text:p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6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1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9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>
          <table:table-cell table:style-name="ce84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20" office:value-type="string">
            <text:p>- Put value in all required field</text:p>
            <text:p>- Click <text:span text:style-name="T9">Save</text:span> button</text:p>
          </table:table-cell>
          <table:table-cell table:style-name="ce221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4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9" office:value-type="string">
            <text:p>FNC_ECMS_WCM_FORM_02</text:p>
          </table:table-cell>
          <table:table-cell table:style-name="ce94" table:formula="oooc:=IF(VALUE(MID([.F73];6;FIND(&quot;:&quot;;[.F73];1)-FIND(&quot; &quot;;[.F73];1)-1))&gt;VALUE(MID([.F72];6;FIND(&quot;:&quot;;[.F72];1)-FIND(&quot; &quot;;[.F72];1)-1));[.C72];[.C72]+1)" office:value-type="float" office:value="12">
            <text:p>012</text:p>
          </table:table-cell>
          <table:table-cell table:style-name="ce102" office:value-type="string">
            <text:p>WCM\FCC portlet</text:p>
          </table:table-cell>
          <table:table-cell table:style-name="ce219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20" office:value-type="string">
            <text:p>- Go to <text:span text:style-name="T9">Site Explorer</text:span></text:p>
            <text:p><text:span text:style-name="T8">- Select path that you store document</text:span></text:p>
          </table:table-cell>
          <table:table-cell table:style-name="ce221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9">
          <table:table-cell table:style-name="ce84"/>
          <table:table-cell table:style-name="ce62"/>
          <table:table-cell table:style-name="ce94"/>
          <table:table-cell table:style-name="ce102"/>
          <table:table-cell table:style-name="ce183"/>
          <table:table-cell/>
          <table:table-cell table:style-name="ce220" table:number-columns-repeated="2"/>
          <table:table-cell table:number-columns-repeated="248"/>
        </table:table-row>
        <table:table-row table:style-name="ro66" table:number-rows-repeated="136">
          <table:table-cell table:number-columns-repeated="256"/>
        </table:table-row>
        <table:table-row table:style-name="ro66" table:number-rows-repeated="10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  <table:table-row table:style-name="ro66">
          <table:table-cell table:style-name="ce85"/>
          <table:table-cell table:style-name="ce90"/>
          <table:table-cell table:style-name="ce85"/>
          <table:table-cell table:style-name="ce90" table:number-columns-repeated="6"/>
          <table:table-cell table:number-columns-repeated="247"/>
        </table:table-row>
      </table:table>
      <table:table table:name="Categories" table:style-name="ta3" table:print="false">
        <table:table-column table:style-name="co30" table:default-cell-style-name="ce178"/>
        <table:table-column table:style-name="co60" table:default-cell-style-name="ce178"/>
        <table:table-column table:style-name="co37" table:default-cell-style-name="ce212"/>
        <table:table-column table:style-name="co61" table:default-cell-style-name="ce178"/>
        <table:table-column table:style-name="co62" table:default-cell-style-name="ce178"/>
        <table:table-column table:style-name="co63" table:default-cell-style-name="ce178"/>
        <table:table-column table:style-name="co64" table:default-cell-style-name="ce178"/>
        <table:table-column table:style-name="co42" table:default-cell-style-name="ce178"/>
        <table:table-column table:style-name="co11" table:default-cell-style-name="ce178"/>
        <table:table-column table:style-name="co11" table:number-columns-repeated="247" table:default-cell-style-name="Default"/>
        <table:table-row table:style-name="ro15">
          <table:table-cell table:style-name="ce111"/>
          <table:table-cell table:style-name="ce86" office:value-type="string">
            <text:p>TEST CASES</text:p>
          </table:table-cell>
          <table:table-cell table:style-name="ce91"/>
          <table:table-cell table:style-name="ce86" table:number-columns-repeated="2"/>
          <table:table-cell table:style-name="ce90"/>
          <table:table-cell table:style-name="ce95" table:number-columns-repeated="4"/>
          <table:table-cell table:style-name="ce114" office:value-type="string">
            <text:p>Passed</text:p>
          </table:table-cell>
          <table:table-cell table:style-name="ce114" table:formula="oooc:=COUNTIF([.L$7:.L$1034];[.$K1])" office:value-type="float" office:value="0">
            <text:p>0</text:p>
          </table:table-cell>
          <table:table-cell table:style-name="ce114" table:formula="oooc:=COUNTIF([.M$7:.M$1034];[.$K1])" office:value-type="float" office:value="0">
            <text:p>0</text:p>
          </table:table-cell>
          <table:table-cell table:style-name="ce114" table:formula="oooc:=COUNTIF([.N$7:.N$1034];[.$K1])" office:value-type="float" office:value="0">
            <text:p>0</text:p>
          </table:table-cell>
          <table:table-cell table:style-name="ce114" table:formula="oooc:=COUNTIF([.O$7:.O$1034];[.$K1])" office:value-type="float" office:value="0">
            <text:p>0</text:p>
          </table:table-cell>
          <table:table-cell table:style-name="ce95"/>
          <table:table-cell table:number-columns-repeated="30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111"/>
          <table:table-cell table:style-name="ce95"/>
          <table:table-cell table:style-name="ce92"/>
          <table:table-cell table:style-name="ce95" table:number-columns-repeated="2"/>
          <table:table-cell table:style-name="ce90"/>
          <table:table-cell table:style-name="ce95" table:number-columns-repeated="3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34];[.$K2])" office:value-type="float" office:value="0">
            <text:p>0</text:p>
          </table:table-cell>
          <table:table-cell table:style-name="ce114" table:formula="oooc:=COUNTIF([.M$7:.M$1034];[.$K2])" office:value-type="float" office:value="0">
            <text:p>0</text:p>
          </table:table-cell>
          <table:table-cell table:style-name="ce114" table:formula="oooc:=COUNTIF([.N$7:.N$1034];[.$K2])" office:value-type="float" office:value="0">
            <text:p>0</text:p>
          </table:table-cell>
          <table:table-cell table:style-name="ce114" table:formula="oooc:=COUNTIF([.O$7:.O$1034];[.$K2])" office:value-type="float" office:value="0">
            <text:p>0</text:p>
          </table:table-cell>
          <table:table-cell table:style-name="ce95"/>
          <table:table-cell table:number-columns-repeated="30"/>
          <table:table-cell table:style-name="ce113" table:number-columns-repeated="208"/>
          <table:table-cell table:number-columns-repeated="2"/>
        </table:table-row>
        <table:table-row table:style-name="ro22">
          <table:table-cell table:style-name="ce111"/>
          <table:table-cell table:style-name="ce176" office:value-type="string">
            <text:p>Functions list</text:p>
          </table:table-cell>
          <table:table-cell table:style-name="ce102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11"/>
          <table:table-cell table:style-name="ce90"/>
          <table:table-cell table:style-name="ce36"/>
          <table:table-cell table:style-name="ce107"/>
          <table:table-cell table:style-name="ce109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34];[.$K3])" office:value-type="float" office:value="0">
            <text:p>0</text:p>
          </table:table-cell>
          <table:table-cell table:style-name="ce114" table:formula="oooc:=COUNTIF([.M$7:.M$1034];[.$K3])" office:value-type="float" office:value="0">
            <text:p>0</text:p>
          </table:table-cell>
          <table:table-cell table:style-name="ce114" table:formula="oooc:=COUNTIF([.N$7:.N$1034];[.$K3])" office:value-type="float" office:value="0">
            <text:p>0</text:p>
          </table:table-cell>
          <table:table-cell table:style-name="ce114" table:formula="oooc:=COUNTIF([.O$7:.O$1034];[.$K3])" office:value-type="float" office:value="0">
            <text:p>0</text:p>
          </table:table-cell>
          <table:table-cell table:style-name="ce107"/>
          <table:table-cell table:style-name="ce193"/>
          <table:table-cell table:style-name="ce194" table:number-columns-repeated="5"/>
          <table:table-cell table:number-columns-repeated="2"/>
          <table:table-cell table:style-name="ce193"/>
          <table:table-cell table:style-name="ce194" table:number-columns-repeated="6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111"/>
          <table:table-cell table:style-name="ce176" office:value-type="string">
            <text:p>Total Main Cases</text:p>
          </table:table-cell>
          <table:table-cell table:style-name="ce93" table:formula="oooc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93"/>
          <table:table-cell table:style-name="ce90"/>
          <table:table-cell table:style-name="ce36"/>
          <table:table-cell table:style-name="ce107"/>
          <table:table-cell table:style-name="ce110"/>
          <table:table-cell table:style-name="ce114"/>
          <table:table-cell table:style-name="ce115" office:value-type="string">
            <text:p>Untested</text:p>
          </table:table-cell>
          <table:table-cell table:style-name="ce114" table:formula="oooc:=COUNTIF([.L$7:.L$1034];[.$K4])" office:value-type="float" office:value="0">
            <text:p>0</text:p>
          </table:table-cell>
          <table:table-cell table:style-name="ce114" table:formula="oooc:=COUNTIF([.M$7:.M$1034];[.$K4])" office:value-type="float" office:value="0">
            <text:p>0</text:p>
          </table:table-cell>
          <table:table-cell table:style-name="ce114" table:formula="oooc:=COUNTIF([.N$7:.N$1034];[.$K4])" office:value-type="float" office:value="0">
            <text:p>0</text:p>
          </table:table-cell>
          <table:table-cell table:style-name="ce114" table:formula="oooc:=COUNTIF([.O$7:.O$1034];[.$K4])" office:value-type="float" office:value="0">
            <text:p>0</text:p>
          </table:table-cell>
          <table:table-cell table:style-name="ce107"/>
          <table:table-cell table:style-name="ce193" table:number-columns-repeated="6"/>
          <table:table-cell table:number-columns-repeated="2"/>
          <table:table-cell table:style-name="ce193" table:number-columns-repeated="7"/>
          <table:table-cell table:number-columns-repeated="15"/>
          <table:table-cell table:style-name="ce113" table:number-columns-repeated="208"/>
          <table:table-cell table:number-columns-repeated="2"/>
        </table:table-row>
        <table:table-row table:style-name="ro15">
          <table:table-cell table:style-name="ce111"/>
          <table:table-cell table:style-name="ce35"/>
          <table:table-cell table:style-name="ce85"/>
          <table:table-cell table:style-name="ce90" table:number-columns-repeated="6"/>
          <table:table-cell table:style-name="ce115"/>
          <table:table-cell office:value-type="string">
            <text:p>N/A</text:p>
          </table:table-cell>
          <table:table-cell table:style-name="ce114" table:formula="oooc:=COUNTIF([.L$7:.L$1034];[.$K5])" office:value-type="float" office:value="0">
            <text:p>0</text:p>
          </table:table-cell>
          <table:table-cell table:style-name="ce114" table:formula="oooc:=COUNTIF([.M$7:.M$1034];[.$K5])" office:value-type="float" office:value="0">
            <text:p>0</text:p>
          </table:table-cell>
          <table:table-cell table:style-name="ce114" table:formula="oooc:=COUNTIF([.N$7:.N$1034];[.$K5])" office:value-type="float" office:value="0">
            <text:p>0</text:p>
          </table:table-cell>
          <table:table-cell table:style-name="ce114" table:formula="oooc:=COUNTIF([.O$7:.O$1034];[.$K5])" office:value-type="float" office:value="0">
            <text:p>0</text:p>
          </table:table-cell>
          <table:table-cell table:number-columns-repeated="241"/>
        </table:table-row>
        <table:table-row table:style-name="ro1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83" office:value-type="string">
            <text:p>Affect</text:p>
          </table:table-cell>
          <table:table-cell table:style-name="ce83" table:number-columns-repeated="8"/>
          <table:table-cell table:style-name="ce163" table:number-columns-repeated="4"/>
          <table:table-cell table:style-name="ce166" table:number-columns-repeated="11"/>
          <table:table-cell table:style-name="ce85" table:number-columns-repeated="13"/>
          <table:table-cell table:style-name="ce167" table:number-columns-repeated="208"/>
          <table:table-cell table:style-name="ce85" table:number-columns-repeated="2"/>
        </table:table-row>
        <table:table-row table:style-name="ro16">
          <table:table-cell table:style-name="ce211" office:value-type="float" office:value="1">
            <text:p>001</text:p>
          </table:table-cell>
          <table:table-cell table:style-name="ce35" office:value-type="string">
            <text:p>FNC_ECMS_WCM_CAT_01</text:p>
          </table:table-cell>
          <table:table-cell table:style-name="ce213" office:value-type="float" office:value="1">
            <text:p>001</text:p>
          </table:table-cell>
          <table:table-cell table:style-name="ce214" office:value-type="string">
            <text:p>WCM\Categories\Category Navigation</text:p>
          </table:table-cell>
          <table:table-cell table:style-name="ce6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1">Groups</text:span>-&gt;<text:span text:style-name="T11">Sites Administration</text:span></text:p>
            <text:p><text:span text:style-name="T11">- </text:span><text:span text:style-name="T5">Go to </text:span><text:span text:style-name="T11">Ontologies-&gt; Manage Taxonomy Tree</text:span></text:p>
            <text:p><text:span text:style-name="T5">- Click Edit icon on Acme taxonomy </text:span></text:p>
          </table:table-cell>
          <table:table-cell office:value-type="string">
            <text:p>Edit Taxonom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11">Taxonomy name</text:span> field</text:p>
            <text:p>- Click <text:span text:style-name="T11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1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2" office:value-type="string">
            <text:p>WCM\Categories\Category Navigation</text:p>
          </table:table-cell>
          <table:table-cell table:style-name="ce6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Change to <text:span text:style-name="T9">Edit</text:span> mode</text:p>
            <text:p>- Click on <text:span text:style-name="T9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title</text:p>
            <text:p>- Click <text:span text:style-name="T9">Save</text:span></text:p>
            <text:p>- Go to <text:span text:style-name="T11">News </text:span><text:span text:style-name="T5">page</text:span> again</text:p>
            <text:p/>
          </table:table-cell>
          <table:table-cell office:value-type="string">
            <text:p>The titl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02" office:value-type="string">
            <text:p>WCM\Categories\Category Navigation</text:p>
          </table:table-cell>
          <table:table-cell table:style-name="ce6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02" office:value-type="string">
            <text:p>WCM\Categories\Category Navigation</text:p>
          </table:table-cell>
          <table:table-cell table:style-name="ce183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1">News </text:span><text:span text:style-name="T5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02" office:value-type="string">
            <text:p>WCM\Categories\Category Navigation</text:p>
          </table:table-cell>
          <table:table-cell table:style-name="ce72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02" office:value-type="string">
            <text:p>WCM\Categories\Category Navigation</text:p>
          </table:table-cell>
          <table:table-cell table:style-name="ce219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Viewer Template</text:p>
            <text:p>- Click <text:span text:style-name="T9">Save</text:span></text:p>
            <text:p>- Go to <text:span text:style-name="T11">News </text:span><text:span text:style-name="T5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02" office:value-type="string">
            <text:p>WCM\Categories\Category Navigation</text:p>
          </table:table-cell>
          <table:table-cell table:style-name="ce6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1">Sites/Acme/News</text:span></text:p>
            <text:p>- Select Site Editor/Edit page wizard </text:p>
            <text:p>or</text:p>
            <text:p>- Go to Manage pages, select <text:span text:style-name="T11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6" office:value-type="string">
            <text:p>FNC_ECMS_WCM_CAT_01</text:p>
          </table:table-cell>
          <table:table-cell table:style-name="ce94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02" office:value-type="string">
            <text:p>WCM\Categories\Category Navigation</text:p>
          </table:table-cell>
          <table:table-cell table:style-name="ce183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Target path (e.g: Overview)</text:p>
            <text:p>- Go to <text:span text:style-name="T11">Category Navigation </text:span><text:span text:style-name="T5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35" office:value-type="string">
            <text:p>FNC_ECMS_WCM_CAT_02</text:p>
          </table:table-cell>
          <table:table-cell table:style-name="ce94" office:value-type="float" office:value="1">
            <text:p>001</text:p>
          </table:table-cell>
          <table:table-cell table:style-name="ce214" office:value-type="string">
            <text:p>WCM\Categories\PCLV</text:p>
          </table:table-cell>
          <table:table-cell table:style-name="ce6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67">
          <table:table-cell table:style-name="ce8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1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Target page=News and Tree name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8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1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9">Back</text:span> icon</text:p>
          </table:table-cell>
          <table:table-cell office:value-type="string">
            <text:p><text:span text:style-name="T9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9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9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9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9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">
          <table:table-cell table:style-name="ce8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9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9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6">
          <table:table-cell table:style-name="ce84" table:formula="oooc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72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6">
          <table:table-cell table:style-name="ce84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36" office:value-type="string">
            <text:p>FNC_ECMS_WCM_CAT_02</text:p>
          </table:table-cell>
          <table:table-cell table:style-name="ce94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219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6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9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8">
          <table:table-cell table:style-name="ce84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36" office:value-type="string">
            <text:p>FNC_ECMS_WCM_CAT_02</text:p>
          </table:table-cell>
          <table:table-cell table:style-name="ce94" table:formula="oooc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02" office:value-type="string">
            <text:p>WCM\Categories\PCLV</text:p>
          </table:table-cell>
          <table:table-cell table:style-name="ce183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2">
          <table:table-cell table:style-name="ce84" table:formula="oooc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35" office:value-type="string">
            <text:p>FNC_ECMS_WCM_CAT_03</text:p>
          </table:table-cell>
          <table:table-cell table:style-name="ce94" office:value-type="float" office:value="1">
            <text:p>001</text:p>
          </table:table-cell>
          <table:table-cell table:style-name="ce50" office:value-type="string">
            <text:p>WCM\Categories\Tags</text:p>
          </table:table-cell>
          <table:table-cell table:style-name="ce72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02" office:value-type="string">
            <text:p>WCM\Categories\Tags</text:p>
          </table:table-cell>
          <table:table-cell table:style-name="ce72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02" office:value-type="string">
            <text:p>WCM\Categories\Tags</text:p>
          </table:table-cell>
          <table:table-cell table:style-name="ce72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6">
          <table:table-cell table:style-name="ce84" table:formula="oooc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02" office:value-type="string">
            <text:p>WCM\Categories\Tags</text:p>
          </table:table-cell>
          <table:table-cell table:style-name="ce72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style-name="ce84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84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36" office:value-type="string">
            <text:p>FNC_ECMS_WCM_CAT_03</text:p>
          </table:table-cell>
          <table:table-cell table:style-name="ce94" table:formula="oooc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02" office:value-type="string">
            <text:p>WCM\Categories\Tags</text:p>
          </table:table-cell>
          <table:table-cell table:style-name="ce219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8">
          <table:table-cell table:number-columns-repeated="256"/>
        </table:table-row>
        <table:table-row table:style-name="ro9" table:number-rows-repeated="10">
          <table:table-cell table:style-name="ce90" table:number-columns-repeated="2"/>
          <table:table-cell table:style-name="ce85"/>
          <table:table-cell table:style-name="ce90" table:number-columns-repeated="253"/>
        </table:table-row>
        <table:table-row table:style-name="ro9">
          <table:table-cell table:style-name="ce90" table:number-columns-repeated="2"/>
          <table:table-cell table:style-name="ce85"/>
          <table:table-cell table:style-name="ce90" table:number-columns-repeated="253"/>
        </table:table-row>
      </table:table>
      <table:table table:name="Summary_Report" table:style-name="ta7" table:print="false">
        <table:table-column table:style-name="co65" table:default-cell-style-name="ce224"/>
        <table:table-column table:style-name="co66" table:default-cell-style-name="ce224"/>
        <table:table-column table:style-name="co67" table:default-cell-style-name="ce224"/>
        <table:table-column table:style-name="co68" table:default-cell-style-name="ce224"/>
        <table:table-column table:style-name="co67" table:default-cell-style-name="ce224"/>
        <table:table-column table:style-name="co69" table:default-cell-style-name="ce224"/>
        <table:table-column table:style-name="co3" table:number-columns-repeated="249" table:default-cell-style-name="ce224"/>
        <table:table-column table:style-name="co11" table:default-cell-style-name="ce224"/>
        <table:table-row table:style-name="ro68">
          <table:table-cell table:style-name="ce222" office:value-type="string" table:number-columns-spanned="5" table:number-rows-spanned="2">
            <text:p>WCM Functionalities List</text:p>
            <text:p><text:span text:style-name="T33">Based on document version:</text:span></text:p>
            <text:p><text:span text:style-name="T33">Product built version:</text:span></text:p>
          </table:table-cell>
          <table:covered-table-cell table:number-columns-repeated="4" table:style-name="ce222"/>
          <table:table-cell table:style-name="ce222" office:value-type="string" table:number-columns-spanned="1" table:number-rows-spanned="3">
            <text:p>Total cases</text:p>
          </table:table-cell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29" table:number-columns-spanned="1" table:number-rows-spanned="3"/>
          <table:table-cell table:style-name="ce232" table:number-columns-repeated="245"/>
          <table:table-cell/>
        </table:table-row>
        <table:table-row table:style-name="ro69">
          <table:covered-table-cell table:number-columns-repeated="6" table:style-name="ce222"/>
          <table:covered-table-cell table:number-columns-repeated="4" table:style-name="ce229"/>
          <table:table-cell table:style-name="ce232" table:number-columns-repeated="245"/>
          <table:table-cell/>
        </table:table-row>
        <table:table-row table:style-name="ro70">
          <table:table-cell table:style-name="ce222" office:value-type="string">
            <text:p>Id</text:p>
          </table:table-cell>
          <table:table-cell table:style-name="ce222" office:value-type="string">
            <text:p>Portlet</text:p>
          </table:table-cell>
          <table:table-cell table:style-name="ce222" office:value-type="string">
            <text:p>Functional Group</text:p>
          </table:table-cell>
          <table:table-cell table:style-name="ce222" office:value-type="string">
            <text:p>Functionality</text:p>
          </table:table-cell>
          <table:table-cell table:style-name="ce222" office:value-type="string">
            <text:p>Functionality summary</text:p>
          </table:table-cell>
          <table:covered-table-cell table:style-name="ce222"/>
          <table:covered-table-cell table:number-columns-repeated="4" table:style-name="ce229"/>
          <table:table-cell table:style-name="ce232" table:number-columns-repeated="245"/>
          <table:table-cell/>
        </table:table-row>
        <table:table-row table:style-name="ro6">
          <table:table-cell table:style-name="ce35" office:value-type="string">
            <text:p>FNC_ECMS_WCM_SCV_01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Select content to add for single content viewer </text:p>
          </table:table-cell>
          <table:table-cell table:style-name="ce227" table:formula="oooc:=SUMPRODUCT(([$Single_Content_Viewer.B$7:.B$1037]=[.$A4])*([$Single_Content_Viewer.A$7:.A$1037]&lt;&gt;&quot;&quot;))" office:value-type="float" office:value="17">
            <text:p>17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CV_02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for SCV page</text:p>
          </table:table-cell>
          <table:table-cell table:style-name="ce227" table:formula="oooc:=SUMPRODUCT(([$Single_Content_Viewer.B$7:.B$1037]=[.$A5])*([$Single_Content_Viewer.A$7:.A$1037]&lt;&gt;&quot;&quot;))" office:value-type="float" office:value="7">
            <text:p>7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CV_03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Single conten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action</text:p>
          </table:table-cell>
          <table:table-cell table:style-name="ce227" table:formula="oooc:=SUMPRODUCT(([$Single_Content_Viewer.B$7:.B$1037]=[.$A6])*([$Single_Content_Viewer.A$7:.A$1037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1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Viewers\Content list viewer</text:p>
          </table:table-cell>
          <table:table-cell table:style-name="ce79" office:value-type="string">
            <text:p>Add new\Select_Folder</text:p>
          </table:table-cell>
          <table:table-cell table:style-name="ce79" office:value-type="string">
            <text:p>Create new CLV page using folder</text:p>
          </table:table-cell>
          <table:table-cell table:style-name="ce227" table:formula="oooc:=SUMPRODUCT(([$Content_List_Viewer.B$7:.B$1139]=[.$A7])*([$Content_List_Viewer.A$7:.A$1139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2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Add new\Select_Content</text:p>
          </table:table-cell>
          <table:table-cell table:style-name="ce79" office:value-type="string">
            <text:p>Create new CLV page using content</text:p>
          </table:table-cell>
          <table:table-cell table:style-name="ce227" table:formula="oooc:=SUMPRODUCT(([$Content_List_Viewer.B$7:.B$1139]=[.$A8])*([$Content_List_Viewer.A$7:.A$1139]&lt;&gt;&quot;&quot;))" office:value-type="float" office:value="14">
            <text:p>1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3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Setting</text:p>
          </table:table-cell>
          <table:table-cell table:style-name="ce79" office:value-type="string">
            <text:p>Setting display content by content list viewer </text:p>
          </table:table-cell>
          <table:table-cell table:style-name="ce227" table:formula="oooc:=SUMPRODUCT(([$Content_List_Viewer.B$7:.B$1139]=[.$A9])*([$Content_List_Viewer.A$7:.A$1139]&lt;&gt;&quot;&quot;))" office:value-type="float" office:value="13">
            <text:p>13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LV_04</text:p>
          </table:table-cell>
          <table:table-cell table:style-name="ce225" office:value-type="string">
            <text:p>WCM</text:p>
          </table:table-cell>
          <table:table-cell table:style-name="ce97" office:value-type="string">
            <text:p>Viewers\Content list viewer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Edit content after display on content list viewer</text:p>
          </table:table-cell>
          <table:table-cell table:style-name="ce227" table:formula="oooc:=SUMPRODUCT(([$Content_List_Viewer.B$7:.B$1139]=[.$A10])*([$Content_List_Viewer.A$7:.A$1139]&lt;&gt;&quot;&quot;))" office:value-type="float" office:value="13">
            <text:p>13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8" office:value-type="string">
            <text:p>FNC_ECMS_WCM_BF_01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Banner\Edit</text:p>
          </table:table-cell>
          <table:table-cell table:style-name="ce79" office:value-type="string">
            <text:p>Edit banner</text:p>
          </table:table-cell>
          <table:table-cell table:style-name="ce79" office:value-type="string">
            <text:p>Edit information on banner site_sites.</text:p>
          </table:table-cell>
          <table:table-cell table:style-name="ce227" table:formula="oooc:=SUMPRODUCT(([$Banner_Footer.B$7:.B$1001]=[.$A11])*([$Banner_Footer.A$7:.A$1001]&lt;&gt;&quot;&quot;))" office:value-type="float" office:value="7">
            <text:p>7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8" office:value-type="string">
            <text:p>FNC_ECMS_WCM_BF_02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Footer\Edit</text:p>
          </table:table-cell>
          <table:table-cell table:style-name="ce79" office:value-type="string">
            <text:p>Edit footer</text:p>
          </table:table-cell>
          <table:table-cell table:style-name="ce79" office:value-type="string">
            <text:p>Edit footer of site</text:p>
          </table:table-cell>
          <table:table-cell table:style-name="ce227" table:formula="oooc:=SUMPRODUCT(([$Banner_Footer.B$7:.B$1001]=[.$A12])*([$Banner_Footer.A$7:.A$1001]&lt;&gt;&quot;&quot;))" office:value-type="float" office:value="5">
            <text:p>5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8" office:value-type="string">
            <text:p>FNC_ECMS_WCM_BF_03</text:p>
          </table:table-cell>
          <table:table-cell table:style-name="ce225" office:value-type="string">
            <text:p>WCM</text:p>
          </table:table-cell>
          <table:table-cell table:style-name="ce45" office:value-type="string">
            <text:p>Homepage\Edit</text:p>
          </table:table-cell>
          <table:table-cell table:style-name="ce79" office:value-type="string">
            <text:p>Edit homepage</text:p>
          </table:table-cell>
          <table:table-cell table:style-name="ce79" office:value-type="string">
            <text:p>Edit homepage of site</text:p>
          </table:table-cell>
          <table:table-cell table:style-name="ce227" table:formula="oooc:=SUMPRODUCT(([$Banner_Footer.B$7:.B$1001]=[.$A13])*([$Banner_Footer.A$7:.A$1001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EARCH_01</text:p>
          </table:table-cell>
          <table:table-cell table:style-name="ce226" office:value-type="string">
            <text:p>WCM</text:p>
          </table:table-cell>
          <table:table-cell table:style-name="ce45" office:value-type="string">
            <text:p>Search</text:p>
          </table:table-cell>
          <table:table-cell table:style-name="ce79" office:value-type="string">
            <text:p>Page</text:p>
          </table:table-cell>
          <table:table-cell table:style-name="ce79" office:value-type="string">
            <text:p>Simple search by search portlet</text:p>
          </table:table-cell>
          <table:table-cell table:style-name="ce227" table:formula="oooc:=SUMPRODUCT(([$Search.B$7:.B$1087]=[.$A14])*([$Search.A$7:.A$1087]&lt;&gt;&quot;&quot;))" office:value-type="float" office:value="16">
            <text:p>16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EARCH_02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206" office:value-type="string">
            <text:p>Setting</text:p>
          </table:table-cell>
          <table:table-cell table:style-name="ce79" office:value-type="string">
            <text:p>Setting to display search results</text:p>
          </table:table-cell>
          <table:table-cell table:style-name="ce227" table:formula="oooc:=SUMPRODUCT(([$Search.B$7:.B$1087]=[.$A15])*([$Search.A$7:.A$1087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SEARCH_03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Search</text:p>
          </table:table-cell>
          <table:table-cell table:style-name="ce79" office:value-type="string">
            <text:p>Textbox</text:p>
          </table:table-cell>
          <table:table-cell table:style-name="ce79" office:value-type="string">
            <text:p>Use textbox to search without login</text:p>
          </table:table-cell>
          <table:table-cell table:style-name="ce227" table:formula="oooc:=SUMPRODUCT(([$Search.B$7:.B$1087]=[.$A16])*([$Search.A$7:.A$1087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MICS_01.001</text:p>
          </table:table-cell>
          <table:table-cell table:style-name="ce226" office:value-type="string">
            <text:p>WCM</text:p>
          </table:table-cell>
          <table:table-cell table:style-name="ce97" office:value-type="string">
            <text:p>Others</text:p>
          </table:table-cell>
          <table:table-cell table:style-name="ce79" office:value-type="string">
            <text:p>Other checks</text:p>
          </table:table-cell>
          <table:table-cell table:style-name="ce79" office:value-type="string">
            <text:p>Other check</text:p>
          </table:table-cell>
          <table:table-cell table:style-name="ce227" table:formula="oooc:=SUMPRODUCT(([$Other_Actions.B$7:.B$1094]=[.$A17])*([$Other_Actions.A$7:.A$1094]&lt;&gt;&quot;&quot;))" office:value-type="float" office:value="2">
            <text:p>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1</text:p>
          </table:table-cell>
          <table:table-cell table:style-name="ce226" office:value-type="string">
            <text:p>WCM</text:p>
          </table:table-cell>
          <table:table-cell table:style-name="ce45" office:value-type="string">
            <text:p>Newsletter\Viewer</text:p>
          </table:table-cell>
          <table:table-cell table:style-name="ce79" office:value-type="string">
            <text:p>Newsletter Viewer</text:p>
          </table:table-cell>
          <table:table-cell table:style-name="ce79" office:value-type="string">
            <text:p>Subscribe a newsletter</text:p>
          </table:table-cell>
          <table:table-cell table:style-name="ce227" table:formula="oooc:=SUMPRODUCT(([$Newsletter.B$7:.B$1169]=[.$A18])*([$Newsletter.A$7:.A$1169]&lt;&gt;&quot;&quot;))" office:value-type="float" office:value="9">
            <text:p>9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2</text:p>
          </table:table-cell>
          <table:table-cell table:style-name="ce226" office:value-type="string">
            <text:p>WCM</text:p>
          </table:table-cell>
          <table:table-cell table:style-name="ce214" office:value-type="string">
            <text:p>Newsletter\Management </text:p>
          </table:table-cell>
          <table:table-cell table:style-name="ce79" office:value-type="string">
            <text:p>Category <text:s/></text:p>
          </table:table-cell>
          <table:table-cell table:style-name="ce79" office:value-type="string">
            <text:p>Manage category</text:p>
          </table:table-cell>
          <table:table-cell table:style-name="ce227" table:formula="oooc:=SUMPRODUCT(([$Newsletter.B$7:.B$1169]=[.$A19])*([$Newsletter.A$7:.A$1169]&lt;&gt;&quot;&quot;))" office:value-type="float" office:value="18">
            <text:p>18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3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Subscription</text:p>
          </table:table-cell>
          <table:table-cell table:style-name="ce79" office:value-type="string">
            <text:p>Manage subsciption</text:p>
          </table:table-cell>
          <table:table-cell table:style-name="ce227" table:formula="oooc:=SUMPRODUCT(([$Newsletter.B$7:.B$1169]=[.$A20])*([$Newsletter.A$7:.A$1169]&lt;&gt;&quot;&quot;))" office:value-type="float" office:value="21">
            <text:p>21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4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Newsletter <text:s/></text:p>
          </table:table-cell>
          <table:table-cell table:style-name="ce79" office:value-type="string">
            <text:p>Manage newsletter</text:p>
          </table:table-cell>
          <table:table-cell table:style-name="ce227" table:formula="oooc:=SUMPRODUCT(([$Newsletter.B$7:.B$1169]=[.$A21])*([$Newsletter.A$7:.A$1169]&lt;&gt;&quot;&quot;))" office:value-type="float" office:value="22">
            <text:p>2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NEWS_05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Newsletter\Management</text:p>
          </table:table-cell>
          <table:table-cell table:style-name="ce79" office:value-type="string">
            <text:p>Administration</text:p>
          </table:table-cell>
          <table:table-cell table:style-name="ce79" office:value-type="string">
            <text:p>Manage users who registered to receive newsletter</text:p>
          </table:table-cell>
          <table:table-cell table:style-name="ce227" table:formula="oooc:=SUMPRODUCT(([$Newsletter.B$7:.B$1169]=[.$A22])*([$Newsletter.A$7:.A$1169]&lt;&gt;&quot;&quot;))" office:value-type="float" office:value="11">
            <text:p>11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FORM_01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Form Generator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new node type and dialog form</text:p>
          </table:table-cell>
          <table:table-cell table:style-name="ce227" table:formula="oooc:=SUMPRODUCT(([$Form_Generator.B$7:.B$1109]=[.$A23])*([$Form_Generator.A$7:.A$1109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FORM_02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FCC </text:p>
          </table:table-cell>
          <table:table-cell table:style-name="ce79" office:value-type="string">
            <text:p>Add</text:p>
          </table:table-cell>
          <table:table-cell table:style-name="ce79" office:value-type="string">
            <text:p>Create document using Fast Content Creator</text:p>
          </table:table-cell>
          <table:table-cell table:style-name="ce227" table:formula="oooc:=SUMPRODUCT(([$Form_Generator.B$7:.B$1109]=[.$A24])*([$Form_Generator.A$7:.A$1109]&lt;&gt;&quot;&quot;))" office:value-type="float" office:value="12">
            <text:p>12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AT_01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Category Navigation</text:p>
          </table:table-cell>
          <table:table-cell table:style-name="ce79" office:value-type="string">
            <text:p>Edit category portlet</text:p>
          </table:table-cell>
          <table:table-cell table:style-name="ce227" table:formula="oooc:=SUMPRODUCT(([$Categories.B$7:.B$1123]=[.$A25])*([$Categories.A$7:.A$1123]&lt;&gt;&quot;&quot;))" office:value-type="float" office:value="5">
            <text:p>5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AT_02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PCLV</text:p>
          </table:table-cell>
          <table:table-cell table:style-name="ce79" office:value-type="string">
            <text:p>List document/web content follow by the selected category</text:p>
          </table:table-cell>
          <table:table-cell table:style-name="ce227" table:formula="oooc:=SUMPRODUCT(([$Categories.B$7:.B$1123]=[.$A26])*([$Categories.A$7:.A$1123]&lt;&gt;&quot;&quot;))" office:value-type="float" office:value="25">
            <text:p>25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6">
          <table:table-cell table:style-name="ce35" office:value-type="string">
            <text:p>FNC_ECMS_WCM_CAT_03</text:p>
          </table:table-cell>
          <table:table-cell table:style-name="ce226" office:value-type="string">
            <text:p>WCM</text:p>
          </table:table-cell>
          <table:table-cell table:style-name="ce102" office:value-type="string">
            <text:p>Categories</text:p>
          </table:table-cell>
          <table:table-cell table:style-name="ce79" office:value-type="string">
            <text:p>Tag</text:p>
          </table:table-cell>
          <table:table-cell table:style-name="ce79" office:value-type="string">
            <text:p>List document/web content using tag</text:p>
          </table:table-cell>
          <table:table-cell table:style-name="ce227" table:formula="oooc:=SUMPRODUCT(([$Categories.B$7:.B$1123]=[.$A27])*([$Categories.A$7:.A$1123]&lt;&gt;&quot;&quot;))" office:value-type="float" office:value="4">
            <text:p>4</text:p>
          </table:table-cell>
          <table:table-cell table:style-name="ce230" table:number-columns-repeated="3"/>
          <table:table-cell table:style-name="ce231"/>
          <table:table-cell table:number-columns-repeated="246"/>
        </table:table-row>
        <table:table-row table:style-name="ro9">
          <table:table-cell table:style-name="ce223" office:value-type="string" table:number-columns-spanned="5" table:number-rows-spanned="1">
            <text:p>TOTAL</text:p>
          </table:table-cell>
          <table:covered-table-cell table:number-columns-repeated="4" table:style-name="ce223"/>
          <table:table-cell table:style-name="ce228" table:formula="oooc:=SUM([.F4:.F27])" office:value-type="float" office:value="247">
            <text:p>247</text:p>
          </table:table-cell>
          <table:table-cell table:number-columns-repeated="250"/>
        </table:table-row>
        <table:table-row table:style-name="ro9" table:number-rows-repeated="6550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Content_List_Viewer.$H$15" table:expression="$#REF!.$E$4:$H$6"/>
        <table:named-expression table:name="WCM_01_02_020" table:base-cell-address="$Content_List_Viewer.$H$55" table:expression="$#REF!.$E$75:$H$80"/>
        <table:named-expression table:name="WCM_04_01_01_003" table:base-cell-address="$Single_Content_Viewer.$H$395" table:expression="$viewers.$e$#ref!:$h$#ref!"/>
        <table:named-expression table:name="WCM_01_06_050" table:base-cell-address="$Content_List_Viewer.$H$189" table:expression="$#REF!.$E$147:$H$150"/>
        <table:named-expression table:name="WCM_01_01_026" table:base-cell-address="$Content_List_Viewer.$H$85" table:expression="$#REF!.$F$77:$H$79"/>
        <table:named-expression table:name="WCM_10_01_001" table:base-cell-address="$Search.$H$11" table:expression="$#REF!.$E$#REF!:$G$#REF!"/>
        <table:named-expression table:name="WCM_10_02_001" table:base-cell-address="$Search.$H$38" table:expression="$#REF!.$E$#REF!:$G$#REF!"/>
        <table:named-expression table:name="WCM_04_01_01_005" table:base-cell-address="$Content_List_Viewer.$H$384" table:expression="$viewers.$e$#ref!:$h$#ref!"/>
        <table:named-expression table:name="WCM_24_01_002" table:base-cell-address="$Search.$H$85" table:expression="$#REF!.$E$#REF!:$G$#REF!"/>
        <table:named-expression table:name="Status" table:base-cell-address="$Cover.$D$18" table:expression="$cover.$c$#ref!:$c$#ref!"/>
        <table:named-expression table:name="WCM_01_01_003" table:base-cell-address="$Single_Content_Viewer.$H$11" table:expression="$#REF!.$E$10:$H$11"/>
        <table:named-expression table:name="WCM_01_01_016" table:base-cell-address="$Single_Content_Viewer.$H$45" table:expression="$#REF!.$E$42:$H$45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1_01_008" table:base-cell-address="$Single_Content_Viewer.$H$22" table:expression="$#REF!.$E$21:$H$22"/>
        <table:named-expression table:name="WCM_14_01_001" table:base-cell-address="$Banner_Footer.$H$187" table:expression="$#REF!.$E$#REF!:$G$#REF!"/>
        <table:named-range table:name="WCM_18_01_02_001" table:base-cell-address="$Newsletter.$H$75" table:cell-range-address="$Newsletter.$E$77"/>
        <table:named-range table:name="WCM_18_02_01_001" table:base-cell-address="$Newsletter.$H$82" table:cell-range-address="$Newsletter.$E$84:.$H$86"/>
        <table:named-range table:name="WCM_18_02_01_014" table:base-cell-address="$Newsletter.$H$129" table:cell-range-address="$Newsletter.$E$129:.$H$133"/>
        <table:named-range table:name="WCM_18_02_03_001" table:base-cell-address="$Newsletter.$H$136" table:cell-range-address="$Newsletter.$E$138:.$H$140"/>
        <table:named-range table:name="WCM_18_02_03_002" table:base-cell-address="$Newsletter.$H$138" table:cell-range-address="$Newsletter.$E$141:.$H$142"/>
        <table:named-range table:name="WCM_20_001" table:base-cell-address="$Form_Generator.$H$9" table:cell-range-address="$Form_Generator.$E$7:.$H$9"/>
        <table:named-range table:name="WCM_23_001" table:base-cell-address="$Categories.$H$21" table:cell-range-address="$Categories.$E$18:.$H$22"/>
        <table:named-expression table:name="Create_SCV" table:base-cell-address="$Content_List_Viewer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11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heck_5f_list" style:display-name="PageStyle_Check_lis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og_5f_In_5f_Out" style:display-name="PageStyle_Log_In_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ngle_5f_Content_5f_Viewer" style:display-name="PageStyle_Single_Content_Viewer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anner_5f_Footer" style:display-name="PageStyle_Banner_Foot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tes_5f_Explorer" style:display-name="PageStyle_Sites_Explor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earch" style:display-name="PageStyle_Search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ublication" style:display-name="PageStyle_Publicati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ist_5f_Viewer" style:display-name="PageStyle_List_View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Sites_5f_Management" style:display-name="PageStyle_Toolbar_Sites_Management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Editor" style:display-name="PageStyle_Toolbar_Edi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dministrator" style:display-name="PageStyle_Toolbar_Administra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shBoard" style:display-name="PageStyle_DashBoard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Manage_5f_Sites" style:display-name="PageStyle_Manage_Sit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rint" style:display-name="PageStyle_Pri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ebDAV" style:display-name="PageStyle_WebDAV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dit_5f_Mode" style:display-name="PageStyle_Edit_Mode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Summary_5f_Report" style:display-name="PageStyle_Summary_Repor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11-16T08:33:40</meta:creation-date>
    <dc:date>2011-03-14T11:22:30</dc:date>
    <meta:editing-cycles>343</meta:editing-cycles>
    <meta:editing-duration>P4DT21H37M18S</meta:editing-duration>
    <meta:user-defined meta:name="Info 1"/>
    <meta:user-defined meta:name="Info 2"/>
    <meta:user-defined meta:name="Info 3"/>
    <meta:user-defined meta:name="Info 4"/>
    <meta:document-statistic meta:table-count="11" meta:cell-count="8342" meta:object-count="2"/>
  </office:meta>
</office:document-meta>
</file>